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GreekC" svg:font-family="GreekC"/>
    <style:font-face style:name="Symath" svg:font-family="Symath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909cm"/>
    </style:style>
    <style:style style:name="co6" style:family="table-column">
      <style:table-column-properties fo:break-before="auto" style:column-width="3.216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965cm"/>
    </style:style>
    <style:style style:name="co9" style:family="table-column">
      <style:table-column-properties fo:break-before="auto" style:column-width="5.14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82cm" fo:break-before="auto" style:use-optimal-row-height="false"/>
    </style:style>
    <style:style style:name="ro3" style:family="table-row">
      <style:table-row-properties style:row-height="1.111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ta1" style:family="table" style:master-page-name="PageStyle_5f_Brouillon">
      <style:table-properties table:display="true" style:writing-mode="lr-tb"/>
    </style:style>
    <style:style style:name="ta2" style:family="table" style:master-page-name="PageStyle_5f_ModelV1">
      <style:table-properties table:display="true" style:writing-mode="lr-tb"/>
    </style:style>
    <style:style style:name="ta3" style:family="table" style:master-page-name="PageStyle_5f_ModelV2">
      <style:table-properties table:display="true" style:writing-mode="lr-tb"/>
    </style:style>
    <style:style style:name="ta4" style:family="table" style:master-page-name="PageStyle_5f_ModelSansCourb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1.76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71cm"/>
    </style:style>
    <style:style style:name="ce18" style:family="table-cell" style:parent-style-name="Default" style:data-style-name="N11">
      <style:table-cell-properties fo:padding="0.071cm"/>
    </style:style>
    <style:style style:name="ce19" style:family="table-cell" style:parent-style-name="Default" style:data-style-name="N3">
      <style:table-cell-properties fo:padding="0.071cm"/>
    </style:style>
    <style:style style:name="ce20" style:family="table-cell" style:parent-style-name="Default" style:data-style-name="N1">
      <style:table-cell-properties fo:padding="0.071cm"/>
    </style:style>
    <style:style style:name="ce21" style:family="table-cell" style:parent-style-name="Default" style:data-style-name="N135">
      <style:table-cell-properties fo:padding="0.071cm"/>
    </style:style>
    <style:style style:name="ce22" style:family="table-cell" style:parent-style-name="Default" style:data-style-name="N136">
      <style:table-cell-properties fo:padding="0.071cm"/>
    </style:style>
    <style:style style:name="ce23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4" style:family="table-cell" style:parent-style-name="Default">
      <style:table-cell-properties fo:border-bottom="0.06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25" style:family="table-cell" style:parent-style-name="Default">
      <style:table-cell-properties fo:border-bottom="0.06pt solid #000000" style:diagonal-bl-tr="none" style:diagonal-tl-br="none" fo:border-left="0.74pt solid #000000" fo:padding="0.071cm" fo:border-right="1.76pt solid #000000" style:rotation-align="none" fo:border-top="0.06pt solid #000000"/>
    </style:style>
    <style:style style:name="ce26" style:family="table-cell" style:parent-style-name="Default" style:data-style-name="N2">
      <style:table-cell-properties fo:border-bottom="1.76pt solid #000000" style:diagonal-bl-tr="none" style:diagonal-tl-br="none" fo:border-left="0.74pt solid #000000" fo:padding="0.071cm" fo:border-right="1.76pt solid #000000" style:rotation-align="none" fo:border-top="0.06pt solid #000000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0.06pt solid #000000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</style:style>
    <style:style style:name="ce30" style:family="table-cell" style:parent-style-name="Default" style:data-style-name="N135">
      <style:table-cell-properties fo:border-bottom="none" style:diagonal-bl-tr="none" style:diagonal-tl-br="none" fo:border-left="none" fo:padding="0.071cm" fo:border-right="none" style:rotation-align="none" fo:border-top="0.06pt solid #000000"/>
    </style:style>
    <style:style style:name="ce31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06pt solid #000000"/>
    </style:style>
    <style:style style:name="ce32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33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5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0.74pt solid #000000"/>
    </style:style>
    <style:style style:name="ce3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06pt solid #000000"/>
    </style:style>
    <style:style style:name="ce38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fo:background-color="#ffff99" fo:padding="0.071cm"/>
    </style:style>
    <style:style style:name="ce40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2">
      <style:table-cell-properties style:glyph-orientation-vertical="0" fo:background-color="#ff0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134">
      <style:table-cell-properties fo:padding="0.071cm"/>
    </style:style>
    <style:style style:name="ce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52" style:family="table-cell" style:parent-style-name="Default">
      <style:table-cell-properties fo:background-color="#ccffcc" style:diagonal-bl-tr="none" style:diagonal-tl-br="none" fo:border="0.74pt solid #000000" fo:padding="0.071cm" style:rotation-align="none"/>
    </style:style>
    <style:style style:name="ce53" style:family="table-cell" style:parent-style-name="Default" style:data-style-name="N2">
      <style:table-cell-properties fo:border-bottom="0.06pt solid #000000" fo:background-color="#ccffcc" style:diagonal-bl-tr="none" style:diagonal-tl-br="none" fo:border-left="0.74pt solid #000000" fo:padding="0.071cm" fo:border-right="0.74pt solid #000000" style:rotation-align="none" fo:border-top="0.74pt solid #000000"/>
    </style:style>
    <style:style style:name="ce54" style:family="table-cell" style:parent-style-name="Default">
      <style:table-cell-properties fo:border-bottom="0.06pt solid #000000" fo:background-color="#ccffcc" style:diagonal-bl-tr="none" style:diagonal-tl-br="none" fo:border-left="0.74pt solid #000000" fo:padding="0.071cm" fo:border-right="0.74pt solid #000000" style:rotation-align="none" fo:border-top="0.06pt solid #000000"/>
    </style:style>
    <style:style style:name="ce55" style:family="table-cell" style:parent-style-name="Default">
      <style:table-cell-properties fo:border-bottom="none" fo:background-color="#ccffcc" style:diagonal-bl-tr="none" style:diagonal-tl-br="none" fo:border-left="0.74pt solid #000000" fo:padding="0.071cm" fo:border-right="0.74pt solid #000000" style:rotation-align="none" fo:border-top="0.06pt solid #000000"/>
    </style:style>
    <style:style style:name="ce56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none" style:rotation-align="none" fo:border-top="1.76pt solid #000000"/>
    </style:style>
    <style:style style:name="ce57" style:family="table-cell" style:parent-style-name="Default" style:data-style-name="N135">
      <style:table-cell-properties fo:background-color="#ffffcc" style:diagonal-bl-tr="none" style:diagonal-tl-br="none" fo:border="none" fo:padding="0.071cm" style:rotation-align="none"/>
    </style:style>
    <style:style style:name="ce58" style:family="table-cell" style:parent-style-name="Default" style:data-style-name="N136">
      <style:table-cell-properties fo:background-color="#ffffcc" style:diagonal-bl-tr="none" style:diagonal-tl-br="none" fo:border="none" fo:padding="0.071cm" style:rotation-align="none"/>
    </style:style>
    <style:style style:name="ce59" style:family="table-cell" style:parent-style-name="Default" style:data-style-name="N2">
      <style:table-cell-properties fo:background-color="#ffffcc" style:diagonal-bl-tr="none" style:diagonal-tl-br="none" fo:border="none" fo:padding="0.071cm" style:rotation-align="none"/>
    </style:style>
    <style:style style:name="ce60" style:family="table-cell" style:parent-style-name="Default" style:data-style-name="N134">
      <style:table-cell-properties fo:border-bottom="1.76pt solid #000000" fo:background-color="#ffffcc" style:diagonal-bl-tr="none" style:diagonal-tl-br="none" fo:border-left="none" fo:padding="0.071cm" fo:border-right="none" style:rotation-align="none" fo:border-top="none"/>
    </style:style>
    <style:style style:name="ce61" style:family="table-cell" style:parent-style-name="Default">
      <style:table-cell-properties fo:border-bottom="0.06pt solid #000000" fo:background-color="#ccffcc" style:diagonal-bl-tr="none" style:diagonal-tl-br="none" fo:border-left="0.74pt solid #000000" fo:padding="0.071cm" fo:border-right="0.06pt solid #000000" style:rotation-align="none" fo:border-top="0.74pt solid #000000"/>
    </style:style>
    <style:style style:name="ce62" style:family="table-cell" style:parent-style-name="Default">
      <style:table-cell-properties fo:border-bottom="0.06pt solid #000000" fo:background-color="#ccffcc" style:diagonal-bl-tr="none" style:diagonal-tl-br="none" fo:border-left="0.74pt solid #000000" fo:padding="0.071cm" fo:border-right="0.06pt solid #000000" style:rotation-align="none" fo:border-top="0.06pt solid #000000"/>
    </style:style>
    <style:style style:name="ce63" style:family="table-cell" style:parent-style-name="Default">
      <style:table-cell-properties fo:border-bottom="none" fo:background-color="#ccffcc" style:diagonal-bl-tr="none" style:diagonal-tl-br="none" fo:border-left="0.74pt solid #000000" fo:padding="0.071cm" fo:border-right="0.06pt solid #000000" style:rotation-align="none" fo:border-top="0.06pt solid #000000"/>
    </style:style>
    <style:style style:name="ce64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none" style:rotation-align="none" fo:border-top="0.74pt solid #000000"/>
    </style:style>
    <style:style style:name="ce65" style:family="table-cell" style:parent-style-name="Default" style:data-style-name="N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</style:style>
    <style:style style:name="ce66" style:family="table-cell" style:parent-style-name="Default" style:data-style-name="N135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</style:style>
    <style:style style:name="ce67" style:family="table-cell" style:parent-style-name="Default" style:data-style-name="N1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135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 style:data-style-name="N2">
      <style:table-cell-properties fo:border-bottom="none" fo:background-color="#ffffcc" style:diagonal-bl-tr="none" style:diagonal-tl-br="none" fo:border-left="1.76pt solid #000000" fo:padding="0.071cm" fo:border-right="none" style:rotation-align="none" fo:border-top="1.76pt solid #000000"/>
    </style:style>
    <style:style style:name="ce70" style:family="table-cell" style:parent-style-name="Default" style:data-style-name="N136">
      <style:table-cell-properties fo:border-bottom="none" fo:background-color="#ffffcc" style:diagonal-bl-tr="none" style:diagonal-tl-br="none" fo:border-left="1.76pt solid #000000" fo:padding="0.071cm" fo:border-right="none" style:rotation-align="none" fo:border-top="none"/>
    </style:style>
    <style:style style:name="ce71" style:family="table-cell" style:parent-style-name="Default" style:data-style-name="N2">
      <style:table-cell-properties fo:border-bottom="1.76pt solid #000000" fo:background-color="#ffffcc" style:diagonal-bl-tr="none" style:diagonal-tl-br="none" fo:border-left="1.76pt solid #000000" fo:padding="0.071cm" fo:border-right="none" style:rotation-align="none" fo:border-top="none"/>
    </style:style>
    <style:style style:name="ce72" style:family="table-cell" style:parent-style-name="Default">
      <style:table-cell-properties fo:background-color="#ffff99" fo:padding="0.071cm"/>
    </style:style>
    <style:style style:name="ce73" style:family="table-cell" style:parent-style-name="Default" style:data-style-name="N135">
      <style:table-cell-properties fo:background-color="#ffff99" fo:padding="0.071cm"/>
    </style:style>
    <style:style style:name="ce74" style:family="table-cell" style:parent-style-name="Default" style:data-style-name="N135">
      <style:table-cell-properties fo:background-color="#ffff99" style:diagonal-bl-tr="none" style:diagonal-tl-br="none" fo:border="none" fo:padding="0.071cm" style:rotation-align="none"/>
    </style:style>
    <style:style style:name="ce75" style:family="table-cell" style:parent-style-name="Default" style:data-style-name="N2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" style:family="table-cell" style:parent-style-name="Default" style:data-style-name="N2">
      <style:table-cell-properties fo:background-color="#ffcc99" fo:padding="0.071cm"/>
    </style:style>
    <style:style style:name="ce77" style:family="table-cell" style:parent-style-name="Default" style:data-style-name="N136">
      <style:table-cell-properties fo:background-color="#ffcc99" fo:padding="0.071cm"/>
    </style:style>
    <style:style style:name="ce7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ccffcc" style:diagonal-bl-tr="none" style:diagonal-tl-br="none" fo:border-left="0.06pt solid #000000" fo:padding="0.071cm" fo:border-right="0.06pt solid #000000" style:rotation-align="none" fo:border-top="0.74pt solid #000000"/>
    </style:style>
    <style:style style:name="ce82" style:family="table-cell" style:parent-style-name="Default">
      <style:table-cell-properties fo:background-color="#ccffcc" style:diagonal-bl-tr="none" style:diagonal-tl-br="none" fo:border="0.06pt solid #000000" fo:padding="0.071cm" style:rotation-align="none"/>
    </style:style>
    <style:style style:name="ce83" style:family="table-cell" style:parent-style-name="Default">
      <style:table-cell-properties fo:border-bottom="none" fo:background-color="#ccffcc" style:diagonal-bl-tr="none" style:diagonal-tl-br="none" fo:border-left="0.06pt solid #000000" fo:padding="0.071cm" fo:border-right="0.06pt solid #000000" style:rotation-align="none" fo:border-top="0.06pt solid #000000"/>
    </style:style>
    <style:style style:name="ce84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</style:style>
    <style:style style:name="ce85" style:family="table-cell" style:parent-style-name="Default" style:data-style-name="N135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</style:style>
    <style:style style:name="ce86" style:family="table-cell" style:parent-style-name="Default" style:data-style-name="N2">
      <style:table-cell-properties fo:border-bottom="1.76pt solid #000000" fo:background-color="#ffffcc" style:diagonal-bl-tr="none" style:diagonal-tl-br="none" fo:border-left="none" fo:padding="0.071cm" fo:border-right="none" style:rotation-align="none" fo:border-top="none"/>
    </style:style>
    <style:style style:name="ce87" style:family="table-cell" style:parent-style-name="Default">
      <style:table-cell-properties fo:border-bottom="0.06pt solid #000000" fo:background-color="#ccffcc" style:diagonal-bl-tr="none" style:diagonal-tl-br="none" fo:border-left="0.06pt solid #000000" fo:padding="0.071cm" fo:border-right="0.74pt solid #000000" style:rotation-align="none" fo:border-top="0.74pt solid #000000"/>
    </style:style>
    <style:style style:name="ce88" style:family="table-cell" style:parent-style-name="Default">
      <style:table-cell-properties fo:border-bottom="0.06pt solid #000000" fo:background-color="#ccffcc" style:diagonal-bl-tr="none" style:diagonal-tl-br="none" fo:border-left="0.06pt solid #000000" fo:padding="0.071cm" fo:border-right="0.74pt solid #000000" style:rotation-align="none" fo:border-top="0.06pt solid #000000"/>
    </style:style>
    <style:style style:name="ce89" style:family="table-cell" style:parent-style-name="Default">
      <style:table-cell-properties fo:border-bottom="none" fo:background-color="#ccffcc" style:diagonal-bl-tr="none" style:diagonal-tl-br="none" fo:border-left="0.06pt solid #000000" fo:padding="0.071cm" fo:border-right="0.74pt solid #000000" style:rotation-align="none" fo:border-top="0.06pt solid #000000"/>
    </style:style>
    <style:style style:name="ce9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</style:style>
    <style:style style:name="ce91" style:family="table-cell" style:parent-style-name="Default" style:data-style-name="N135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</style:style>
    <style:style style:name="ce92" style:family="table-cell" style:parent-style-name="Default" style:data-style-name="N1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</style:style>
    <style:style style:name="ce93" style:family="table-cell" style:parent-style-name="Default" style:data-style-name="N135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</style:style>
    <style:style style:name="ce94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1.76pt solid #000000" style:rotation-align="none" fo:border-top="1.76pt solid #000000"/>
    </style:style>
    <style:style style:name="ce95" style:family="table-cell" style:parent-style-name="Default" style:data-style-name="N136">
      <style:table-cell-properties fo:border-bottom="none" fo:background-color="#ffffcc" style:diagonal-bl-tr="none" style:diagonal-tl-br="none" fo:border-left="none" fo:padding="0.071cm" fo:border-right="1.76pt solid #000000" style:rotation-align="none" fo:border-top="none"/>
    </style:style>
    <style:style style:name="ce96" style:family="table-cell" style:parent-style-name="Default" style:data-style-name="N2">
      <style:table-cell-properties fo:border-bottom="1.76pt solid #000000" fo:background-color="#ffffcc" style:diagonal-bl-tr="none" style:diagonal-tl-br="none" fo:border-left="none" fo:padding="0.071cm" fo:border-right="1.76pt solid #000000" style:rotation-align="none" fo:border-top="none"/>
    </style:style>
    <style:style style:name="ce97" style:family="table-cell" style:parent-style-name="Default">
      <style:table-cell-properties fo:border-bottom="0.06pt solid #000000" style:diagonal-bl-tr="none" style:diagonal-tl-br="none" fo:border-left="none" fo:padding="0.071cm" fo:border-right="0.74pt solid #000000" style:rotation-align="none" fo:border-top="none"/>
    </style:style>
    <style:style style:name="ce98" style:family="table-cell" style:parent-style-name="Default">
      <style:table-cell-properties fo:border-bottom="0.06pt solid #000000" style:diagonal-bl-tr="none" style:diagonal-tl-br="none" fo:border-left="none" fo:padding="0.071cm" fo:border-right="0.74pt solid #000000" style:rotation-align="none" fo:border-top="0.06pt solid #000000"/>
    </style:style>
    <style:style style:name="ce9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06pt solid #000000"/>
    </style:style>
    <style:style style:name="ce100" style:family="table-cell" style:parent-style-name="Default">
      <style:table-cell-properties fo:border-bottom="none" style:diagonal-bl-tr="none" style:diagonal-tl-br="none" fo:background-color="transparent" fo:border-left="none" fo:padding="0.071cm" fo:border-right="0.74pt solid #000000" style:rotation-align="none" fo:border-top="none"/>
    </style:style>
    <style:style style:name="ce101" style:family="table-cell" style:parent-style-name="Default">
      <style:table-cell-properties fo:background-color="transparent" fo:padding="0.071cm"/>
    </style:style>
    <style:style style:name="ce102" style:family="table-cell" style:parent-style-name="Default">
      <style:table-cell-properties fo:border-bottom="0.06pt solid #000000" fo:background-color="#99ccff" style:diagonal-bl-tr="none" style:diagonal-tl-br="none" fo:border-left="1.76pt solid #000000" fo:padding="0.071cm" fo:border-right="none" style:rotation-align="none" fo:border-top="1.76pt solid #000000"/>
    </style:style>
    <style:style style:name="ce103" style:family="table-cell" style:parent-style-name="Default">
      <style:table-cell-properties fo:border-bottom="1.76pt solid #000000" fo:background-color="#99ccff" style:diagonal-bl-tr="none" style:diagonal-tl-br="none" fo:border-left="1.76pt solid #000000" fo:padding="0.071cm" fo:border-right="none" style:rotation-align="none" fo:border-top="0.06pt solid #000000"/>
    </style:style>
    <style:style style:name="ce104" style:family="table-cell" style:parent-style-name="Default">
      <style:table-cell-properties fo:border-bottom="0.06pt solid #000000" fo:background-color="#ccffff" style:diagonal-bl-tr="none" style:diagonal-tl-br="none" fo:border-left="0.74pt solid #000000" fo:padding="0.071cm" fo:border-right="0.74pt solid #000000" style:rotation-align="none" fo:border-top="0.74pt solid #000000"/>
    </style:style>
    <style:style style:name="ce105" style:family="table-cell" style:parent-style-name="Default">
      <style:table-cell-properties fo:border-bottom="0.06pt solid #000000" fo:background-color="#ccffff" style:diagonal-bl-tr="none" style:diagonal-tl-br="none" fo:border-left="0.74pt solid #000000" fo:padding="0.071cm" fo:border-right="0.74pt solid #000000" style:rotation-align="none" fo:border-top="0.06pt solid #000000"/>
    </style:style>
    <style:style style:name="ce106" style:family="table-cell" style:parent-style-name="Default" style:data-style-name="N136">
      <style:table-cell-properties fo:border-bottom="0.06pt solid #000000" fo:background-color="#ccffff" style:diagonal-bl-tr="none" style:diagonal-tl-br="none" fo:border-left="0.74pt solid #000000" fo:padding="0.071cm" fo:border-right="0.74pt solid #000000" style:rotation-align="none" fo:border-top="0.06pt solid #000000"/>
    </style:style>
    <style:style style:name="ce107" style:family="table-cell" style:parent-style-name="Default" style:data-style-name="N136">
      <style:table-cell-properties fo:border-bottom="0.74pt solid #000000" fo:background-color="#ccffff" style:diagonal-bl-tr="none" style:diagonal-tl-br="none" fo:border-left="0.74pt solid #000000" fo:padding="0.071cm" fo:border-right="0.74pt solid #000000" style:rotation-align="none" fo:border-top="0.06pt solid #000000"/>
    </style:style>
    <style:style style:name="ce108" style:family="table-cell" style:parent-style-name="Default">
      <style:table-cell-properties fo:border-bottom="0.06pt solid #000000" fo:background-color="#ccffcc" style:diagonal-bl-tr="none" style:diagonal-tl-br="none" fo:border-left="0.74pt solid #000000" fo:padding="0.071cm" fo:border-right="0.74pt solid #000000" style:rotation-align="none" fo:border-top="0.74pt solid #000000"/>
    </style:style>
    <style:style style:name="ce109" style:family="table-cell" style:parent-style-name="Default" style:data-style-name="N60">
      <style:table-cell-properties fo:border-bottom="0.06pt solid #000000" fo:background-color="#ccffcc" style:diagonal-bl-tr="none" style:diagonal-tl-br="none" fo:border-left="0.74pt solid #000000" fo:padding="0.071cm" fo:border-right="0.74pt solid #000000" style:rotation-align="none" fo:border-top="0.06pt solid #000000"/>
    </style:style>
    <style:style style:name="ce110" style:family="table-cell" style:parent-style-name="Default" style:data-style-name="N61">
      <style:table-cell-properties fo:border-bottom="0.74pt solid #000000" fo:background-color="#ccffcc" style:diagonal-bl-tr="none" style:diagonal-tl-br="none" fo:border-left="0.74pt solid #000000" fo:padding="0.071cm" fo:border-right="0.74pt solid #000000" style:rotation-align="none" fo:border-top="0.06pt solid #000000"/>
    </style:style>
    <style:style style:name="ce111" style:family="table-cell" style:parent-style-name="Default" style:data-style-name="N60">
      <style:table-cell-properties fo:border-bottom="0.06pt solid #000000" fo:background-color="#ffffcc" style:diagonal-bl-tr="none" style:diagonal-tl-br="none" fo:border-left="0.74pt solid #000000" fo:padding="0.071cm" fo:border-right="0.74pt solid #000000" style:rotation-align="none" fo:border-top="0.74pt solid #000000"/>
    </style:style>
    <style:style style:name="ce112" style:family="table-cell" style:parent-style-name="Default" style:data-style-name="N135">
      <style:table-cell-properties fo:border-bottom="0.06pt solid #000000" fo:background-color="#ffffcc" style:diagonal-bl-tr="none" style:diagonal-tl-br="none" fo:border-left="0.74pt solid #000000" fo:padding="0.071cm" fo:border-right="0.74pt solid #000000" style:rotation-align="none" fo:border-top="0.06pt solid #000000"/>
    </style:style>
    <style:style style:name="ce113" style:family="table-cell" style:parent-style-name="Default" style:data-style-name="N1">
      <style:table-cell-properties fo:border-bottom="0.06pt solid #000000" fo:background-color="#ffffcc" style:diagonal-bl-tr="none" style:diagonal-tl-br="none" fo:border-left="0.74pt solid #000000" fo:padding="0.071cm" fo:border-right="0.74pt solid #000000" style:rotation-align="none" fo:border-top="0.06pt solid #000000"/>
    </style:style>
    <style:style style:name="ce114" style:family="table-cell" style:parent-style-name="Default" style:data-style-name="N2">
      <style:table-cell-properties fo:border-bottom="0.06pt solid #000000" fo:background-color="#ffffcc" style:diagonal-bl-tr="none" style:diagonal-tl-br="none" fo:border-left="0.74pt solid #000000" fo:padding="0.071cm" fo:border-right="0.74pt solid #000000" style:rotation-align="none" fo:border-top="0.06pt solid #000000"/>
    </style:style>
    <style:style style:name="ce115" style:family="table-cell" style:parent-style-name="Default" style:data-style-name="N60">
      <style:table-cell-properties fo:border-bottom="0.06pt solid #000000" fo:background-color="#ffffcc" style:diagonal-bl-tr="none" style:diagonal-tl-br="none" fo:border-left="0.74pt solid #000000" fo:padding="0.071cm" fo:border-right="0.74pt solid #000000" style:rotation-align="none" fo:border-top="0.06pt solid #000000"/>
    </style:style>
    <style:style style:name="ce116" style:family="table-cell" style:parent-style-name="Default" style:data-style-name="N2">
      <style:table-cell-properties fo:border-bottom="0.74pt solid #000000" fo:background-color="#ffffcc" style:diagonal-bl-tr="none" style:diagonal-tl-br="none" fo:border-left="0.74pt solid #000000" fo:padding="0.071cm" fo:border-right="0.74pt solid #000000" style:rotation-align="none" fo:border-top="0.06pt solid #000000"/>
    </style:style>
    <style:style style:name="ce117" style:family="table-cell" style:parent-style-name="Default" style:data-style-name="N2">
      <style:table-cell-properties fo:border-bottom="0.06pt solid #000000" fo:background-color="#ccffcc" style:diagonal-bl-tr="none" style:diagonal-tl-br="none" fo:border-left="0.74pt solid #000000" fo:padding="0.071cm" fo:border-right="0.74pt solid #000000" style:rotation-align="none" fo:border-top="0.06pt solid #000000"/>
    </style:style>
    <style:style style:name="ce118" style:family="table-cell" style:parent-style-name="Default">
      <style:table-cell-properties fo:border-bottom="0.74pt solid #000000" fo:background-color="#ccffcc" style:diagonal-bl-tr="none" style:diagonal-tl-br="none" fo:border-left="0.74pt solid #000000" fo:padding="0.071cm" fo:border-right="0.74pt solid #000000" style:rotation-align="none" fo:border-top="0.06pt solid #000000"/>
    </style:style>
    <style:style style:name="ce119" style:family="table-cell" style:parent-style-name="Default" style:data-style-name="N1">
      <style:table-cell-properties fo:border-bottom="0.06pt solid #000000" fo:background-color="#ffffcc" style:diagonal-bl-tr="none" style:diagonal-tl-br="none" fo:border-left="1.76pt solid #000000" fo:padding="0.071cm" fo:border-right="1.76pt solid #000000" style:rotation-align="none" fo:border-top="1.76pt solid #000000"/>
    </style:style>
    <style:style style:name="ce120" style:family="table-cell" style:parent-style-name="Default" style:data-style-name="N2">
      <style:table-cell-properties fo:border-bottom="0.06pt solid #000000" fo:background-color="#ffffcc" style:diagonal-bl-tr="none" style:diagonal-tl-br="none" fo:border-left="1.76pt solid #000000" fo:padding="0.071cm" fo:border-right="1.76pt solid #000000" style:rotation-align="none" fo:border-top="0.06pt solid #000000"/>
    </style:style>
    <style:style style:name="ce121" style:family="table-cell" style:parent-style-name="Default" style:data-style-name="N1">
      <style:table-cell-properties fo:border-bottom="0.06pt solid #000000" fo:background-color="#ffffcc" style:diagonal-bl-tr="none" style:diagonal-tl-br="none" fo:border-left="1.76pt solid #000000" fo:padding="0.071cm" fo:border-right="1.76pt solid #000000" style:rotation-align="none" fo:border-top="0.06pt solid #000000"/>
    </style:style>
    <style:style style:name="ce122" style:family="table-cell" style:parent-style-name="Default" style:data-style-name="N136">
      <style:table-cell-properties fo:border-bottom="0.06pt solid #000000" fo:background-color="#ffffcc" style:diagonal-bl-tr="none" style:diagonal-tl-br="none" fo:border-left="1.76pt solid #000000" fo:padding="0.071cm" fo:border-right="1.76pt solid #000000" style:rotation-align="none" fo:border-top="0.06pt solid #000000"/>
    </style:style>
    <style:style style:name="ce123" style:family="table-cell" style:parent-style-name="Default" style:data-style-name="N135">
      <style:table-cell-properties fo:border-bottom="0.06pt solid #000000" fo:background-color="#ffffcc" style:diagonal-bl-tr="none" style:diagonal-tl-br="none" fo:border-left="1.76pt solid #000000" fo:padding="0.071cm" fo:border-right="1.76pt solid #000000" style:rotation-align="none" fo:border-top="0.06pt solid #000000"/>
    </style:style>
    <style:style style:name="ce124" style:family="table-cell" style:parent-style-name="Default" style:data-style-name="N135">
      <style:table-cell-properties fo:border-bottom="none" fo:background-color="#ffffcc" style:diagonal-bl-tr="none" style:diagonal-tl-br="none" fo:border-left="1.76pt solid #000000" fo:padding="0.071cm" fo:border-right="1.76pt solid #000000" style:rotation-align="none" fo:border-top="0.06pt solid #000000"/>
    </style:style>
    <style:style style:name="ce125" style:family="table-cell" style:parent-style-name="Default" style:data-style-name="N135">
      <style:table-cell-properties fo:border-bottom="1.76pt solid #000000" fo:background-color="#ffffcc" style:diagonal-bl-tr="none" style:diagonal-tl-br="none" fo:border-left="1.76pt solid #000000" fo:padding="0.071cm" fo:border-right="1.76pt solid #000000" style:rotation-align="none" fo:border-top="0.06pt solid #000000"/>
    </style:style>
    <style:style style:name="ce126" style:family="table-cell" style:parent-style-name="Default" style:data-style-name="N135">
      <style:table-cell-properties fo:border-bottom="0.06pt solid #000000" fo:background-color="#99ccff" style:diagonal-bl-tr="none" style:diagonal-tl-br="none" fo:border-left="none" fo:padding="0.071cm" fo:border-right="1.76pt solid #000000" style:rotation-align="none" fo:border-top="1.76pt solid #000000"/>
    </style:style>
    <style:style style:name="ce127" style:family="table-cell" style:parent-style-name="Default" style:data-style-name="N1">
      <style:table-cell-properties fo:border-bottom="1.76pt solid #000000" fo:background-color="#99ccff" style:diagonal-bl-tr="none" style:diagonal-tl-br="none" fo:border-left="none" fo:padding="0.071cm" fo:border-right="1.76pt solid #000000" style:rotation-align="none" fo:border-top="0.06pt solid #000000"/>
    </style:style>
    <style:style style:name="ce128" style:family="table-cell" style:parent-style-name="Default">
      <style:table-cell-properties style:diagonal-bl-tr="none" style:diagonal-tl-br="none" fo:border="none" fo:padding="0.071cm" style:rotation-align="none"/>
    </style:style>
    <style:style style:name="ce129" style:family="table-cell" style:parent-style-name="Default" style:data-style-name="N60">
      <style:table-cell-properties fo:padding="0.071cm"/>
    </style:style>
    <style:style style:name="ce130" style:family="table-cell" style:parent-style-name="Default">
      <style:table-cell-properties fo:border-bottom="1.76pt solid #000000" fo:background-color="#ffcc99" style:diagonal-bl-tr="none" style:diagonal-tl-br="none" fo:border-left="1.76pt solid #000000" fo:padding="0.071cm" fo:border-right="none" style:rotation-align="none" fo:border-top="1.76pt solid #000000"/>
    </style:style>
    <style:style style:name="ce1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GreekC" fo:font-size="10pt" fo:font-style="normal" fo:text-shadow="none" style:text-underline-style="none" fo:font-weight="normal" style:font-size-asian="10pt" style:font-style-asian="normal" style:font-weight-asian="normal" style:font-name-complex="GreekC" style:font-size-complex="10pt" style:font-style-complex="normal" style:font-weight-complex="normal"/>
    </style:style>
    <style:style style:name="ce132" style:family="table-cell" style:parent-style-name="Default">
      <style:table-cell-properties fo:border-bottom="1.76pt solid #000000" fo:background-color="#ffff99" style:diagonal-bl-tr="none" style:diagonal-tl-br="none" fo:border-left="1.76pt solid #000000" fo:padding="0.071cm" fo:border-right="none" style:rotation-align="none" fo:border-top="1.76pt solid #000000"/>
    </style:style>
    <style:style style:name="ce133" style:family="table-cell" style:parent-style-name="Default">
      <style:table-cell-properties fo:border-bottom="1.76pt solid #000000" fo:background-color="#ffcc99" style:diagonal-bl-tr="none" style:diagonal-tl-br="none" fo:border-left="none" fo:padding="0.071cm" fo:border-right="1.76pt solid #000000" style:rotation-align="none" fo:border-top="1.76pt solid #000000"/>
    </style:style>
    <style:style style:name="ce134" style:family="table-cell" style:parent-style-name="Default">
      <style:table-cell-properties fo:border-bottom="0.06pt solid #000000" fo:background-color="#ccffff" style:diagonal-bl-tr="none" style:diagonal-tl-br="none" fo:border-left="0.74pt solid #000000" fo:padding="0.071cm" fo:border-right="0.74pt solid #000000" style:rotation-align="none" fo:border-top="none"/>
    </style:style>
    <style:style style:name="ce135" style:family="table-cell" style:parent-style-name="Default" style:data-style-name="N1">
      <style:table-cell-properties fo:border-bottom="0.06pt solid #000000" fo:background-color="#ffff99" style:diagonal-bl-tr="none" style:diagonal-tl-br="none" fo:border-left="0.74pt solid #000000" fo:padding="0.071cm" fo:border-right="0.74pt solid #000000" style:rotation-align="none" fo:border-top="0.06pt solid #000000"/>
    </style:style>
    <style:style style:name="ce136" style:family="table-cell" style:parent-style-name="Default">
      <style:table-cell-properties fo:border-bottom="none" fo:background-color="#ffff99" style:diagonal-bl-tr="none" style:diagonal-tl-br="none" fo:border-left="none" fo:padding="0.071cm" fo:border-right="1.76pt solid #000000" style:rotation-align="none" fo:border-top="1.76pt solid #000000"/>
    </style:style>
    <style:style style:name="ce137" style:family="table-cell" style:parent-style-name="Default" style:data-style-name="N135">
      <style:table-cell-properties fo:border-bottom="0.06pt solid #000000" fo:background-color="#ffff99" style:diagonal-bl-tr="none" style:diagonal-tl-br="none" fo:border-left="0.74pt solid #000000" fo:padding="0.071cm" fo:border-right="0.74pt solid #000000" style:rotation-align="none" fo:border-top="0.74pt solid #000000"/>
    </style:style>
    <style:style style:name="ce138" style:family="table-cell" style:parent-style-name="Default" style:data-style-name="N135">
      <style:table-cell-properties fo:border-bottom="0.06pt solid #000000" fo:background-color="#ffff99" style:diagonal-bl-tr="none" style:diagonal-tl-br="none" fo:border-left="0.74pt solid #000000" fo:padding="0.071cm" fo:border-right="0.74pt solid #000000" style:rotation-align="none" fo:border-top="0.06pt solid #000000"/>
    </style:style>
    <style:style style:name="ce139" style:family="table-cell" style:parent-style-name="Default">
      <style:table-cell-properties fo:border-bottom="0.74pt solid #000000" fo:background-color="#ffff99" style:diagonal-bl-tr="none" style:diagonal-tl-br="none" fo:border-left="0.74pt solid #000000" fo:padding="0.071cm" fo:border-right="0.74pt solid #000000" style:rotation-align="none" fo:border-top="0.06pt solid #000000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style-complex="normal" style:font-name="Symath" fo:font-weight="normal" style:text-underline-style="none" style:text-underline-color="font-color" style:text-line-through-type="none" fo:font-style="normal" style:text-outline="false" fo:text-shadow="none" style:text-position="0%" style:font-name-complex="" style:font-size-asian="10pt" style:font-size-complex="10pt" style:font-weight-asian="normal" style:font-weight-complex="normal" style:font-style-asian="normal" fo:font-size="10pt"/>
    </style:style>
    <style:style style:name="T2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name="Arial" fo:font-size="11pt" style:font-size-asian="11pt" style:font-size-complex="11pt"/>
    </style:style>
    <style:style style:name="T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style:font-name="Arial"/>
    </style:style>
    <style:style style:name="T4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style:font-name="Symath" style:font-name-complex=""/>
    </style:style>
    <style:style style:name="T5" style:family="text">
      <style:text-properties style:font-style-complex="normal" style:font-name="GreekC" fo:font-weight="normal" style:text-underline-style="none" style:text-underline-color="font-color" style:text-line-through-type="none" fo:font-style="normal" style:text-outline="false" fo:text-shadow="none" style:text-position="0%" style:font-name-complex="" style:font-size-asian="10pt" style:font-size-complex="10pt" style:font-weight-asian="normal" style:font-weight-complex="normal" style:font-style-asian="normal" fo:font-size="10pt"/>
    </style:style>
    <style:style style:name="T6" style:family="text">
      <style:text-properties style:font-name="GreekC" fo:font-size="10pt" fo:font-weight="normal" style:text-underline-style="none" style:text-underline-color="font-color" style:text-line-through-type="none" fo:font-style="normal" style:text-outline="false" fo:text-shadow="none" style:text-position="0%" style:font-name-complex="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rouill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52" table:default-cell-style-name="ce1"/>
        <table:table-column table:style-name="co2" table:number-columns-repeated="767" table:default-cell-style-name="Default"/>
        <table:table-row table:style-name="ro1">
          <table:table-cell office:value-type="string" calcext:value-type="string">
            <text:p>MOPICO MAN RM 40</text:p>
          </table:table-cell>
          <table:table-cell table:number-columns-repeated="3"/>
          <table:table-cell office:value-type="string" calcext:value-type="string">
            <text:p>Enthalpie Total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L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A asp :</text:p>
          </table:table-cell>
          <table:table-cell table:style-name="ce45" table:formula="of:=[.B6]/([.F10]*[.F11])*(([.B12]+1)/(2+([.B12]-1)*[.F7]^2/[.F11]^2))^(([.B12]+1)/(2*([.B12]-1)))" office:value-type="float" office:value="0.00878403473652936" calcext:value-type="float">
            <text:p>0,0088</text:p>
          </table:table-cell>
          <table:table-cell office:value-type="string" calcext:value-type="string">
            <text:p>m²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int Surchage</text:p>
          </table:table-cell>
          <table:table-cell table:number-columns-repeated="2"/>
          <table:table-cell office:value-type="string" calcext:value-type="string">
            <text:p>Enthalpie Simple+I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 :</text:p>
          </table:table-cell>
          <table:table-cell table:style-name="ce17" table:formula="of:=451898/3600" office:value-type="float" office:value="125.527222222222" calcext:value-type="float">
            <text:p>125,53</text:p>
          </table:table-cell>
          <table:table-cell office:value-type="string" calcext:value-type="string">
            <text:p>kg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 :</text:p>
          </table:table-cell>
          <table:table-cell office:value-type="float" office:value="9612" calcext:value-type="float">
            <text:p>9612</text:p>
          </table:table-cell>
          <table:table-cell office:value-type="string" calcext:value-type="string">
            <text:p>tr/min</text:p>
          </table:table-cell>
          <table:table-cell/>
          <table:table-cell office:value-type="string" calcext:value-type="string">
            <text:p>U :</text:p>
          </table:table-cell>
          <table:table-cell table:style-name="ce21" table:formula="of:=[.B7]*2*PI()/60*[.B3]/1000/2" office:value-type="float" office:value="201.313257242034" calcext:value-type="float">
            <text:p>201,3</text:p>
          </table:table-cell>
          <table:table-cell office:value-type="string" calcext:value-type="string">
            <text:p>m/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 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ra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 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01 :</text:p>
          </table:table-cell>
          <table:table-cell table:style-name="ce21" table:formula="of:=([.B12]+1)/2*(273+[.B9])" office:value-type="float" office:value="355.4197" calcext:value-type="float">
            <text:p>355,4</text:p>
          </table:table-cell>
          <table:table-cell office:value-type="string" calcext:value-type="string">
            <text:p>°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 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a</text:p>
          </table:table-cell>
          <table:table-cell/>
          <table:table-cell office:value-type="string" calcext:value-type="string">
            <text:p>Rho0:</text:p>
          </table:table-cell>
          <table:table-cell table:style-name="ce22" table:formula="of:=((1+[.B12])/2)^(1-([.B12]-1))*[.B17]" office:value-type="float" office:value="48.3874780403261" calcext:value-type="float">
            <text:p>48,387</text:p>
          </table:table-cell>
          <table:table-cell office:value-type="string" calcext:value-type="string">
            <text:p>kg/m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 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  <table:table-cell table:style-name="ce39" table:formula="of:=(([.B9]+273)*([.B10]/[.B8])^(([.B12]-1)/[.B12])-273)" office:value-type="float" office:value="27.6844333916775" calcext:value-type="float">
            <text:p>27,68</text:p>
          </table:table-cell>
          <table:table-cell office:value-type="string" calcext:value-type="string">
            <text:p>a0:</text:p>
          </table:table-cell>
          <table:table-cell table:style-name="ce17" table:formula="of:=([.B12]*8.144/[.B16]*1000*[.F8])^0.5" office:value-type="float" office:value="459.155329314989" calcext:value-type="float">
            <text:p>459,16</text:p>
          </table:table-cell>
          <table:table-cell office:value-type="string" calcext:value-type="string">
            <text:p>m/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p/Cv :</text:p>
          </table:table-cell>
          <table:table-cell office:value-type="float" office:value="1.5118" calcext:value-type="float">
            <text:p>1,5118</text:p>
          </table:table-cell>
          <table:table-cell table:number-columns-repeated="2"/>
          <table:table-cell office:value-type="string" calcext:value-type="string">
            <text:p>Cp:</text:p>
          </table:table-cell>
          <table:table-cell table:style-name="ce20" table:formula="of:=[.B12]*8.3144/([.B16]/1000)/([.B12]-1)" office:value-type="float" office:value="1401.81554581288" calcext:value-type="float">
            <text:p>1402</text:p>
          </table:table-cell>
          <table:table-cell office:value-type="string" calcext:value-type="string">
            <text:p>J/kg/°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tropic Head</text:p>
          </table:table-cell>
          <table:table-cell office:value-type="float" office:value="22162" calcext:value-type="float">
            <text:p>22162</text:p>
          </table:table-cell>
          <table:table-cell office:value-type="string" calcext:value-type="string">
            <text:p>J/kg</text:p>
          </table:table-cell>
          <table:table-cell/>
          <table:table-cell office:value-type="string" calcext:value-type="string">
            <text:p>h01:</text:p>
          </table:table-cell>
          <table:table-cell table:style-name="ce20" table:formula="of:=[.F12]*[.F9]" office:value-type="float" office:value="498232.86074815" calcext:value-type="float">
            <text:p>498233</text:p>
          </table:table-cell>
          <table:table-cell office:value-type="string" calcext:value-type="string">
            <text:p>J/k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tropic Eff.</text:p>
          </table:table-cell>
          <table:table-cell table:style-name="ce18" office:value-type="percentage" office:value="0.569" calcext:value-type="percentage">
            <text:p>56,90%</text:p>
          </table:table-cell>
          <table:table-cell table:number-columns-repeated="2"/>
          <table:table-cell office:value-type="string" calcext:value-type="string">
            <text:p>h02:</text:p>
          </table:table-cell>
          <table:table-cell table:style-name="ce20" table:formula="of:=[.F13]+[.B13]" office:value-type="float" office:value="520394.86074815" calcext:value-type="float">
            <text:p>520395</text:p>
          </table:table-cell>
          <table:table-cell office:value-type="string" calcext:value-type="string">
            <text:p>J/k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T02:</text:p>
          </table:table-cell>
          <table:table-cell table:style-name="ce20" table:formula="of:=[.F14]/[.F12]" office:value-type="float" office:value="371.229197951564" calcext:value-type="float">
            <text:p>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17.52" calcext:value-type="float">
            <text:p>17,52</text:p>
          </table:table-cell>
          <table:table-cell office:value-type="string" calcext:value-type="string">
            <text:p>g/mol</text:p>
          </table:table-cell>
          <table:table-cell/>
          <table:table-cell office:value-type="string" calcext:value-type="string">
            <text:p>P01:</text:p>
          </table:table-cell>
          <table:table-cell table:style-name="ce21" table:formula="of:=[.B8]*((1+[.B12])/2)^(1/([.B12]-1))" office:value-type="float" office:value="79.6007765858443" calcext:value-type="float">
            <text:p>79,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o1:</text:p>
          </table:table-cell>
          <table:table-cell table:style-name="ce17" table:formula="of:=451898/10438" office:value-type="float" office:value="43.2935428242958" calcext:value-type="float">
            <text:p>43,29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P02:</text:p>
          </table:table-cell>
          <table:table-cell table:style-name="ce21" table:formula="of:=[.F16]*([.F15]/[.F9])^([.B12]/([.B12]-1))" office:value-type="float" office:value="90.5206484971891" calcext:value-type="float">
            <text:p>90,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o2:</text:p>
          </table:table-cell>
          <table:table-cell table:style-name="ce17" table:formula="of:=[.B10]/(8.3144*([.B11]+273))*[.B16]/1000*10^5/0.9" office:value-type="float" office:value="47.1354746366583" calcext:value-type="float">
            <text:p>47,14</text:p>
          </table:table-cell>
          <table:table-cell table:number-columns-repeated="2"/>
          <table:table-cell office:value-type="string" calcext:value-type="string">
            <text:p>W2</text:p>
          </table:table-cell>
          <table:table-cell table:style-name="ce17" table:formula="of:=2*([.F17]-[.B10])/[.B18]" office:value-type="float" office:value="1.2525873018039" calcext:value-type="float">
            <text:p>1,25</text:p>
          </table:table-cell>
          <table:table-cell office:value-type="string" calcext:value-type="string">
            <text:p>m/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top Head</text:p>
          </table:table-cell>
          <table:table-cell table:style-name="ce19" table:formula="of:=[.B15]*1000/[.B6]*[.B14]" office:value-type="float" office:value="22392.4336907886" calcext:value-type="float">
            <text:p>22 392</text:p>
          </table:table-cell>
          <table:table-cell table:number-columns-repeated="2"/>
          <table:table-cell office:value-type="string" calcext:value-type="string">
            <text:p>M2:</text:p>
          </table:table-cell>
          <table:table-cell table:formula="of:=[.F18]/[.F11]" office:value-type="float" office:value="0.00272802518414112" calcext:value-type="float">
            <text:p>0,00272802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ytrop Head</text:p>
          </table:table-cell>
          <table:table-cell table:style-name="ce20" table:formula="of:=0.5*[.F7]^2" office:value-type="float" office:value="20263.5137706987" calcext:value-type="float">
            <text:p>20264</text:p>
          </table:table-cell>
          <table:table-cell table:number-columns-repeated="2"/>
          <table:table-cell office:value-type="string" calcext:value-type="string">
            <text:p>T2:</text:p>
          </table:table-cell>
          <table:table-cell table:formula="of:=[.F15]/(1+0.5*([.B12]-1)/2*[.F19]^2)-273" office:value-type="float" office:value="98.2288444602439" calcext:value-type="float">
            <text:p>98,22884446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p:</text:p>
          </table:table-cell>
          <table:table-cell table:style-name="ce20" table:formula="of:=[.B12]*8.314*1000/17.52/([.B12]-1)" office:value-type="float" office:value="1401.74810544216" calcext:value-type="float">
            <text:p>1402</text:p>
          </table:table-cell>
          <table:table-cell table:number-columns-repeated="2"/>
          <table:table-cell office:value-type="string" calcext:value-type="string">
            <text:p>T2 :</text:p>
          </table:table-cell>
          <table:table-cell table:formula="of:=([.B9]+273)*([.B10]/[.B8])^(([.B12]-1)/([.B14]*[.B12]))-273" office:value-type="float" office:value="41.8117628708625" calcext:value-type="float">
            <text:p>41,81176287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v:</text:p>
          </table:table-cell>
          <table:table-cell table:style-name="ce20" table:formula="of:=[.B21]/[.B12]" office:value-type="float" office:value="927.204726446725" calcext:value-type="float">
            <text:p>927</text:p>
          </table:table-cell>
          <table:table-cell table:number-columns-repeated="2"/>
          <table:table-cell office:value-type="string" calcext:value-type="string">
            <text:p>W2 :</text:p>
          </table:table-cell>
          <table:table-cell table:style-name="ce20" office:value-type="float" office:value="433" calcext:value-type="float">
            <text:p>433</text:p>
          </table:table-cell>
          <table:table-cell office:value-type="string" calcext:value-type="string">
            <text:p>m/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2 :</text:p>
          </table:table-cell>
          <table:table-cell table:formula="of:=(([.F13]-0.5*([.F22]^2-[.F7]^2))/[.F12])-273" office:value-type="float" office:value="30.001258466245" calcext:value-type="float">
            <text:p>30,00125846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ref :</text:p>
          </table:table-cell>
          <table:table-cell table:style-name="ce45" table:formula="of:=[.B6]/[.B18]/[.F22]" office:value-type="float" office:value="0.00615038266381384" calcext:value-type="float">
            <text:p>0,0062</text:p>
          </table:table-cell>
          <table:table-cell office:value-type="string" calcext:value-type="string">
            <text:p>m²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Brouillon.N44" table:end-x="1.29cm" table:end-y="0.026cm" draw:z-index="0" draw:name="Graphique 1" draw:style-name="gr1" draw:text-style-name="P1" svg:width="14.766cm" svg:height="8.015cm" svg:x="0.113cm" svg:y="0.108cm">
              <draw:object draw:notify-on-update-of-ranges="Brouillon.B48:Brouillon.F48 Brouillon.A49:Brouillon.A49 Brouillon.B49:Brouillon.F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RBE TB1/P2 N : 10231 tr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(Nm3/h)</text:p>
          </table:table-cell>
          <table:table-cell office:value-type="float" office:value="310000" calcext:value-type="float">
            <text:p>31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5" office:value-type="float" office:value="57.3" calcext:value-type="float">
            <text:p>57,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0" calcext:value-type="float">
            <text:p>90</text:p>
          </table:table-cell>
          <table:table-cell office:value-type="float" office:value="88.5" calcext:value-type="float">
            <text:p>88,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4600" calcext:value-type="float">
            <text:p>4600</text:p>
          </table:table-cell>
          <table:table-cell office:value-type="float" office:value="5600" calcext:value-type="float">
            <text:p>5600</text:p>
          </table:table-cell>
          <table:table-cell office:value-type="float" office:value="6200" calcext:value-type="float">
            <text:p>62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y HEAD(J/kg)</text:p>
          </table:table-cell>
          <table:table-cell table:formula="of:=-0.0000002*[.B29]^2+0.1049*[.B29]+44000" office:value-type="float" office:value="57299" calcext:value-type="float">
            <text:p>57299</text:p>
          </table:table-cell>
          <table:table-cell table:formula="of:=-0.0000002*[.C29]^2+0.1049*[.C29]+44000" office:value-type="float" office:value="53960" calcext:value-type="float">
            <text:p>53960</text:p>
          </table:table-cell>
          <table:table-cell table:formula="of:=-0.0000002*[.D29]^2+0.1049*[.D29]+44000" office:value-type="float" office:value="46450" calcext:value-type="float">
            <text:p>46450</text:p>
          </table:table-cell>
          <table:table-cell table:formula="of:=-0.0000002*[.E29]^2+0.1049*[.E29]+44000" office:value-type="float" office:value="34940" calcext:value-type="float">
            <text:p>34940</text:p>
          </table:table-cell>
          <table:table-cell table:formula="of:=-0.0000002*[.F29]^2+0.1049*[.F29]+44000" office:value-type="float" office:value="19430" calcext:value-type="float">
            <text:p>1943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5" office:value-type="float" office:value="1070" calcext:value-type="float">
            <text:p>10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 (kg/s)</text:p>
          </table:table-cell>
          <table:table-cell table:style-name="ce17" table:formula="of:=[.B29]*0.782/3600" office:value-type="float" office:value="67.3388888888889" calcext:value-type="float">
            <text:p>67,34</text:p>
          </table:table-cell>
          <table:table-cell table:style-name="ce17" table:formula="of:=[.C29]*0.782/3600" office:value-type="float" office:value="86.8888888888889" calcext:value-type="float">
            <text:p>86,89</text:p>
          </table:table-cell>
          <table:table-cell table:style-name="ce17" table:formula="of:=[.D29]*0.782/3600" office:value-type="float" office:value="108.611111111111" calcext:value-type="float">
            <text:p>108,61</text:p>
          </table:table-cell>
          <table:table-cell table:style-name="ce17" table:formula="of:=[.E29]*0.782/3600" office:value-type="float" office:value="130.333333333333" calcext:value-type="float">
            <text:p>130,33</text:p>
          </table:table-cell>
          <table:table-cell table:style-name="ce17" table:formula="of:=[.F29]*0.782/3600" office:value-type="float" office:value="152.055555555556" calcext:value-type="float">
            <text:p>152,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o1 (kg/m3)</text:p>
          </table:table-cell>
          <table:table-cell table:style-name="ce17" table:formula="of:=[.B31]*10^5/(8.314*(273+[.B30]))*17.52/1000" office:value-type="float" office:value="42.6670157450798" calcext:value-type="float">
            <text:p>42,67</text:p>
          </table:table-cell>
          <table:table-cell table:style-name="ce17" table:formula="of:=[.C31]*10^5/(8.314*(273+[.C30]))*17.52/1000" office:value-type="float" office:value="42.6670157450798" calcext:value-type="float">
            <text:p>42,67</text:p>
          </table:table-cell>
          <table:table-cell table:style-name="ce17" table:formula="of:=[.D31]*10^5/(8.314*(273+[.D30]))*17.52/1000" office:value-type="float" office:value="42.6670157450798" calcext:value-type="float">
            <text:p>42,67</text:p>
          </table:table-cell>
          <table:table-cell table:style-name="ce17" table:formula="of:=[.E31]*10^5/(8.314*(273+[.E30]))*17.52/1000" office:value-type="float" office:value="42.6670157450798" calcext:value-type="float">
            <text:p>42,67</text:p>
          </table:table-cell>
          <table:table-cell table:style-name="ce17" table:formula="of:=[.F31]*10^5/(8.314*(273+[.F30]))*17.52/1000" office:value-type="float" office:value="42.6670157450798" calcext:value-type="float">
            <text:p>42,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 (m/s)</text:p>
          </table:table-cell>
          <table:table-cell table:style-name="ce17" table:formula="of:=[.B39]/[.B40]/[.$F$3]" office:value-type="float" office:value="179.671682005167" calcext:value-type="float">
            <text:p>179,67</text:p>
          </table:table-cell>
          <table:table-cell table:style-name="ce17" table:formula="of:=[.C39]/[.C40]/[.$F$3]" office:value-type="float" office:value="231.834428393764" calcext:value-type="float">
            <text:p>231,83</text:p>
          </table:table-cell>
          <table:table-cell table:style-name="ce17" table:formula="of:=[.D39]/[.D40]/[.$F$3]" office:value-type="float" office:value="289.793035492205" calcext:value-type="float">
            <text:p>289,79</text:p>
          </table:table-cell>
          <table:table-cell table:style-name="ce17" table:formula="of:=[.E39]/[.E40]/[.$F$3]" office:value-type="float" office:value="347.751642590646" calcext:value-type="float">
            <text:p>347,75</text:p>
          </table:table-cell>
          <table:table-cell table:style-name="ce17" table:formula="of:=[.F39]/[.F40]/[.$F$3]" office:value-type="float" office:value="405.710249689087" calcext:value-type="float">
            <text:p>405,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01</text:p>
          </table:table-cell>
          <table:table-cell table:style-name="ce21" table:formula="of:=(273+[.B30])+0.5*[.B41]^2/[.$B$21]" office:value-type="float" office:value="294.514876741846" calcext:value-type="float">
            <text:p>294,5</text:p>
          </table:table-cell>
          <table:table-cell table:style-name="ce21" table:formula="of:=(273+[.C30])+0.5*[.C41]^2/[.$B$21]" office:value-type="float" office:value="302.171490933355" calcext:value-type="float">
            <text:p>302,2</text:p>
          </table:table-cell>
          <table:table-cell table:style-name="ce21" table:formula="of:=(273+[.D30])+0.5*[.D41]^2/[.$B$21]" office:value-type="float" office:value="312.955454583367" calcext:value-type="float">
            <text:p>313,0</text:p>
          </table:table-cell>
          <table:table-cell table:style-name="ce21" table:formula="of:=(273+[.E30])+0.5*[.E41]^2/[.$B$21]" office:value-type="float" office:value="326.135854600048" calcext:value-type="float">
            <text:p>326,1</text:p>
          </table:table-cell>
          <table:table-cell table:style-name="ce21" table:formula="of:=(273+[.F30])+0.5*[.F41]^2/[.$B$21]" office:value-type="float" office:value="341.712690983399" calcext:value-type="float">
            <text:p>341,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1</text:p>
          </table:table-cell>
          <table:table-cell table:style-name="ce21" table:formula="of:=([.B31]*10^5+[.B40]*[.B39]^2/2)/10^5" office:value-type="float" office:value="58.2673734519742" calcext:value-type="float">
            <text:p>58,3</text:p>
          </table:table-cell>
          <table:table-cell table:style-name="ce21" table:formula="of:=([.C31]*10^5+[.C40]*[.C39]^2/2)/10^5" office:value-type="float" office:value="58.9106113664503" calcext:value-type="float">
            <text:p>58,9</text:p>
          </table:table-cell>
          <table:table-cell table:style-name="ce21" table:formula="of:=([.D31]*10^5+[.D40]*[.D39]^2/2)/10^5" office:value-type="float" office:value="59.8165802600785" calcext:value-type="float">
            <text:p>59,8</text:p>
          </table:table-cell>
          <table:table-cell table:style-name="ce21" table:formula="of:=([.E31]*10^5+[.E40]*[.E39]^2/2)/10^5" office:value-type="float" office:value="60.9238755745131" calcext:value-type="float">
            <text:p>60,9</text:p>
          </table:table-cell>
          <table:table-cell table:style-name="ce21" table:formula="of:=([.F31]*10^5+[.F40]*[.F39]^2/2)/10^5" office:value-type="float" office:value="62.2324973097539" calcext:value-type="float">
            <text:p>62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µp</text:p>
          </table:table-cell>
          <table:table-cell table:style-name="ce17" table:formula="of:=[.B34]/([.B33]/[.B39]*1000)" office:value-type="float" office:value="0.838793694444444" calcext:value-type="float">
            <text:p>0,84</text:p>
          </table:table-cell>
          <table:table-cell table:style-name="ce17" table:formula="of:=[.C34]/([.C33]/[.C39]*1000)" office:value-type="float" office:value="0.837236507936508" calcext:value-type="float">
            <text:p>0,84</text:p>
          </table:table-cell>
          <table:table-cell table:style-name="ce17" table:formula="of:=[.D34]/([.D33]/[.D39]*1000)" office:value-type="float" office:value="0.813707437275986" calcext:value-type="float">
            <text:p>0,81</text:p>
          </table:table-cell>
          <table:table-cell table:style-name="ce17" table:formula="of:=[.E34]/([.E33]/[.E39]*1000)" office:value-type="float" office:value="0.669683333333333" calcext:value-type="float">
            <text:p>0,67</text:p>
          </table:table-cell>
          <table:table-cell table:style-name="ce17" table:formula="of:=[.F34]/([.F33]/[.F39]*1000)" office:value-type="float" office:value="0.422062777777778" calcext:value-type="float">
            <text:p>0,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02</text:p>
          </table:table-cell>
          <table:table-cell table:style-name="ce20" table:formula="of:=[.B42]+[.B34]/[.$B$21]" office:value-type="float" office:value="335.391693180935" calcext:value-type="float">
            <text:p>335</text:p>
          </table:table-cell>
          <table:table-cell table:style-name="ce20" table:formula="of:=[.C42]+[.C34]/[.$B$21]" office:value-type="float" office:value="340.666281681069" calcext:value-type="float">
            <text:p>341</text:p>
          </table:table-cell>
          <table:table-cell table:style-name="ce20" table:formula="of:=[.D42]+[.D34]/[.$B$21]" office:value-type="float" office:value="346.09264936156" calcext:value-type="float">
            <text:p>346</text:p>
          </table:table-cell>
          <table:table-cell table:style-name="ce20" table:formula="of:=[.E42]+[.E34]/[.$B$21]" office:value-type="float" office:value="351.061873664635" calcext:value-type="float">
            <text:p>351</text:p>
          </table:table-cell>
          <table:table-cell table:style-name="ce20" table:formula="of:=[.F42]+[.F34]/[.$B$21]" office:value-type="float" office:value="355.573954590295" calcext:value-type="float">
            <text:p>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2</text:p>
          </table:table-cell>
          <table:table-cell table:style-name="ce21" table:formula="of:=[.B43]*([.B45]/[.B42])^([.$B$12]*[.B44]/([.$B$12]-1))" office:value-type="float" office:value="80.4043487510825" calcext:value-type="float">
            <text:p>80,4</text:p>
          </table:table-cell>
          <table:table-cell table:style-name="ce21" table:formula="of:=[.C43]*([.C45]/[.C42])^([.$B$12]*[.C44]/([.$B$12]-1))" office:value-type="float" office:value="79.2468506007764" calcext:value-type="float">
            <text:p>79,2</text:p>
          </table:table-cell>
          <table:table-cell table:style-name="ce21" table:formula="of:=[.D43]*([.D45]/[.D42])^([.$B$12]*[.D44]/([.$B$12]-1))" office:value-type="float" office:value="76.1873051709324" calcext:value-type="float">
            <text:p>76,2</text:p>
          </table:table-cell>
          <table:table-cell table:style-name="ce21" table:formula="of:=[.E43]*([.E45]/[.E42])^([.$B$12]*[.E44]/([.$B$12]-1))" office:value-type="float" office:value="70.4789649979478" calcext:value-type="float">
            <text:p>70,5</text:p>
          </table:table-cell>
          <table:table-cell table:style-name="ce21" table:formula="of:=[.F43]*([.F45]/[.F42])^([.$B$12]*[.F44]/([.$B$12]-1))" office:value-type="float" office:value="65.3953302433505" calcext:value-type="float">
            <text:p>65,4</text:p>
          </table:table-cell>
          <table:table-cell table:number-columns-repeated="1018"/>
        </table:table-row>
        <table:table-row table:style-name="ro1">
          <table:table-cell table:number-columns-repeated="7"/>
          <table:table-cell>
            <draw:frame table:end-cell-address="Brouillon.N60" table:end-x="1.206cm" table:end-y="0.027cm" draw:z-index="3" draw:name="Graphique 4" draw:style-name="gr1" draw:text-style-name="P1" svg:width="14.656cm" svg:height="7.859cm" svg:x="0.139cm" svg:y="0.079cm">
              <draw:object draw:notify-on-update-of-ranges="Brouillon.B48:Brouillon.F48 Brouillon.A50:Brouillon.A50 Brouillon.B50:Brouillon.F5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.<text:span text:style-name="T1">e</text:span><text:span text:style-name="T2">T01/P01</text:span></text:p>
          </table:table-cell>
          <table:table-cell table:style-name="ce17" table:formula="of:=[.B39]*[.B42]^0.5/[.B43]" office:value-type="float" office:value="19.8332608142425" calcext:value-type="float">
            <text:p>19,83</text:p>
          </table:table-cell>
          <table:table-cell table:style-name="ce17" table:formula="of:=[.C39]*[.C42]^0.5/[.C43]" office:value-type="float" office:value="25.6387860053424" calcext:value-type="float">
            <text:p>25,64</text:p>
          </table:table-cell>
          <table:table-cell table:style-name="ce17" table:formula="of:=[.D39]*[.D42]^0.5/[.D43]" office:value-type="float" office:value="32.1213610315245" calcext:value-type="float">
            <text:p>32,12</text:p>
          </table:table-cell>
          <table:table-cell table:style-name="ce17" table:formula="of:=[.E39]*[.E42]^0.5/[.E43]" office:value-type="float" office:value="38.633784551092" calcext:value-type="float">
            <text:p>38,63</text:p>
          </table:table-cell>
          <table:table-cell table:style-name="ce17" table:formula="of:=[.F39]*[.F42]^0.5/[.F43]" office:value-type="float" office:value="45.1664146813059" calcext:value-type="float">
            <text:p>45,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2/P01</text:p>
          </table:table-cell>
          <table:table-cell table:style-name="ce22" table:formula="of:=[.B46]/[.B43]" office:value-type="float" office:value="1.37992059685605" calcext:value-type="float">
            <text:p>1,380</text:p>
          </table:table-cell>
          <table:table-cell table:style-name="ce22" table:formula="of:=[.C46]/[.C43]" office:value-type="float" office:value="1.34520502779755" calcext:value-type="float">
            <text:p>1,345</text:p>
          </table:table-cell>
          <table:table-cell table:style-name="ce22" table:formula="of:=[.D46]/[.D43]" office:value-type="float" office:value="1.27368206005216" calcext:value-type="float">
            <text:p>1,274</text:p>
          </table:table-cell>
          <table:table-cell table:style-name="ce22" table:formula="of:=[.E46]/[.E43]" office:value-type="float" office:value="1.15683653302306" calcext:value-type="float">
            <text:p>1,157</text:p>
          </table:table-cell>
          <table:table-cell table:style-name="ce22" table:formula="of:=[.F46]/[.F43]" office:value-type="float" office:value="1.05082285092713" calcext:value-type="float">
            <text:p>1,0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/(<text:span text:style-name="T1">e</text:span><text:span text:style-name="T3">(T01))</text:span></text:p>
          </table:table-cell>
          <table:table-cell table:style-name="ce17" table:formula="of:=[.B38]/([.B42])^0.5" office:value-type="float" office:value="62.3490957317748" calcext:value-type="float">
            <text:p>62,35</text:p>
          </table:table-cell>
          <table:table-cell table:style-name="ce17" table:formula="of:=[.C38]/([.C42])^0.5" office:value-type="float" office:value="61.5541068351638" calcext:value-type="float">
            <text:p>61,55</text:p>
          </table:table-cell>
          <table:table-cell table:style-name="ce17" table:formula="of:=[.D38]/([.D42])^0.5" office:value-type="float" office:value="60.4842799697143" calcext:value-type="float">
            <text:p>60,48</text:p>
          </table:table-cell>
          <table:table-cell table:style-name="ce17" table:formula="of:=[.E38]/([.E42])^0.5" office:value-type="float" office:value="59.249474704311" calcext:value-type="float">
            <text:p>59,25</text:p>
          </table:table-cell>
          <table:table-cell table:style-name="ce17" table:formula="of:=[.F38]/([.F42])^0.5" office:value-type="float" office:value="57.8832920833184" calcext:value-type="float">
            <text:p>57,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2/P01 Calc</text:p>
          </table:table-cell>
          <table:table-cell table:style-name="ce17" table:formula="of:=-0.0003*[.B48]^2+0.0061*[.B48]+1.3807" office:value-type="float" office:value="1.38367542060915" calcext:value-type="float">
            <text:p>1,38</text:p>
          </table:table-cell>
          <table:table-cell table:style-name="ce17" table:formula="of:=-0.0003*[.C48]^2+0.0061*[.C48]+1.3807" office:value-type="float" office:value="1.33989239028427" calcext:value-type="float">
            <text:p>1,34</text:p>
          </table:table-cell>
          <table:table-cell table:style-name="ce17" table:formula="of:=-0.0003*[.D48]^2+0.0061*[.D48]+1.3807" office:value-type="float" office:value="1.26710575193704" calcext:value-type="float">
            <text:p>1,27</text:p>
          </table:table-cell>
          <table:table-cell table:style-name="ce17" table:formula="of:=-0.0003*[.E48]^2+0.0061*[.E48]+1.3807" office:value-type="float" office:value="1.1685952931396" calcext:value-type="float">
            <text:p>1,17</text:p>
          </table:table-cell>
          <table:table-cell table:style-name="ce17" table:formula="of:=-0.0003*[.F48]^2+0.0061*[.F48]+1.3807" office:value-type="float" office:value="1.04421362500686" calcext:value-type="float">
            <text:p>1,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Rad(T01)</text:p>
          </table:table-cell>
          <table:table-cell table:style-name="ce17" table:formula="of:=-0.178*[.B48]+66.01" office:value-type="float" office:value="62.4796795750648" calcext:value-type="float">
            <text:p>62,48</text:p>
          </table:table-cell>
          <table:table-cell table:style-name="ce17" table:formula="of:=-0.178*[.C48]+66.01" office:value-type="float" office:value="61.4462960910491" calcext:value-type="float">
            <text:p>61,45</text:p>
          </table:table-cell>
          <table:table-cell table:style-name="ce17" table:formula="of:=-0.178*[.D48]+66.01" office:value-type="float" office:value="60.2923977363887" calcext:value-type="float">
            <text:p>60,29</text:p>
          </table:table-cell>
          <table:table-cell table:style-name="ce17" table:formula="of:=-0.178*[.E48]+66.01" office:value-type="float" office:value="59.1331863499056" calcext:value-type="float">
            <text:p>59,13</text:p>
          </table:table-cell>
          <table:table-cell table:style-name="ce17" table:formula="of:=-0.178*[.F48]+66.01" office:value-type="float" office:value="57.9703781867276" calcext:value-type="float">
            <text:p>57,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RBE TB1/P2 N : 8615 tr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(Nm3/h)</text:p>
          </table:table-cell>
          <table:table-cell office:value-type="float" office:value="230000" calcext:value-type="float">
            <text:p>23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4" office:value-type="float" office:value="57.3" calcext:value-type="float">
            <text:p>57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79.5" calcext:value-type="float">
            <text:p>79,5</text:p>
          </table:table-cell>
          <table:table-cell office:value-type="float" office:value="79" calcext:value-type="float">
            <text:p>79</text:p>
          </table:table-cell>
          <table:table-cell office:value-type="float" office:value="76.5" calcext:value-type="float">
            <text:p>76,5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ed Poly</text:p>
          </table:table-cell>
          <table:table-cell table:formula="of:=-0.0000002*[.B55]^2+0.0829*[.B55]+31941" office:value-type="float" office:value="40428" calcext:value-type="float">
            <text:p>40428</text:p>
          </table:table-cell>
          <table:table-cell table:formula="of:=-0.0000002*[.C55]^2+0.0829*[.C55]+31941" office:value-type="float" office:value="38811" calcext:value-type="float">
            <text:p>38811</text:p>
          </table:table-cell>
          <table:table-cell table:formula="of:=-0.0000002*[.D55]^2+0.0829*[.D55]+31941" office:value-type="float" office:value="33101" calcext:value-type="float">
            <text:p>33101</text:p>
          </table:table-cell>
          <table:table-cell table:formula="of:=-0.0000002*[.E55]^2+0.0829*[.E55]+31941" office:value-type="float" office:value="23391" calcext:value-type="float">
            <text:p>2339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VERSION</text:p>
          </table:table-cell>
          <table:table-cell table:number-columns-repeated="5"/>
          <table:table-cell>
            <draw:frame table:end-cell-address="Brouillon.L76" table:end-x="2.183cm" table:end-y="0.66cm" draw:z-index="1" draw:name="Graphique 2" draw:style-name="gr1" draw:text-style-name="P1" svg:width="13.423cm" svg:height="7.511cm" svg:x="0.084cm" svg:y="0.029cm">
              <draw:object draw:notify-on-update-of-ranges="Brouillon.B74:Brouillon.E74 Brouillon.A75:Brouillon.A75 Brouillon.B75:Brouillon.E7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4"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 (kg/s)</text:p>
          </table:table-cell>
          <table:table-cell table:style-name="ce17" table:formula="of:=[.B55]*0.782/3600" office:value-type="float" office:value="49.9611111111111" calcext:value-type="float">
            <text:p>49,96</text:p>
          </table:table-cell>
          <table:table-cell table:style-name="ce17" table:formula="of:=[.C55]*0.782/3600" office:value-type="float" office:value="65.1666666666667" calcext:value-type="float">
            <text:p>65,17</text:p>
          </table:table-cell>
          <table:table-cell table:style-name="ce17" table:formula="of:=[.D55]*0.782/3600" office:value-type="float" office:value="86.8888888888889" calcext:value-type="float">
            <text:p>86,89</text:p>
          </table:table-cell>
          <table:table-cell table:style-name="ce17" table:formula="of:=[.E55]*0.782/3600" office:value-type="float" office:value="108.611111111111" calcext:value-type="float">
            <text:p>108,61</text:p>
          </table:table-cell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Rho1 (kg/m3)</text:p>
          </table:table-cell>
          <table:table-cell table:style-name="ce17" table:formula="of:=[.B57]*10^5/(8.314*(273+[.B56]))*17.52/1000" office:value-type="float" office:value="42.6670157450798" calcext:value-type="float">
            <text:p>42,67</text:p>
          </table:table-cell>
          <table:table-cell table:style-name="ce17" table:formula="of:=[.C57]*10^5/(8.314*(273+[.C56]))*17.52/1000" office:value-type="float" office:value="42.6670157450798" calcext:value-type="float">
            <text:p>42,67</text:p>
          </table:table-cell>
          <table:table-cell table:style-name="ce17" table:formula="of:=[.D57]*10^5/(8.314*(273+[.D56]))*17.52/1000" office:value-type="float" office:value="42.6670157450798" calcext:value-type="float">
            <text:p>42,67</text:p>
          </table:table-cell>
          <table:table-cell table:style-name="ce17" table:formula="of:=[.E57]*10^5/(8.314*(273+[.E56]))*17.52/1000" office:value-type="float" office:value="42.6670157450798" calcext:value-type="float">
            <text:p>42,67</text:p>
          </table:table-cell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c1 (m/s)</text:p>
          </table:table-cell>
          <table:table-cell table:style-name="ce17" table:formula="of:=[.B65]/[.B66]/[.$F$3]" office:value-type="float" office:value="133.304796326414" calcext:value-type="float">
            <text:p>133,30</text:p>
          </table:table-cell>
          <table:table-cell table:style-name="ce17" table:formula="of:=[.C65]/[.C66]/[.$F$3]" office:value-type="float" office:value="173.875821295323" calcext:value-type="float">
            <text:p>173,88</text:p>
          </table:table-cell>
          <table:table-cell table:style-name="ce17" table:formula="of:=[.D65]/[.D66]/[.$F$3]" office:value-type="float" office:value="231.834428393764" calcext:value-type="float">
            <text:p>231,83</text:p>
          </table:table-cell>
          <table:table-cell table:style-name="ce17" table:formula="of:=[.E65]/[.E66]/[.$F$3]" office:value-type="float" office:value="289.793035492205" calcext:value-type="float">
            <text:p>289,79</text:p>
          </table:table-cell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T01</text:p>
          </table:table-cell>
          <table:table-cell table:style-name="ce21" table:formula="of:=(273+[.B56])+0.5*[.B67]^2/[.$B$21]" office:value-type="float" office:value="289.33857418984" calcext:value-type="float">
            <text:p>289,3</text:p>
          </table:table-cell>
          <table:table-cell table:style-name="ce21" table:formula="of:=(273+[.C56])+0.5*[.C67]^2/[.$B$21]" office:value-type="float" office:value="293.783963650012" calcext:value-type="float">
            <text:p>293,8</text:p>
          </table:table-cell>
          <table:table-cell table:style-name="ce21" table:formula="of:=(273+[.D56])+0.5*[.D67]^2/[.$B$21]" office:value-type="float" office:value="302.171490933355" calcext:value-type="float">
            <text:p>302,2</text:p>
          </table:table-cell>
          <table:table-cell table:style-name="ce21" table:formula="of:=(273+[.E56])+0.5*[.E67]^2/[.$B$21]" office:value-type="float" office:value="312.955454583367" calcext:value-type="float">
            <text:p>313,0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string" calcext:value-type="string">
            <text:p>P01</text:p>
          </table:table-cell>
          <table:table-cell table:style-name="ce21" table:formula="of:=([.B57]*10^5+[.B66]*[.B65]^2/2)/10^5" office:value-type="float" office:value="57.8325083830326" calcext:value-type="float">
            <text:p>57,8</text:p>
          </table:table-cell>
          <table:table-cell table:style-name="ce21" table:formula="of:=([.C57]*10^5+[.C66]*[.C65]^2/2)/10^5" office:value-type="float" office:value="58.2059688936283" calcext:value-type="float">
            <text:p>58,2</text:p>
          </table:table-cell>
          <table:table-cell table:style-name="ce21" table:formula="of:=([.D57]*10^5+[.D66]*[.D65]^2/2)/10^5" office:value-type="float" office:value="58.9106113664503" calcext:value-type="float">
            <text:p>58,9</text:p>
          </table:table-cell>
          <table:table-cell table:style-name="ce21" table:formula="of:=([.E57]*10^5+[.E66]*[.E65]^2/2)/10^5" office:value-type="float" office:value="59.8165802600785" calcext:value-type="float">
            <text:p>59,8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string" calcext:value-type="string">
            <text:p>µp</text:p>
          </table:table-cell>
          <table:table-cell table:style-name="ce17" table:formula="of:=[.B60]/([.B59]/[.B65]*1000)" office:value-type="float" office:value="0.841594916666667" calcext:value-type="float">
            <text:p>0,84</text:p>
          </table:table-cell>
          <table:table-cell table:style-name="ce17" table:formula="of:=[.C60]/([.C59]/[.C65]*1000)" office:value-type="float" office:value="0.843061166666667" calcext:value-type="float">
            <text:p>0,84</text:p>
          </table:table-cell>
          <table:table-cell table:style-name="ce17" table:formula="of:=[.D60]/([.D59]/[.D65]*1000)" office:value-type="float" office:value="0.798919197530864" calcext:value-type="float">
            <text:p>0,80</text:p>
          </table:table-cell>
          <table:table-cell table:style-name="ce17" table:formula="of:=[.E60]/([.E59]/[.E65]*1000)" office:value-type="float" office:value="0.635130625" calcext:value-type="float">
            <text:p>0,64</text:p>
          </table:table-cell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T02</text:p>
          </table:table-cell>
          <table:table-cell table:style-name="ce20" table:formula="of:=[.B68]+[.B60]/[.$B$21]" office:value-type="float" office:value="318.179704663313" calcext:value-type="float">
            <text:p>318</text:p>
          </table:table-cell>
          <table:table-cell table:style-name="ce20" table:formula="of:=[.C68]+[.C60]/[.$B$21]" office:value-type="float" office:value="321.471534511938" calcext:value-type="float">
            <text:p>321</text:p>
          </table:table-cell>
          <table:table-cell table:style-name="ce20" table:formula="of:=[.D68]+[.D60]/[.$B$21]" office:value-type="float" office:value="325.785576710599" calcext:value-type="float">
            <text:p>326</text:p>
          </table:table-cell>
          <table:table-cell table:style-name="ce20" table:formula="of:=[.E68]+[.E60]/[.$B$21]" office:value-type="float" office:value="329.642475531843" calcext:value-type="float">
            <text:p>3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02</text:p>
          </table:table-cell>
          <table:table-cell table:style-name="ce21" table:formula="of:=[.B69]*([.B71]/[.B68])^([.$B$12]*[.B70]/([.$B$12]-1))" office:value-type="float" office:value="73.2417497876706" calcext:value-type="float">
            <text:p>73,2</text:p>
          </table:table-cell>
          <table:table-cell table:style-name="ce21" table:formula="of:=[.C69]*([.C71]/[.C68])^([.$B$12]*[.C70]/([.$B$12]-1))" office:value-type="float" office:value="72.8407715524201" calcext:value-type="float">
            <text:p>72,8</text:p>
          </table:table-cell>
          <table:table-cell table:style-name="ce21" table:formula="of:=[.D69]*([.D71]/[.D68])^([.$B$12]*[.D70]/([.$B$12]-1))" office:value-type="float" office:value="70.3577259399414" calcext:value-type="float">
            <text:p>70,4</text:p>
          </table:table-cell>
          <table:table-cell table:style-name="ce21" table:formula="of:=[.E69]*([.E71]/[.E68])^([.$B$12]*[.E70]/([.$B$12]-1))" office:value-type="float" office:value="65.9398128709764" calcext:value-type="float">
            <text:p>65,9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.<text:span text:style-name="T1">e</text:span><text:span text:style-name="T2">T01/P01</text:span></text:p>
          </table:table-cell>
          <table:table-cell table:style-name="ce17" table:formula="of:=[.B65]*[.B68]^0.5/[.B69]" office:value-type="float" office:value="14.6947846977915" calcext:value-type="float">
            <text:p>14,69</text:p>
          </table:table-cell>
          <table:table-cell table:style-name="ce17" table:formula="of:=[.C65]*[.C68]^0.5/[.C69]" office:value-type="float" office:value="19.1898697541659" calcext:value-type="float">
            <text:p>19,19</text:p>
          </table:table-cell>
          <table:table-cell table:style-name="ce17" table:formula="of:=[.D65]*[.D68]^0.5/[.D69]" office:value-type="float" office:value="25.6387860053424" calcext:value-type="float">
            <text:p>25,64</text:p>
          </table:table-cell>
          <table:table-cell table:style-name="ce17" table:formula="of:=[.E65]*[.E68]^0.5/[.E69]" office:value-type="float" office:value="32.1213610315245" calcext:value-type="float">
            <text:p>32,12</text:p>
          </table:table-cell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P02/P01</text:p>
          </table:table-cell>
          <table:table-cell table:style-name="ce22" table:formula="of:=[.B72]/[.B69]" office:value-type="float" office:value="1.26644601514741" calcext:value-type="float">
            <text:p>1,266</text:p>
          </table:table-cell>
          <table:table-cell table:style-name="ce22" table:formula="of:=[.C72]/[.C69]" office:value-type="float" office:value="1.25143130398769" calcext:value-type="float">
            <text:p>1,251</text:p>
          </table:table-cell>
          <table:table-cell table:style-name="ce22" table:formula="of:=[.D72]/[.D69]" office:value-type="float" office:value="1.19431328767384" calcext:value-type="float">
            <text:p>1,194</text:p>
          </table:table-cell>
          <table:table-cell table:style-name="ce22" table:formula="of:=[.E72]/[.E69]" office:value-type="float" office:value="1.10236681174809" calcext:value-type="float">
            <text:p>1,102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 calcext:value-type="string">
            <text:p>N/(<text:span text:style-name="T1">e</text:span><text:span text:style-name="T3">(T01))</text:span></text:p>
          </table:table-cell>
          <table:table-cell table:style-name="ce17" table:formula="of:=[.B64]/([.B68])^0.5" office:value-type="float" office:value="53.0277706242893" calcext:value-type="float">
            <text:p>53,03</text:p>
          </table:table-cell>
          <table:table-cell table:style-name="ce17" table:formula="of:=[.C64]/([.C68])^0.5" office:value-type="float" office:value="52.6250467417868" calcext:value-type="float">
            <text:p>52,63</text:p>
          </table:table-cell>
          <table:table-cell table:style-name="ce17" table:formula="of:=[.D64]/([.D68])^0.5" office:value-type="float" office:value="51.8895367900166" calcext:value-type="float">
            <text:p>51,89</text:p>
          </table:table-cell>
          <table:table-cell table:style-name="ce17" table:formula="of:=[.E64]/([.E68])^0.5" office:value-type="float" office:value="50.9876827408246" calcext:value-type="float">
            <text:p>50,99</text:p>
          </table:table-cell>
          <table:table-cell table:style-name="ce17"/>
          <table:table-cell>
            <draw:frame table:end-cell-address="Brouillon.L93" table:end-x="2.183cm" table:end-y="1.14cm" draw:z-index="2" draw:name="Graphique 3" draw:style-name="gr1" draw:text-style-name="P1" svg:width="13.423cm" svg:height="11.141cm" svg:x="0.084cm" svg:y="0.741cm">
              <draw:object draw:notify-on-update-of-ranges="Brouillon.B74:Brouillon.E74 Brouillon.A76:Brouillon.A76 Brouillon.B76:Brouillon.E7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02/P01 Calc</text:p>
          </table:table-cell>
          <table:table-cell table:style-name="ce22" table:formula="of:=-0.0004*[.B74]^2+0.0115*[.B74]+1.1946" office:value-type="float" office:value="1.27721534509882" calcext:value-type="float">
            <text:p>1,277</text:p>
          </table:table-cell>
          <table:table-cell table:style-name="ce22" table:formula="of:=-0.0004*[.C74]^2+0.0115*[.C74]+1.1946" office:value-type="float" office:value="1.26798306170017" calcext:value-type="float">
            <text:p>1,268</text:p>
          </table:table-cell>
          <table:table-cell table:style-name="ce22" table:formula="of:=-0.0004*[.D74]^2+0.0115*[.D74]+1.1946" office:value-type="float" office:value="1.22650709993034" calcext:value-type="float">
            <text:p>1,227</text:p>
          </table:table-cell>
          <table:table-cell table:style-name="ce22" table:formula="of:=-0.0004*[.E74]^2+0.0115*[.E74]+1.1946" office:value-type="float" office:value="1.15128291805552" calcext:value-type="float">
            <text:p>1,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 Calc</text:p>
          </table:table-cell>
          <table:table-cell table:style-name="ce17" table:formula="of:=-0.0021*[.B74]^2-0.0211*[.B74]+53.7382" office:value-type="float" office:value="52.9746729785163" calcext:value-type="float">
            <text:p>52,97</text:p>
          </table:table-cell>
          <table:table-cell table:style-name="ce17" table:formula="of:=-0.0021*[.C74]^2-0.0211*[.C74]+53.7382" office:value-type="float" office:value="52.5599664357052" calcext:value-type="float">
            <text:p>52,56</text:p>
          </table:table-cell>
          <table:table-cell table:style-name="ce17" table:formula="of:=-0.0021*[.D74]^2-0.0211*[.D74]+53.7382" office:value-type="float" office:value="51.816792184849" calcext:value-type="float">
            <text:p>51,82</text:p>
          </table:table-cell>
          <table:table-cell table:style-name="ce17" table:formula="of:=-0.0021*[.E74]^2-0.0211*[.E74]+53.7382" office:value-type="float" office:value="50.893697429748" calcext:value-type="float">
            <text:p>50,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02/P01 I sans Corr</text:p>
          </table:table-cell>
          <table:table-cell table:style-name="ce17" table:formula="of:=-0.0003*[.B74]^2+0.0061*[.B74]+1.3807" office:value-type="float" office:value="1.40555717746219" calcext:value-type="float">
            <text:p>1,41</text:p>
          </table:table-cell>
          <table:table-cell table:style-name="ce17" table:formula="of:=-0.0003*[.C74]^2+0.0061*[.C74]+1.3807" office:value-type="float" office:value="1.38728287514586" calcext:value-type="float">
            <text:p>1,39</text:p>
          </table:table-cell>
          <table:table-cell table:style-name="ce17" table:formula="of:=-0.0003*[.D74]^2+0.0061*[.D74]+1.3807" office:value-type="float" office:value="1.33989239028427" calcext:value-type="float">
            <text:p>1,34</text:p>
          </table:table-cell>
          <table:table-cell table:style-name="ce17" table:formula="of:=-0.0003*[.E74]^2+0.0061*[.E74]+1.3807" office:value-type="float" office:value="1.26710575193704" calcext:value-type="float">
            <text:p>1,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calc</text:p>
          </table:table-cell>
          <table:table-cell table:style-name="ce17" table:formula="of:=-0.178*[.B74]+66.01" office:value-type="float" office:value="63.3943283237931" calcext:value-type="float">
            <text:p>63,39</text:p>
          </table:table-cell>
          <table:table-cell table:style-name="ce17" table:formula="of:=-0.178*[.C74]+66.01" office:value-type="float" office:value="62.5942031837585" calcext:value-type="float">
            <text:p>62,59</text:p>
          </table:table-cell>
          <table:table-cell table:style-name="ce17" table:formula="of:=-0.178*[.D74]+66.01" office:value-type="float" office:value="61.4462960910491" calcext:value-type="float">
            <text:p>61,45</text:p>
          </table:table-cell>
          <table:table-cell table:style-name="ce17" table:formula="of:=-0.178*[.E74]+66.01" office:value-type="float" office:value="60.2923977363887" calcext:value-type="float">
            <text:p>60,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02/P01 avec Corr</text:p>
          </table:table-cell>
          <table:table-cell table:style-name="ce23" table:formula="of:=[.B79]*[.B78]/[.B80]" office:value-type="float" office:value="1.17453617377819" calcext:value-type="float">
            <text:p>1,17</text:p>
          </table:table-cell>
          <table:table-cell table:style-name="ce23" table:formula="of:=[.C79]*[.C78]/[.C80]" office:value-type="float" office:value="1.16489287578973" calcext:value-type="float">
            <text:p>1,16</text:p>
          </table:table-cell>
          <table:table-cell table:style-name="ce23" table:formula="of:=[.D79]*[.D78]/[.D80]" office:value-type="float" office:value="1.12991229665891" calcext:value-type="float">
            <text:p>1,13</text:p>
          </table:table-cell>
          <table:table-cell table:style-name="ce23" table:formula="of:=[.E79]*[.E78]/[.E80]" office:value-type="float" office:value="1.06958255388235" calcext:value-type="float">
            <text:p>1,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02/P01 prem Formul</text:p>
          </table:table-cell>
          <table:table-cell table:style-name="ce23" table:formula="of:=-0.0006*[.B74]^2+(0.0006*[.B76]-0.0133)*[.B74]+1" office:value-type="float" office:value="1.14253634852739" calcext:value-type="float">
            <text:p>1,14</text:p>
          </table:table-cell>
          <table:table-cell table:style-name="ce23" table:formula="of:=-0.0006*[.C74]^2+(0.0006*[.C76]-0.0133)*[.C74]+1" office:value-type="float" office:value="1.12974474722955" calcext:value-type="float">
            <text:p>1,13</text:p>
          </table:table-cell>
          <table:table-cell table:style-name="ce23" table:formula="of:=-0.0006*[.D74]^2+(0.0006*[.D76]-0.0133)*[.D74]+1" office:value-type="float" office:value="1.06282657523765" calcext:value-type="float">
            <text:p>1,06</text:p>
          </table:table-cell>
          <table:table-cell table:style-name="ce23" table:formula="of:=-0.0006*[.E74]^2+(0.0006*[.E76]-0.0133)*[.E74]+1" office:value-type="float" office:value="0.936393056857515" calcext:value-type="float">
            <text:p>0,9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3" table:formula="of:=([.B75]-[.B81])/[.B81]" office:value-type="float" office:value="0.078252031245295" calcext:value-type="float">
            <text:p>0,08</text:p>
          </table:table-cell>
          <table:table-cell table:style-name="ce23" table:formula="of:=([.C75]-[.C81])/[.C81]" office:value-type="float" office:value="0.0742887436231385" calcext:value-type="float">
            <text:p>0,07</text:p>
          </table:table-cell>
          <table:table-cell table:style-name="ce23" table:formula="of:=([.D75]-[.D81])/[.D81]" office:value-type="float" office:value="0.0569964511452512" calcext:value-type="float">
            <text:p>0,06</text:p>
          </table:table-cell>
          <table:table-cell table:style-name="ce23" table:formula="of:=([.E75]-[.E81])/[.E81]" office:value-type="float" office:value="0.0306514515843018" calcext:value-type="float">
            <text:p>0,0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 corrigé par N</text:p>
          </table:table-cell>
          <table:table-cell table:style-name="ce23" table:formula="of:=[.B74]/[.B76]*[.B80]" office:value-type="float" office:value="17.567512169794" calcext:value-type="float">
            <text:p>17,57</text:p>
          </table:table-cell>
          <table:table-cell table:style-name="ce23" table:formula="of:=[.C74]/[.C76]*[.C80]" office:value-type="float" office:value="22.8251503957018" calcext:value-type="float">
            <text:p>22,83</text:p>
          </table:table-cell>
          <table:table-cell table:style-name="ce23" table:formula="of:=[.D74]/[.D76]*[.D80]" office:value-type="float" office:value="30.3608113264641" calcext:value-type="float">
            <text:p>30,36</text:p>
          </table:table-cell>
          <table:table-cell table:style-name="ce23" table:formula="of:=[.E74]/[.E76]*[.E80]" office:value-type="float" office:value="37.9831710531171" calcext:value-type="float">
            <text:p>37,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02/P01 calc</text:p>
          </table:table-cell>
          <table:table-cell table:style-name="ce17" table:formula="of:=-0.0003*[.B84]^2+0.0061*[.B84]+1.3807" office:value-type="float" office:value="1.39527657908499" calcext:value-type="float">
            <text:p>1,40</text:p>
          </table:table-cell>
          <table:table-cell table:style-name="ce17" table:formula="of:=-0.0003*[.C84]^2+0.0061*[.C84]+1.3807" office:value-type="float" office:value="1.36363717023786" calcext:value-type="float">
            <text:p>1,36</text:p>
          </table:table-cell>
          <table:table-cell table:style-name="ce17" table:formula="of:=-0.0003*[.D84]^2+0.0061*[.D84]+1.3807" office:value-type="float" office:value="1.28936728977109" calcext:value-type="float">
            <text:p>1,29</text:p>
          </table:table-cell>
          <table:table-cell table:style-name="ce17" table:formula="of:=-0.0003*[.E84]^2+0.0061*[.E84]+1.3807" office:value-type="float" office:value="1.17958095844891" calcext:value-type="float">
            <text:p>1,18</text:p>
          </table:table-cell>
          <table:table-cell table:number-columns-repeated="1019"/>
        </table:table-row>
        <table:table-row table:style-name="ro1">
          <table:table-cell/>
          <table:table-cell table:style-name="ce17" table:formula="of:=([.B75]-[.B85])/[.B75]" office:value-type="float" office:value="-0.101726060484769" calcext:value-type="float">
            <text:p>-0,10</text:p>
          </table:table-cell>
          <table:table-cell table:style-name="ce17" table:formula="of:=([.C75]-[.C85])/[.C75]" office:value-type="float" office:value="-0.0896620261077257" calcext:value-type="float">
            <text:p>-0,09</text:p>
          </table:table-cell>
          <table:table-cell table:style-name="ce17" table:formula="of:=([.D75]-[.D85])/[.D75]" office:value-type="float" office:value="-0.0795888340842097" calcext:value-type="float">
            <text:p>-0,08</text:p>
          </table:table-cell>
          <table:table-cell table:style-name="ce17" table:formula="of:=([.E75]-[.E85])/[.E75]" office:value-type="float" office:value="-0.0700439689202703" calcext:value-type="float">
            <text:p>-0,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rbe Compresseur - Forme : P02/P01: a*(M.<text:span text:style-name="T1">e</text:span><text:span text:style-name="T3">T01/P01)2+b(M.</text:span><text:span text:style-name="T4">e</text:span><text:span text:style-name="T3">T01/P01)+c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0.0006" calcext:value-type="float">
            <text:p>-0,0006</text:p>
          </table:table-cell>
          <table:table-cell office:value-type="float" office:value="-0.0005" calcext:value-type="float">
            <text:p>-0,0005</text:p>
          </table:table-cell>
          <table:table-cell office:value-type="float" office:value="-0.0006" calcext:value-type="float">
            <text:p>-0,0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237" calcext:value-type="float">
            <text:p>0,0237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172" calcext:value-type="float">
            <text:p>0,0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1547" calcext:value-type="float">
            <text:p>1,1547</text:p>
          </table:table-cell>
          <table:table-cell office:value-type="float" office:value="1.1497" calcext:value-type="float">
            <text:p>1,1497</text:p>
          </table:table-cell>
          <table:table-cell office:value-type="float" office:value="1.1241" calcext:value-type="float">
            <text:p>1,12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/(<text:span text:style-name="T1">e</text:span><text:span text:style-name="T3">(T01))</text:span></text:p>
          </table:table-cell>
          <table:table-cell office:value-type="float" office:value="62.12" calcext:value-type="float">
            <text:p>62,12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/(<text:span text:style-name="T1">e</text:span><text:span text:style-name="T3">(T01))</text:span>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M.<text:span text:style-name="T1">e</text:span><text:span text:style-name="T2">T01/P01</text:span>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02/P01</text:p>
          </table:table-cell>
          <table:table-cell table:style-name="ce26" table:formula="of:=-0.0006*[.B94]^2+(0.0006*[.B93]-0.0133)*[.B94]+1" office:value-type="float" office:value="0.511" calcext:value-type="float">
            <text:p>0,5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oint Test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Nom du Point :</text:p>
          </table:table-cell>
          <table:table-cell table:style-name="ce27" office:value-type="string" calcext:value-type="string">
            <text:p>TB1/P2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 office:value-type="string" calcext:value-type="string">
            <text:p>N:</text:p>
          </table:table-cell>
          <table:table-cell table:style-name="ce28" office:value-type="float" office:value="7696" calcext:value-type="float">
            <text:p>7696</text:p>
          </table:table-cell>
          <table:table-cell table:style-name="ce28" office:value-type="string" calcext:value-type="string">
            <text:p>tr/m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1:</text:p>
          </table:table-cell>
          <table:table-cell table:style-name="ce28" office:value-type="float" office:value="57.3" calcext:value-type="float">
            <text:p>57,3</text:p>
          </table:table-cell>
          <table:table-cell table:style-name="ce28" office:value-type="string" calcext:value-type="string">
            <text:p>Bar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1: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: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string" calcext:value-type="string">
            <text:p>kg/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Lambda:</text:p>
          </table:table-cell>
          <table:table-cell table:style-name="ce29" office:value-type="float" office:value="1.554" calcext:value-type="float">
            <text:p>1,554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9" office:value-type="string" calcext:value-type="string">
            <text:p>Rs:</text:p>
          </table:table-cell>
          <table:table-cell table:style-name="ce30" table:formula="of:=8.144/0.01752" office:value-type="float" office:value="464.840182648402" calcext:value-type="float">
            <text:p>464,8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10" office:value-type="string" calcext:value-type="string">
            <text:p>rho1:</text:p>
          </table:table-cell>
          <table:table-cell table:style-name="ce31" office:value-type="float" office:value="49.5" calcext:value-type="float">
            <text:p>49,5</text:p>
          </table:table-cell>
          <table:table-cell table:style-name="ce38" office:value-type="string" calcext:value-type="string">
            <text:p>kg/m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C1:</text:p>
          </table:table-cell>
          <table:table-cell table:style-name="ce21" table:formula="of:=[.B105]/[.B108]/[.$F$3]" office:value-type="float" office:value="216.186519742772" calcext:value-type="float">
            <text:p>216,2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p:</text:p>
          </table:table-cell>
          <table:table-cell table:style-name="ce20" table:formula="of:=[.B107]*[.B106]/([.B106]-1)" office:value-type="float" office:value="1303.90188417981" calcext:value-type="float">
            <text:p>1304</text:p>
          </table:table-cell>
          <table:table-cell office:value-type="string" calcext:value-type="string">
            <text:p>J/kg/°k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01:</text:p>
          </table:table-cell>
          <table:table-cell table:style-name="ce21" table:formula="of:=[.B104]+273+[.B110]^2/2/[.B111]" office:value-type="float" office:value="300.921828277704" calcext:value-type="float">
            <text:p>300,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01:</text:p>
          </table:table-cell>
          <table:table-cell table:style-name="ce21" table:formula="of:=([.B103]*1000000+[.B108]*[.B110]^2/2)/1000000" office:value-type="float" office:value="58.4567311301327" calcext:value-type="float">
            <text:p>58,5</text:p>
          </table:table-cell>
          <table:table-cell office:value-type="string" calcext:value-type="string">
            <text:p>ba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calcext:value-type="string">
            <text:p>N/(<text:span text:style-name="T1">e</text:span><text:span text:style-name="T3">(T01)):</text:span></text:p>
          </table:table-cell>
          <table:table-cell table:style-name="ce32" table:formula="of:=[.B102]*2*PI()/60/([.B112])^0.5" office:value-type="float" office:value="46.4586762359466" calcext:value-type="float">
            <text:p>46,46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M.<text:span text:style-name="T1">e</text:span><text:span text:style-name="T2">T01/P01:</text:span></text:p>
          </table:table-cell>
          <table:table-cell table:style-name="ce33" table:formula="of:=[.B105]*[.B112]^0.5/[.B113]" office:value-type="float" office:value="27.894602257903" calcext:value-type="float">
            <text:p>27,89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P02/P01:</text:p>
          </table:table-cell>
          <table:table-cell table:style-name="ce34" table:formula="of:=-0.0006*[.B116]^2+(0.0006*[.B115]-0.0133)*[.B116]+1" office:value-type="float" office:value="0.939704265912178" calcext:value-type="float">
            <text:p>0,9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erif BARBAIRA</text:p>
          </table:table-cell>
          <table:table-cell office:value-type="string" calcext:value-type="string">
            <text:p>Point TB1/P2</text:p>
          </table:table-cell>
          <table:table-cell office:value-type="string" calcext:value-type="string">
            <text:p>Point TB2/BP</text:p>
          </table:table-cell>
          <table:table-cell table:style-name="ce40" office:value-type="string" calcext:value-type="string">
            <text:p>Point TB4 min</text:p>
          </table:table-cell>
          <table:table-cell office:value-type="string" calcext:value-type="string">
            <text:p>Point TB4 Max</text:p>
          </table:table-cell>
          <table:table-cell office:value-type="string" calcext:value-type="string">
            <text:p>TB5</text:p>
          </table:table-cell>
          <table:table-cell office:value-type="string" calcext:value-type="string">
            <text:p>TB6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M :</text:p>
          </table:table-cell>
          <table:table-cell table:style-name="ce35" office:value-type="float" office:value="94" calcext:value-type="float">
            <text:p>94,0</text:p>
          </table:table-cell>
          <table:table-cell table:style-name="ce35" office:value-type="float" office:value="125" calcext:value-type="float">
            <text:p>125,0</text:p>
          </table:table-cell>
          <table:table-cell table:style-name="ce41" office:value-type="float" office:value="43.43" calcext:value-type="float">
            <text:p>43,43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T1:</text:p>
          </table:table-cell>
          <table:table-cell table:number-columns-repeated="2" table:style-name="ce35" office:value-type="float" office:value="10" calcext:value-type="float">
            <text:p>10,0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 table:style-name="ce43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P1:</text:p>
          </table:table-cell>
          <table:table-cell table:style-name="ce35" office:value-type="float" office:value="57.3" calcext:value-type="float">
            <text:p>57,3</text:p>
          </table:table-cell>
          <table:table-cell table:style-name="ce35" office:value-type="float" office:value="51" calcext:value-type="float">
            <text:p>51,0</text:p>
          </table:table-cell>
          <table:table-cell table:style-name="ce41" office:value-type="float" office:value="61.7" calcext:value-type="float">
            <text:p>61,7</text:p>
          </table:table-cell>
          <table:table-cell table:style-name="ce43" office:value-type="float" office:value="61.7" calcext:value-type="float">
            <text:p>61,7</text:p>
          </table:table-cell>
          <table:table-cell table:style-name="ce43" office:value-type="float" office:value="58.9" calcext:value-type="float">
            <text:p>58,9</text:p>
          </table:table-cell>
          <table:table-cell table:style-name="ce43" office:value-type="float" office:value="61.7" calcext:value-type="float">
            <text:p>61,7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N:</text:p>
          </table:table-cell>
          <table:table-cell table:style-name="ce35" office:value-type="float" office:value="805" calcext:value-type="float">
            <text:p>805,0</text:p>
          </table:table-cell>
          <table:table-cell table:style-name="ce35" office:value-type="float" office:value="1006" calcext:value-type="float">
            <text:p>1006,0</text:p>
          </table:table-cell>
          <table:table-cell table:style-name="ce41" office:value-type="float" office:value="723" calcext:value-type="float">
            <text:p>723</text:p>
          </table:table-cell>
          <table:table-cell table:style-name="ce43" office:value-type="float" office:value="984" calcext:value-type="float">
            <text:p>984</text:p>
          </table:table-cell>
          <table:table-cell table:style-name="ce43" office:value-type="float" office:value="717" calcext:value-type="float">
            <text:p>717</text:p>
          </table:table-cell>
          <table:table-cell table:style-name="ce43" office:value-type="float" office:value="946" calcext:value-type="float">
            <text:p>946</text:p>
          </table:table-cell>
          <table:table-cell table:number-columns-repeated="1017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43" table:number-columns-repeated="3"/>
          <table:table-cell table:number-columns-repeated="1017"/>
        </table:table-row>
        <table:table-row table:style-name="ro1">
          <table:table-cell table:style-name="ce15" office:value-type="string" calcext:value-type="string">
            <text:p>rho1:</text:p>
          </table:table-cell>
          <table:table-cell table:style-name="ce35" office:value-type="float" office:value="43.2331537102473" calcext:value-type="float">
            <text:p>43,2</text:p>
          </table:table-cell>
          <table:table-cell table:style-name="ce35" office:value-type="float" office:value="38.4797703180212" calcext:value-type="float">
            <text:p>38,5</text:p>
          </table:table-cell>
          <table:table-cell table:style-name="ce42" office:value-type="float" office:value="45.744765625" calcext:value-type="float">
            <text:p>45,74</text:p>
          </table:table-cell>
          <table:table-cell table:style-name="ce44" office:value-type="float" office:value="45.744765625" calcext:value-type="float">
            <text:p>45,74</text:p>
          </table:table-cell>
          <table:table-cell table:style-name="ce44" office:value-type="float" office:value="43.668828125" calcext:value-type="float">
            <text:p>43,67</text:p>
          </table:table-cell>
          <table:table-cell table:style-name="ce44" office:value-type="float" office:value="45.744765625" calcext:value-type="float">
            <text:p>45,74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C1:</text:p>
          </table:table-cell>
          <table:table-cell table:style-name="ce35" office:value-type="float" office:value="215.157324639426" calcext:value-type="float">
            <text:p>215,2</text:p>
          </table:table-cell>
          <table:table-cell table:style-name="ce35" office:value-type="float" office:value="321.456891474737" calcext:value-type="float">
            <text:p>321,5</text:p>
          </table:table-cell>
          <table:table-cell table:style-name="ce42" office:value-type="float" office:value="93.9493157423676" calcext:value-type="float">
            <text:p>93,95</text:p>
          </table:table-cell>
          <table:table-cell table:style-name="ce44" office:value-type="float" office:value="279.057373492181" calcext:value-type="float">
            <text:p>279,06</text:p>
          </table:table-cell>
          <table:table-cell table:style-name="ce44" office:value-type="float" office:value="179.019670129761" calcext:value-type="float">
            <text:p>179,02</text:p>
          </table:table-cell>
          <table:table-cell table:style-name="ce44" office:value-type="float" office:value="255.261783504476" calcext:value-type="float">
            <text:p>255,2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01:</text:p>
          </table:table-cell>
          <table:table-cell table:style-name="ce35" office:value-type="float" office:value="299.51247972666" calcext:value-type="float">
            <text:p>299,5</text:p>
          </table:table-cell>
          <table:table-cell table:style-name="ce35" office:value-type="float" office:value="319.85916630649" calcext:value-type="float">
            <text:p>319,9</text:p>
          </table:table-cell>
          <table:table-cell table:style-name="ce42" office:value-type="float" office:value="291.148380901744" calcext:value-type="float">
            <text:p>291,15</text:p>
          </table:table-cell>
          <table:table-cell table:style-name="ce44" office:value-type="float" office:value="315.777108240068" calcext:value-type="float">
            <text:p>315,78</text:p>
          </table:table-cell>
          <table:table-cell table:style-name="ce44" office:value-type="float" office:value="299.431455540744" calcext:value-type="float">
            <text:p>299,43</text:p>
          </table:table-cell>
          <table:table-cell table:style-name="ce44" office:value-type="float" office:value="311.241899833827" calcext:value-type="float">
            <text:p>311,2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P01:</text:p>
          </table:table-cell>
          <table:table-cell table:style-name="ce35" office:value-type="float" office:value="67.3068915282942" calcext:value-type="float">
            <text:p>67,3</text:p>
          </table:table-cell>
          <table:table-cell table:style-name="ce35" office:value-type="float" office:value="70.8814454935378" calcext:value-type="float">
            <text:p>70,9</text:p>
          </table:table-cell>
          <table:table-cell table:style-name="ce42" office:value-type="float" office:value="63.7188249057627" calcext:value-type="float">
            <text:p>63,72</text:p>
          </table:table-cell>
          <table:table-cell table:style-name="ce44" office:value-type="float" office:value="79.511414716071" calcext:value-type="float">
            <text:p>79,51</text:p>
          </table:table-cell>
          <table:table-cell table:style-name="ce44" office:value-type="float" office:value="65.8975022532592" calcext:value-type="float">
            <text:p>65,90</text:p>
          </table:table-cell>
          <table:table-cell table:style-name="ce44" office:value-type="float" office:value="76.6033194223047" calcext:value-type="float">
            <text:p>76,6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N/(<text:span text:style-name="T1">e</text:span><text:span text:style-name="T3">(T01)):</text:span></text:p>
          </table:table-cell>
          <table:table-cell table:style-name="ce35" office:value-type="float" office:value="46.5145066452752" calcext:value-type="float">
            <text:p>46,5</text:p>
          </table:table-cell>
          <table:table-cell table:style-name="ce35" office:value-type="float" office:value="56.2494888451713" calcext:value-type="float">
            <text:p>56,2</text:p>
          </table:table-cell>
          <table:table-cell table:style-name="ce42" office:value-type="float" office:value="42.3722091831648" calcext:value-type="float">
            <text:p>42,37</text:p>
          </table:table-cell>
          <table:table-cell table:style-name="ce44" office:value-type="float" office:value="55.3738572472362" calcext:value-type="float">
            <text:p>55,37</text:p>
          </table:table-cell>
          <table:table-cell table:style-name="ce44" office:value-type="float" office:value="41.4352959340529" calcext:value-type="float">
            <text:p>41,44</text:p>
          </table:table-cell>
          <table:table-cell table:style-name="ce44" office:value-type="float" office:value="53.6218887891368" calcext:value-type="float">
            <text:p>53,62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M.<text:span text:style-name="T1">e</text:span><text:span text:style-name="T2">T01/P01:</text:span></text:p>
          </table:table-cell>
          <table:table-cell table:style-name="ce35" office:value-type="float" office:value="24.1699516270596" calcext:value-type="float">
            <text:p>24,2</text:p>
          </table:table-cell>
          <table:table-cell table:style-name="ce35" office:value-type="float" office:value="31.5396484243202" calcext:value-type="float">
            <text:p>31,5</text:p>
          </table:table-cell>
          <table:table-cell table:style-name="ce42" office:value-type="float" office:value="11.6299878499689" calcext:value-type="float">
            <text:p>11,63</text:p>
          </table:table-cell>
          <table:table-cell table:style-name="ce44" office:value-type="float" office:value="28.8303922504533" calcext:value-type="float">
            <text:p>28,83</text:p>
          </table:table-cell>
          <table:table-cell table:style-name="ce44" office:value-type="float" office:value="20.7446851796633" calcext:value-type="float">
            <text:p>20,74</text:p>
          </table:table-cell>
          <table:table-cell table:style-name="ce44" office:value-type="float" office:value="27.1758694117502" calcext:value-type="float">
            <text:p>27,1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/(e(T01)) ref :</text:p>
          </table:table-cell>
          <table:table-cell table:style-name="ce35" office:value-type="float" office:value="62.1846198254219" calcext:value-type="float">
            <text:p>62,2</text:p>
          </table:table-cell>
          <table:table-cell table:style-name="ce35" office:value-type="float" office:value="61.1447556073284" calcext:value-type="float">
            <text:p>61,1</text:p>
          </table:table-cell>
          <table:table-cell table:style-name="ce42" office:value-type="float" office:value="63.9540087143694" calcext:value-type="float">
            <text:p>63,95</text:p>
          </table:table-cell>
          <table:table-cell table:style-name="ce44" office:value-type="float" office:value="61.527031653461" calcext:value-type="float">
            <text:p>61,53</text:p>
          </table:table-cell>
          <table:table-cell table:style-name="ce44" office:value-type="float" office:value="62.6679249211495" calcext:value-type="float">
            <text:p>62,67</text:p>
          </table:table-cell>
          <table:table-cell table:style-name="ce44" office:value-type="float" office:value="61.7604848260021" calcext:value-type="float">
            <text:p>61,7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P02/P01:</text:p>
          </table:table-cell>
          <table:table-cell table:style-name="ce35" office:value-type="float" office:value="1.00062558645513" calcext:value-type="float">
            <text:p>1,0</text:p>
          </table:table-cell>
          <table:table-cell table:style-name="ce35" office:value-type="float" office:value="1.14327616733789" calcext:value-type="float">
            <text:p>1,1</text:p>
          </table:table-cell>
          <table:table-cell table:style-name="ce42" office:value-type="float" office:value="0.92717385375527" calcext:value-type="float">
            <text:p>0,93</text:p>
          </table:table-cell>
          <table:table-cell table:style-name="ce44" office:value-type="float" office:value="1.15444634767201" calcext:value-type="float">
            <text:p>1,15</text:p>
          </table:table-cell>
          <table:table-cell table:style-name="ce44" office:value-type="float" office:value="0.903886168556742" calcext:value-type="float">
            <text:p>0,90</text:p>
          </table:table-cell>
          <table:table-cell table:style-name="ce44" office:value-type="float" office:value="1.1323732449577" calcext:value-type="float">
            <text:p>1,13</text:p>
          </table:table-cell>
          <table:table-cell table:number-columns-repeated="1017"/>
        </table:table-row>
        <table:table-row table:style-name="ro1">
          <table:table-cell/>
          <table:table-cell table:style-name="ce35" table:number-columns-repeated="2"/>
          <table:table-cell table:style-name="ce42"/>
          <table:table-cell table:style-name="ce44"/>
          <table:table-cell table:style-name="ce44" office:value-type="float" office:value="1.3670632554075" calcext:value-type="float">
            <text:p>1,37</text:p>
          </table:table-cell>
          <table:table-cell table:style-name="ce44" office:value-type="float" office:value="1.30424202115665" calcext:value-type="float">
            <text:p>1,30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P02:</text:p>
          </table:table-cell>
          <table:table-cell table:style-name="ce35" office:value-type="float" office:value="67.3489978079712" calcext:value-type="float">
            <text:p>67,3</text:p>
          </table:table-cell>
          <table:table-cell table:style-name="ce35" office:value-type="float" office:value="81.0370673392214" calcext:value-type="float">
            <text:p>81,0</text:p>
          </table:table-cell>
          <table:table-cell table:style-name="ce42" office:value-type="float" office:value="59.0784284446332" calcext:value-type="float">
            <text:p>59,08</text:p>
          </table:table-cell>
          <table:table-cell table:style-name="ce44" office:value-type="float" office:value="91.7916623172029" calcext:value-type="float">
            <text:p>91,79</text:p>
          </table:table-cell>
          <table:table-cell table:style-name="ce44" office:value-type="float" office:value="59.5638408291577" calcext:value-type="float">
            <text:p>59,56</text:p>
          </table:table-cell>
          <table:table-cell table:style-name="ce44" office:value-type="float" office:value="86.7435493887666" calcext:value-type="float">
            <text:p>86,74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P2 réel</text:p>
          </table:table-cell>
          <table:table-cell table:style-name="ce35" office:value-type="float" office:value="69.4" calcext:value-type="float">
            <text:p>69,4</text:p>
          </table:table-cell>
          <table:table-cell table:style-name="ce35" office:value-type="float" office:value="61" calcext:value-type="float">
            <text:p>61,0</text:p>
          </table:table-cell>
          <table:table-cell table:style-name="ce42" office:value-type="float" office:value="76" calcext:value-type="float">
            <text:p>76,00</text:p>
          </table:table-cell>
          <table:table-cell table:style-name="ce44" office:value-type="float" office:value="80" calcext:value-type="float">
            <text:p>80,00</text:p>
          </table:table-cell>
          <table:table-cell table:style-name="ce44" office:value-type="float" office:value="69" calcext:value-type="float">
            <text:p>69,00</text:p>
          </table:table-cell>
          <table:table-cell table:style-name="ce44" office:value-type="float" office:value="80" calcext:value-type="float">
            <text:p>80,00</text:p>
          </table:table-cell>
          <table:table-cell table:number-columns-repeated="1017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V1" table:style-name="ta2">
        <table:table-column table:style-name="co6" table:default-cell-style-name="ce1"/>
        <table:table-column table:style-name="co7" table:number-columns-repeated="1023" table:default-cell-style-name="Default"/>
        <table:table-row table:style-name="ro1">
          <table:table-cell table:style-name="ce46" office:value-type="string" calcext:value-type="string">
            <text:p>MOPICO MAN RM 4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iam</text:p>
          </table:table-cell>
          <table:table-cell table:style-name="ce52" office:value-type="float" office:value="400" calcext:value-type="float">
            <text:p>400</text:p>
          </table:table-cell>
          <table:table-cell table:style-name="ce47" office:value-type="string" calcext:value-type="string">
            <text:p>mm</text:p>
          </table:table-cell>
          <table:table-cell/>
          <table:table-cell table:style-name="ce4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int Surchage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m :</text:p>
          </table:table-cell>
          <table:table-cell table:style-name="ce53" table:formula="of:=451898/3600" office:value-type="float" office:value="125.527222222222" calcext:value-type="float">
            <text:p>125,53</text:p>
          </table:table-cell>
          <table:table-cell table:style-name="ce36" office:value-type="string" calcext:value-type="string">
            <text:p>kg/s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N :</text:p>
          </table:table-cell>
          <table:table-cell table:style-name="ce54" office:value-type="float" office:value="9612" calcext:value-type="float">
            <text:p>9612</text:p>
          </table:table-cell>
          <table:table-cell table:style-name="ce28" office:value-type="string" calcext:value-type="string">
            <text:p>tr/min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8" office:value-type="string" calcext:value-type="string">
            <text:p>P1 :</text:p>
          </table:table-cell>
          <table:table-cell table:style-name="ce54" office:value-type="float" office:value="51" calcext:value-type="float">
            <text:p>51</text:p>
          </table:table-cell>
          <table:table-cell table:style-name="ce28" office:value-type="string" calcext:value-type="string">
            <text:p>bara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T1 :</text:p>
          </table:table-cell>
          <table:table-cell table:style-name="ce54" office:value-type="float" office:value="10" calcext:value-type="float">
            <text:p>10</text:p>
          </table:table-cell>
          <table:table-cell table:style-name="ce28" office:value-type="string" calcext:value-type="string">
            <text:p>°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8" office:value-type="string" calcext:value-type="string">
            <text:p>P2 :</text:p>
          </table:table-cell>
          <table:table-cell table:style-name="ce54" office:value-type="float" office:value="61" calcext:value-type="float">
            <text:p>61</text:p>
          </table:table-cell>
          <table:table-cell table:style-name="ce28" office:value-type="string" calcext:value-type="string">
            <text:p>bara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28" office:value-type="string" calcext:value-type="string">
            <text:p>T2 :</text:p>
          </table:table-cell>
          <table:table-cell table:style-name="ce54" office:value-type="float" office:value="30" calcext:value-type="float">
            <text:p>30</text:p>
          </table:table-cell>
          <table:table-cell table:style-name="ce28" office:value-type="string" calcext:value-type="string">
            <text:p>°C</text:p>
          </table:table-cell>
          <table:table-cell/>
          <table:table-cell table:style-name="ce17"/>
          <table:table-cell table:number-columns-repeated="1019"/>
        </table:table-row>
        <table:table-row table:style-name="ro1">
          <table:table-cell table:style-name="ce28" office:value-type="string" calcext:value-type="string">
            <text:p>Compressibilité</text:p>
          </table:table-cell>
          <table:table-cell table:style-name="ce54" office:value-type="float" office:value="1" calcext:value-type="float">
            <text:p>1</text:p>
          </table:table-cell>
          <table:table-cell table:style-name="ce28"/>
          <table:table-cell/>
          <table:table-cell table:style-name="ce17"/>
          <table:table-cell table:number-columns-repeated="1019"/>
        </table:table-row>
        <table:table-row table:style-name="ro1">
          <table:table-cell table:style-name="ce28" office:value-type="string" calcext:value-type="string">
            <text:p>Cp/Cv :</text:p>
          </table:table-cell>
          <table:table-cell table:style-name="ce54" office:value-type="float" office:value="1.5118" calcext:value-type="float">
            <text:p>1,5118</text:p>
          </table:table-cell>
          <table:table-cell table:style-name="ce28"/>
          <table:table-cell/>
          <table:table-cell table:style-name="ce20"/>
          <table:table-cell table:number-columns-repeated="1019"/>
        </table:table-row>
        <table:table-row table:style-name="ro1">
          <table:table-cell table:style-name="ce37" office:value-type="string" calcext:value-type="string">
            <text:p>MW</text:p>
          </table:table-cell>
          <table:table-cell table:style-name="ce55" office:value-type="float" office:value="17.52" calcext:value-type="float">
            <text:p>17,52</text:p>
          </table:table-cell>
          <table:table-cell table:style-name="ce37" office:value-type="string" calcext:value-type="string">
            <text:p>g/mol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48" office:value-type="string" calcext:value-type="string">
            <text:p>Rho1:</text:p>
          </table:table-cell>
          <table:table-cell table:style-name="ce56" table:formula="of:=1/0.0224*[.B8]*273/(273+[.B9])*[.B14]/1000/[.B12]" office:value-type="float" office:value="38.4797703180212" calcext:value-type="float">
            <text:p>38,48</text:p>
          </table:table-cell>
          <table:table-cell table:style-name="ce78" office:value-type="string" calcext:value-type="string">
            <text:p>kg/m³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49" office:value-type="string" calcext:value-type="string">
            <text:p>U:</text:p>
          </table:table-cell>
          <table:table-cell table:style-name="ce57" table:formula="of:=[.B7]*2*PI()/60*[.B3]/1000/2" office:value-type="float" office:value="201.313257242034" calcext:value-type="float">
            <text:p>201,3</text:p>
          </table:table-cell>
          <table:table-cell table:style-name="ce79" office:value-type="string" calcext:value-type="string">
            <text:p>m/s</text:p>
          </table:table-cell>
          <table:table-cell/>
          <table:table-cell table:style-name="ce17"/>
          <table:table-cell table:number-columns-repeated="1019"/>
        </table:table-row>
        <table:table-row table:style-name="ro1">
          <table:table-cell table:style-name="ce49" office:value-type="string" calcext:value-type="string">
            <text:p>Rho0:</text:p>
          </table:table-cell>
          <table:table-cell table:style-name="ce58" table:formula="of:=((1+[.B13])/2)^(1-([.B13]-1))*[.B15]" office:value-type="float" office:value="43.0073151743808" calcext:value-type="float">
            <text:p>43,007</text:p>
          </table:table-cell>
          <table:table-cell table:style-name="ce79" office:value-type="string" calcext:value-type="string">
            <text:p>kg/m3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a0:</text:p>
          </table:table-cell>
          <table:table-cell table:style-name="ce59" table:formula="of:=([.B13]*8.144/[.B14]*1000*(273+[.B9]))^0.5" office:value-type="float" office:value="445.956214039207" calcext:value-type="float">
            <text:p>445,96</text:p>
          </table:table-cell>
          <table:table-cell table:style-name="ce79"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table:style-name="ce50" office:value-type="string" calcext:value-type="string">
            <text:p>A asp :</text:p>
          </table:table-cell>
          <table:table-cell table:style-name="ce60" table:formula="of:=[.B6]/([.B17]*[.B18])*(([.B13]+1)/(2+([.B13]-1)*[.B16]^2/[.B18]^2))^(([.B13]+1)/(2*([.B13]-1)))" office:value-type="float" office:value="0.0101054300723262" calcext:value-type="float">
            <text:p>0,0101</text:p>
          </table:table-cell>
          <table:table-cell table:style-name="ce80" office:value-type="string" calcext:value-type="string">
            <text:p>m²</text:p>
          </table:table-cell>
          <table:table-cell table:number-columns-repeated="102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RBE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(Nm3/h)</text:p>
          </table:table-cell>
          <table:table-cell table:style-name="ce61" office:value-type="float" office:value="310000" calcext:value-type="float">
            <text:p>310000</text:p>
          </table:table-cell>
          <table:table-cell table:style-name="ce81" office:value-type="float" office:value="400000" calcext:value-type="float">
            <text:p>400000</text:p>
          </table:table-cell>
          <table:table-cell table:style-name="ce81" office:value-type="float" office:value="500000" calcext:value-type="float">
            <text:p>500000</text:p>
          </table:table-cell>
          <table:table-cell table:style-name="ce81" office:value-type="float" office:value="600000" calcext:value-type="float">
            <text:p>600000</text:p>
          </table:table-cell>
          <table:table-cell table:style-name="ce87" office:value-type="float" office:value="700000" calcext:value-type="float">
            <text:p>70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3" table:style-name="ce82" office:value-type="float" office:value="10" calcext:value-type="float">
            <text:p>10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table:style-name="ce62" office:value-type="float" office:value="57.3" calcext:value-type="float">
            <text:p>57,3</text:p>
          </table:table-cell>
          <table:table-cell table:number-columns-repeated="3" table:style-name="ce82" office:value-type="float" office:value="57.3" calcext:value-type="float">
            <text:p>57,3</text:p>
          </table:table-cell>
          <table:table-cell table:style-name="ce88" office:value-type="float" office:value="57.3" calcext:value-type="float">
            <text:p>57,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</text:p>
          </table:table-cell>
          <table:table-cell table:style-name="ce62" office:value-type="float" office:value="90" calcext:value-type="float">
            <text:p>90</text:p>
          </table:table-cell>
          <table:table-cell table:style-name="ce82" office:value-type="float" office:value="88.5" calcext:value-type="float">
            <text:p>88,5</text:p>
          </table:table-cell>
          <table:table-cell table:style-name="ce82" office:value-type="float" office:value="85" calcext:value-type="float">
            <text:p>85</text:p>
          </table:table-cell>
          <table:table-cell table:style-name="ce82" office:value-type="float" office:value="80" calcext:value-type="float">
            <text:p>80</text:p>
          </table:table-cell>
          <table:table-cell table:style-name="ce88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</text:p>
          </table:table-cell>
          <table:table-cell table:style-name="ce62" office:value-type="float" office:value="4600" calcext:value-type="float">
            <text:p>4600</text:p>
          </table:table-cell>
          <table:table-cell table:style-name="ce82" office:value-type="float" office:value="5600" calcext:value-type="float">
            <text:p>5600</text:p>
          </table:table-cell>
          <table:table-cell table:style-name="ce82" office:value-type="float" office:value="6200" calcext:value-type="float">
            <text:p>6200</text:p>
          </table:table-cell>
          <table:table-cell table:style-name="ce82" office:value-type="float" office:value="6800" calcext:value-type="float">
            <text:p>6800</text:p>
          </table:table-cell>
          <table:table-cell table:style-name="ce88" office:value-type="float" office:value="7000" calcext:value-type="float">
            <text:p>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 (rd/s)</text:p>
          </table:table-cell>
          <table:table-cell table:style-name="ce63" office:value-type="float" office:value="1070" calcext:value-type="float">
            <text:p>1070</text:p>
          </table:table-cell>
          <table:table-cell table:number-columns-repeated="3" table:style-name="ce83" office:value-type="float" office:value="1070" calcext:value-type="float">
            <text:p>1070</text:p>
          </table:table-cell>
          <table:table-cell table:style-name="ce89" office:value-type="float" office:value="1070" calcext:value-type="float">
            <text:p>1070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64" table:number-columns-repeated="5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Poly HEAD(J/kg)</text:p>
          </table:table-cell>
          <table:table-cell table:style-name="ce65" table:formula="of:=-0.0000002*[.B23]^2+0.1049*[.B23]+44000" office:value-type="float" office:value="57299" calcext:value-type="float">
            <text:p>57299,00</text:p>
          </table:table-cell>
          <table:table-cell table:style-name="ce59" table:formula="of:=-0.0000002*[.C23]^2+0.1049*[.C23]+44000" office:value-type="float" office:value="53960" calcext:value-type="float">
            <text:p>53960,00</text:p>
          </table:table-cell>
          <table:table-cell table:style-name="ce59" table:formula="of:=-0.0000002*[.D23]^2+0.1049*[.D23]+44000" office:value-type="float" office:value="46450" calcext:value-type="float">
            <text:p>46450,00</text:p>
          </table:table-cell>
          <table:table-cell table:style-name="ce59" table:formula="of:=-0.0000002*[.E23]^2+0.1049*[.E23]+44000" office:value-type="float" office:value="34940" calcext:value-type="float">
            <text:p>34940,00</text:p>
          </table:table-cell>
          <table:table-cell table:style-name="ce90" table:formula="of:=-0.0000002*[.F23]^2+0.1049*[.F23]+44000" office:value-type="float" office:value="19430" calcext:value-type="float">
            <text:p>1943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 (kg/s)</text:p>
          </table:table-cell>
          <table:table-cell table:style-name="ce65" table:formula="of:=[.B23]/0.0224*[.$B$14]/1000/3600" office:value-type="float" office:value="67.3511904761905" calcext:value-type="float">
            <text:p>67,35</text:p>
          </table:table-cell>
          <table:table-cell table:style-name="ce59" table:formula="of:=[.C23]/0.0224*[.$B$14]/1000/3600" office:value-type="float" office:value="86.9047619047619" calcext:value-type="float">
            <text:p>86,90</text:p>
          </table:table-cell>
          <table:table-cell table:style-name="ce59" table:formula="of:=[.D23]/0.0224*[.$B$14]/1000/3600" office:value-type="float" office:value="108.630952380952" calcext:value-type="float">
            <text:p>108,63</text:p>
          </table:table-cell>
          <table:table-cell table:style-name="ce59" table:formula="of:=[.E23]/0.0224*[.$B$14]/1000/3600" office:value-type="float" office:value="130.357142857143" calcext:value-type="float">
            <text:p>130,36</text:p>
          </table:table-cell>
          <table:table-cell table:style-name="ce90" table:formula="of:=[.F23]/0.0224*[.$B$14]/1000/3600" office:value-type="float" office:value="152.083333333333" calcext:value-type="float">
            <text:p>152,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o1 (kg/m3)</text:p>
          </table:table-cell>
          <table:table-cell table:style-name="ce65" table:formula="of:=[.B25]/0.0224*273/(273+[.B24])*[.$B$14]/1000" office:value-type="float" office:value="43.2331537102473" calcext:value-type="float">
            <text:p>43,23</text:p>
          </table:table-cell>
          <table:table-cell table:style-name="ce59" table:formula="of:=[.C25]/0.0224*273/(273+[.C24])*[.$B$14]/1000" office:value-type="float" office:value="43.2331537102473" calcext:value-type="float">
            <text:p>43,23</text:p>
          </table:table-cell>
          <table:table-cell table:style-name="ce59" table:formula="of:=[.D25]/0.0224*273/(273+[.D24])*[.$B$14]/1000" office:value-type="float" office:value="43.2331537102473" calcext:value-type="float">
            <text:p>43,23</text:p>
          </table:table-cell>
          <table:table-cell table:style-name="ce59" table:formula="of:=[.E25]/0.0224*273/(273+[.E24])*[.$B$14]/1000" office:value-type="float" office:value="43.2331537102473" calcext:value-type="float">
            <text:p>43,23</text:p>
          </table:table-cell>
          <table:table-cell table:style-name="ce90" table:formula="of:=[.F25]/0.0224*273/(273+[.F24])*[.$B$14]/1000" office:value-type="float" office:value="43.2331537102473" calcext:value-type="float">
            <text:p>43,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 (m/s)</text:p>
          </table:table-cell>
          <table:table-cell table:style-name="ce65" table:formula="of:=[.B31]/[.B32]/[.$B$19]" office:value-type="float" office:value="154.160659086569" calcext:value-type="float">
            <text:p>154,16</text:p>
          </table:table-cell>
          <table:table-cell table:style-name="ce59" table:formula="of:=[.C31]/[.C32]/[.$B$19]" office:value-type="float" office:value="198.916979466541" calcext:value-type="float">
            <text:p>198,92</text:p>
          </table:table-cell>
          <table:table-cell table:style-name="ce59" table:formula="of:=[.D31]/[.D32]/[.$B$19]" office:value-type="float" office:value="248.646224333176" calcext:value-type="float">
            <text:p>248,65</text:p>
          </table:table-cell>
          <table:table-cell table:style-name="ce59" table:formula="of:=[.E31]/[.E32]/[.$B$19]" office:value-type="float" office:value="298.375469199812" calcext:value-type="float">
            <text:p>298,38</text:p>
          </table:table-cell>
          <table:table-cell table:style-name="ce90" table:formula="of:=[.F31]/[.F32]/[.$B$19]" office:value-type="float" office:value="348.104714066447" calcext:value-type="float">
            <text:p>348,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01</text:p>
          </table:table-cell>
          <table:table-cell table:style-name="ce66" table:formula="of:=(273+[.B24])+0.5*[.B33]^2/([.$B$13]*8314/[.$B$14]/([.$B$13]-1))" office:value-type="float" office:value="291.477096818515" calcext:value-type="float">
            <text:p>291,5</text:p>
          </table:table-cell>
          <table:table-cell table:style-name="ce57" table:formula="of:=(273+[.C24])+0.5*[.C33]^2/([.$B$13]*8314/[.$B$14]/([.$B$13]-1))" office:value-type="float" office:value="297.113792829993" calcext:value-type="float">
            <text:p>297,1</text:p>
          </table:table-cell>
          <table:table-cell table:style-name="ce57" table:formula="of:=(273+[.D24])+0.5*[.D33]^2/([.$B$13]*8314/[.$B$14]/([.$B$13]-1))" office:value-type="float" office:value="305.052801296864" calcext:value-type="float">
            <text:p>305,1</text:p>
          </table:table-cell>
          <table:table-cell table:style-name="ce57" table:formula="of:=(273+[.E24])+0.5*[.E33]^2/([.$B$13]*8314/[.$B$14]/([.$B$13]-1))" office:value-type="float" office:value="314.756033867485" calcext:value-type="float">
            <text:p>314,8</text:p>
          </table:table-cell>
          <table:table-cell table:style-name="ce91" table:formula="of:=(273+[.F24])+0.5*[.F33]^2/([.$B$13]*8314/[.$B$14]/([.$B$13]-1))" office:value-type="float" office:value="326.223490541854" calcext:value-type="float">
            <text:p>326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1</text:p>
          </table:table-cell>
          <table:table-cell table:style-name="ce66" table:formula="of:=([.B25]*100000+[.B32]*[.B31]^2/2)/10^5" office:value-type="float" office:value="58.2805674539096" calcext:value-type="float">
            <text:p>58,3</text:p>
          </table:table-cell>
          <table:table-cell table:style-name="ce57" table:formula="of:=([.C25]*100000+[.C32]*[.C31]^2/2)/10^5" office:value-type="float" office:value="58.9325784872584" calcext:value-type="float">
            <text:p>58,9</text:p>
          </table:table-cell>
          <table:table-cell table:style-name="ce57" table:formula="of:=([.D25]*100000+[.D32]*[.D31]^2/2)/10^5" office:value-type="float" office:value="59.8509038863413" calcext:value-type="float">
            <text:p>59,9</text:p>
          </table:table-cell>
          <table:table-cell table:style-name="ce57" table:formula="of:=([.E25]*100000+[.E32]*[.E31]^2/2)/10^5" office:value-type="float" office:value="60.9733015963314" calcext:value-type="float">
            <text:p>61,0</text:p>
          </table:table-cell>
          <table:table-cell table:style-name="ce91" table:formula="of:=([.F25]*100000+[.F32]*[.F31]^2/2)/10^5" office:value-type="float" office:value="62.2997716172289" calcext:value-type="float">
            <text:p>62,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µp</text:p>
          </table:table-cell>
          <table:table-cell table:style-name="ce65" table:formula="of:=[.B31]*[.B30]/[.B27]/1000" office:value-type="float" office:value="0.838946926759835" calcext:value-type="float">
            <text:p>0,84</text:p>
          </table:table-cell>
          <table:table-cell table:style-name="ce59" table:formula="of:=[.C31]*[.C30]/[.C27]/1000" office:value-type="float" office:value="0.837389455782313" calcext:value-type="float">
            <text:p>0,84</text:p>
          </table:table-cell>
          <table:table-cell table:style-name="ce59" table:formula="of:=[.D31]*[.D30]/[.D27]/1000" office:value-type="float" office:value="0.813856086789554" calcext:value-type="float">
            <text:p>0,81</text:p>
          </table:table-cell>
          <table:table-cell table:style-name="ce59" table:formula="of:=[.E31]*[.E30]/[.E27]/1000" office:value-type="float" office:value="0.669805672268908" calcext:value-type="float">
            <text:p>0,67</text:p>
          </table:table-cell>
          <table:table-cell table:style-name="ce90" table:formula="of:=[.F31]*[.F30]/[.F27]/1000" office:value-type="float" office:value="0.422139880952381" calcext:value-type="float">
            <text:p>0,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02</text:p>
          </table:table-cell>
          <table:table-cell table:style-name="ce67" table:formula="of:=[.B34]+[.B30]/(([.$B$13]*8314/[.$B$14])/([.$B$13]-1))" office:value-type="float" office:value="332.353913257604" calcext:value-type="float">
            <text:p>332</text:p>
          </table:table-cell>
          <table:table-cell table:style-name="ce84" table:formula="of:=[.C34]+[.C30]/(([.$B$13]*8314/[.$B$14])/([.$B$13]-1))" office:value-type="float" office:value="335.608583577707" calcext:value-type="float">
            <text:p>336</text:p>
          </table:table-cell>
          <table:table-cell table:style-name="ce84" table:formula="of:=[.D34]+[.D30]/(([.$B$13]*8314/[.$B$14])/([.$B$13]-1))" office:value-type="float" office:value="338.189996075058" calcext:value-type="float">
            <text:p>338</text:p>
          </table:table-cell>
          <table:table-cell table:style-name="ce84" table:formula="of:=[.E34]+[.E30]/(([.$B$13]*8314/[.$B$14])/([.$B$13]-1))" office:value-type="float" office:value="339.682052932072" calcext:value-type="float">
            <text:p>340</text:p>
          </table:table-cell>
          <table:table-cell table:style-name="ce92" table:formula="of:=[.F34]+[.F30]/(([.$B$13]*8314/[.$B$14])/([.$B$13]-1))" office:value-type="float" office:value="340.08475414875" calcext:value-type="float">
            <text:p>3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2</text:p>
          </table:table-cell>
          <table:table-cell table:style-name="ce68" table:formula="of:=[.B35]*([.B37]/[.B34])^([.$B$13]*[.B36]/([.$B$13]-1))" office:value-type="float" office:value="80.6806922807394" calcext:value-type="float">
            <text:p>80,7</text:p>
          </table:table-cell>
          <table:table-cell table:style-name="ce85" table:formula="of:=[.C35]*([.C37]/[.C34])^([.$B$13]*[.C36]/([.$B$13]-1))" office:value-type="float" office:value="79.6584480140193" calcext:value-type="float">
            <text:p>79,7</text:p>
          </table:table-cell>
          <table:table-cell table:style-name="ce85" table:formula="of:=[.D35]*([.D37]/[.D34])^([.$B$13]*[.D36]/([.$B$13]-1))" office:value-type="float" office:value="76.6897670604357" calcext:value-type="float">
            <text:p>76,7</text:p>
          </table:table-cell>
          <table:table-cell table:style-name="ce85" table:formula="of:=[.E35]*([.E37]/[.E34])^([.$B$13]*[.E36]/([.$B$13]-1))" office:value-type="float" office:value="70.8967288134953" calcext:value-type="float">
            <text:p>70,9</text:p>
          </table:table-cell>
          <table:table-cell table:style-name="ce93" table:formula="of:=[.F35]*([.F37]/[.F34])^([.$B$13]*[.F36]/([.$B$13]-1))" office:value-type="float" office:value="65.6177484135407" calcext:value-type="float">
            <text:p>65,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.<text:span text:style-name="T1">e</text:span><text:span text:style-name="T2">T01/P01</text:span></text:p>
          </table:table-cell>
          <table:table-cell table:style-name="ce69" table:formula="of:=[.B31]*[.B34]^0.5/[.B35]" office:value-type="float" office:value="19.7298472306743" calcext:value-type="float">
            <text:p>19,73</text:p>
          </table:table-cell>
          <table:table-cell table:style-name="ce56" table:formula="of:=[.C31]*[.C34]^0.5/[.C35]" office:value-type="float" office:value="25.4184777100345" calcext:value-type="float">
            <text:p>25,42</text:p>
          </table:table-cell>
          <table:table-cell table:style-name="ce56" table:formula="of:=[.D31]*[.D34]^0.5/[.D35]" office:value-type="float" office:value="31.7008116768645" calcext:value-type="float">
            <text:p>31,70</text:p>
          </table:table-cell>
          <table:table-cell table:style-name="ce56" table:formula="of:=[.E31]*[.E34]^0.5/[.E35]" office:value-type="float" office:value="37.9299397911132" calcext:value-type="float">
            <text:p>37,93</text:p>
          </table:table-cell>
          <table:table-cell table:style-name="ce94" table:formula="of:=[.F31]*[.F34]^0.5/[.F35]" office:value-type="float" office:value="44.091287758647" calcext:value-type="float">
            <text:p>44,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2/P01</text:p>
          </table:table-cell>
          <table:table-cell table:style-name="ce70" table:formula="of:=[.B38]/[.B35]" office:value-type="float" office:value="1.38434980655507" calcext:value-type="float">
            <text:p>1,384</text:p>
          </table:table-cell>
          <table:table-cell table:style-name="ce58" table:formula="of:=[.C38]/[.C35]" office:value-type="float" office:value="1.35168781103379" calcext:value-type="float">
            <text:p>1,352</text:p>
          </table:table-cell>
          <table:table-cell table:style-name="ce58" table:formula="of:=[.D38]/[.D35]" office:value-type="float" office:value="1.28134684826268" calcext:value-type="float">
            <text:p>1,281</text:p>
          </table:table-cell>
          <table:table-cell table:style-name="ce58" table:formula="of:=[.E38]/[.E35]" office:value-type="float" office:value="1.16275036708461" calcext:value-type="float">
            <text:p>1,163</text:p>
          </table:table-cell>
          <table:table-cell table:style-name="ce95" table:formula="of:=[.F38]/[.F35]" office:value-type="float" office:value="1.05325824975246" calcext:value-type="float">
            <text:p>1,0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/(<text:span text:style-name="T1">e</text:span><text:span text:style-name="T3">(T01))</text:span></text:p>
          </table:table-cell>
          <table:table-cell table:style-name="ce71" table:formula="of:=[.B28]/([.B34])^0.5" office:value-type="float" office:value="62.6731553204623" calcext:value-type="float">
            <text:p>62,67</text:p>
          </table:table-cell>
          <table:table-cell table:style-name="ce86" table:formula="of:=[.C28]/([.C34])^0.5" office:value-type="float" office:value="62.0758065413298" calcext:value-type="float">
            <text:p>62,08</text:p>
          </table:table-cell>
          <table:table-cell table:style-name="ce86" table:formula="of:=[.D28]/([.D34])^0.5" office:value-type="float" office:value="61.2627191305471" calcext:value-type="float">
            <text:p>61,26</text:p>
          </table:table-cell>
          <table:table-cell table:style-name="ce86" table:formula="of:=[.E28]/([.E34])^0.5" office:value-type="float" office:value="60.3110300099934" calcext:value-type="float">
            <text:p>60,31</text:p>
          </table:table-cell>
          <table:table-cell table:style-name="ce96" table:formula="of:=[.F28]/([.F34])^0.5" office:value-type="float" office:value="59.2415158472205" calcext:value-type="float">
            <text:p>59,24</text:p>
          </table:table-cell>
          <table:table-cell table:number-columns-repeated="1018"/>
        </table:table-row>
        <table:table-row table:style-name="ro1">
          <table:table-cell>
            <draw:frame table:end-cell-address="ModelV1.F61" table:end-x="2.061cm" table:end-y="0.106cm" draw:z-index="0" draw:name="Graphique 1" draw:style-name="gr1" draw:text-style-name="P1" svg:width="13.942cm" svg:height="7.937cm" svg:x="0cm" svg:y="0.265cm">
              <draw:object draw:notify-on-update-of-ranges="ModelV1.A41:ModelV1.A41 ModelV1.B41:ModelV1.F41 ModelV1.B40:ModelV1.F40 ModelV1.A42:ModelV1.A42 ModelV1.B42:ModelV1.F42 ModelV1.B40:ModelV1.F4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style-name="ce15" office:value-type="string" calcext:value-type="string">
            <text:p>M :</text:p>
          </table:table-cell>
          <table:table-cell table:style-name="ce72" office:value-type="float" office:value="118" calcext:value-type="float">
            <text:p>118</text:p>
          </table:table-cell>
          <table:table-cell table:style-name="ce1" office:value-type="string" calcext:value-type="string">
            <text:p>kg/s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T1:</text:p>
          </table:table-cell>
          <table:table-cell table:style-name="ce72" office:value-type="float" office:value="15" calcext:value-type="float">
            <text:p>15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P1:</text:p>
          </table:table-cell>
          <table:table-cell table:style-name="ce72" office:value-type="float" office:value="61.7" calcext:value-type="float">
            <text:p>61,7</text:p>
          </table:table-cell>
          <table:table-cell table:style-name="ce1" office:value-type="string" calcext:value-type="string">
            <text:p>bara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N:</text:p>
          </table:table-cell>
          <table:table-cell table:style-name="ce72" office:value-type="float" office:value="946" calcext:value-type="float">
            <text:p>946</text:p>
          </table:table-cell>
          <table:table-cell table:style-name="ce1" office:value-type="string" calcext:value-type="string">
            <text:p>rad/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rho1:</text:p>
          </table:table-cell>
          <table:table-cell table:style-name="ce73" table:formula="of:=[.B65]/0.0224*273/(273+[.B64])*[.B14]/1000" office:value-type="float" office:value="45.744765625" calcext:value-type="float">
            <text:p>45,7</text:p>
          </table:table-cell>
          <table:table-cell table:style-name="ce1" office:value-type="string" calcext:value-type="string">
            <text:p>kg/m3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C1:</text:p>
          </table:table-cell>
          <table:table-cell table:style-name="ce73" table:formula="of:=[.B63]/[.B68]/[.$B$19]" office:value-type="float" office:value="255.261783504476" calcext:value-type="float">
            <text:p>255,3</text:p>
          </table:table-cell>
          <table:table-cell table:style-name="ce1"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01:</text:p>
          </table:table-cell>
          <table:table-cell table:style-name="ce74" table:formula="of:=(273+[.B64])+0.5*[.B69]^2/([.$B$13]*8314/[.$B$14]/([.$B$13]-1))" office:value-type="float" office:value="311.241899833827" calcext:value-type="float">
            <text:p>311,2</text:p>
          </table:table-cell>
          <table:table-cell table:style-name="ce3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P01:</text:p>
          </table:table-cell>
          <table:table-cell table:style-name="ce74" table:formula="of:=([.B65]*100000+[.B68]*[.B69]^2/2)/10^5" office:value-type="float" office:value="76.6033194223047" calcext:value-type="float">
            <text:p>76,6</text:p>
          </table:table-cell>
          <table:table-cell table:style-name="ce3" office:value-type="string" calcext:value-type="string">
            <text:p>bara</text:p>
          </table:table-cell>
          <table:table-cell table:number-columns-repeated="1021"/>
        </table:table-row>
        <table:table-row table:style-name="ro5">
          <table:table-cell table:style-name="ce16" office:value-type="string" calcext:value-type="string">
            <text:p>N/(<text:span text:style-name="T1">e</text:span><text:span text:style-name="T3">(T01)):</text:span></text:p>
          </table:table-cell>
          <table:table-cell table:style-name="ce75" table:formula="of:=[.B66]/([.B70])^0.5" office:value-type="float" office:value="53.6218887891368" calcext:value-type="float">
            <text:p>53,62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M.<text:span text:style-name="T1">e</text:span><text:span text:style-name="T2">T01/P01:</text:span></text:p>
          </table:table-cell>
          <table:table-cell table:style-name="ce75" table:formula="of:=[.B63]*[.B70]^0.5/[.B71]" office:value-type="float" office:value="27.1758694117502" calcext:value-type="float">
            <text:p>27,1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/(e(T01)) ref :</text:p>
          </table:table-cell>
          <table:table-cell table:style-name="ce76" table:formula="of:=-0.1411*[.B73]+65.595" office:value-type="float" office:value="61.7604848260021" calcext:value-type="float">
            <text:p>61,7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02/P01 avec Corr:</text:p>
          </table:table-cell>
          <table:table-cell table:style-name="ce77" table:formula="of:=[.B72]/[.B74]*(-0.0004*[.B73]^2+0.0094*[.B73]+1.3442)" office:value-type="float" office:value="1.1323732449577" calcext:value-type="float">
            <text:p>1,13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ans Corr:</text:p>
          </table:table-cell>
          <table:table-cell table:style-name="ce77" table:formula="of:=(-0.0004*[.B73]^2+0.0094*[.B73]+1.3442)" office:value-type="float" office:value="1.30424202115665" calcext:value-type="float">
            <text:p>1,304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P02:</text:p>
          </table:table-cell>
          <table:table-cell table:style-name="ce17" table:formula="of:=[.B75]*[.B71]" office:value-type="float" office:value="86.7435493887666" calcext:value-type="float">
            <text:p>86,74</text:p>
          </table:table-cell>
          <table:table-cell table:style-name="ce1" office:value-type="string" calcext:value-type="string">
            <text:p>bara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V2" table:style-name="ta3">
        <office:forms form:automatic-focus="false" form:apply-design-mode="false"/>
        <table:table-column table:style-name="co8" table:default-cell-style-name="ce1"/>
        <table:table-column table:style-name="co2" table:number-columns-repeated="8" table:default-cell-style-name="ce1"/>
        <table:table-column table:style-name="co2" table:visibility="collapse" table:default-cell-style-name="ce1"/>
        <table:table-column table:style-name="co2" table:number-columns-repeated="247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sse Molaire</text:p>
          </table:table-cell>
          <table:table-cell table:style-name="ce104" office:value-type="float" office:value="17.52" calcext:value-type="float">
            <text:p>17,52</text:p>
          </table:table-cell>
          <table:table-cell office:value-type="string" calcext:value-type="string">
            <text:p>g/m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/Cv</text:p>
          </table:table-cell>
          <table:table-cell table:style-name="ce105" office:value-type="float" office:value="1.5118" calcext:value-type="float">
            <text:p>1,5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Œil du tigre</text:p>
          </table:table-cell>
          <table:table-cell table:style-name="ce106" office:value-type="float" office:value="0.01" calcext:value-type="float">
            <text:p>0,010</text:p>
          </table:table-cell>
          <table:table-cell office:value-type="string" calcext:value-type="string">
            <text:p>m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m :</text:p>
          </table:table-cell>
          <table:table-cell table:style-name="ce106" office:value-type="float" office:value="400" calcext:value-type="float">
            <text:p>400,000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a :</text:p>
          </table:table-cell>
          <table:table-cell table:style-name="ce107" office:value-type="float" office:value="0.3" calcext:value-type="float">
            <text:p>0,300</text:p>
          </table:table-cell>
          <table:table-cell office:value-type="string" calcext:value-type="string">
            <text:p>ra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rbe de surge</text:p>
          </table:table-cell>
          <table:table-cell table:number-columns-repeated="8"/>
          <table:table-cell office:value-type="string" calcext:value-type="string">
            <text:p>Formule</text:p>
          </table:table-cell>
          <table:table-cell table:number-columns-repeated="1014"/>
        </table:table-row>
        <table:table-row table:style-name="ro1">
          <table:table-cell table:style-name="ce97" office:value-type="string" calcext:value-type="string">
            <text:p>N°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/>
          <table:table-cell>
            <draw:frame table:end-cell-address="ModelV2.R28" table:end-x="0.98cm" table:end-y="0.292cm" draw:z-index="0" draw:name="Graphique 1" draw:style-name="gr1" draw:text-style-name="P1" svg:width="14.484cm" svg:height="8.785cm" svg:x="0.086cm" svg:y="0.053cm">
              <draw:object draw:notify-on-update-of-ranges="ModelV2.B26:ModelV2.I26 ModelV2.B24:ModelV2.I24 ModelV2.B26:ModelV2.I26 ModelV2.B25:ModelV2.I2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style-name="ce98" office:value-type="string" calcext:value-type="string">
            <text:p>Q(Nm3/h)</text:p>
          </table:table-cell>
          <table:table-cell table:style-name="ce109" office:value-type="float" office:value="80000" calcext:value-type="float">
            <text:p>8,00E+004</text:p>
          </table:table-cell>
          <table:table-cell table:style-name="ce109" office:value-type="float" office:value="120000" calcext:value-type="float">
            <text:p>1,20E+005</text:p>
          </table:table-cell>
          <table:table-cell table:style-name="ce109" office:value-type="float" office:value="150000" calcext:value-type="float">
            <text:p>1,50E+005</text:p>
          </table:table-cell>
          <table:table-cell table:style-name="ce109" office:value-type="float" office:value="190000" calcext:value-type="float">
            <text:p>1,90E+005</text:p>
          </table:table-cell>
          <table:table-cell table:style-name="ce109" office:value-type="float" office:value="230000" calcext:value-type="float">
            <text:p>2,30E+005</text:p>
          </table:table-cell>
          <table:table-cell table:style-name="ce109" office:value-type="float" office:value="280000" calcext:value-type="float">
            <text:p>2,80E+005</text:p>
          </table:table-cell>
          <table:table-cell table:style-name="ce109" office:value-type="float" office:value="315000" calcext:value-type="float">
            <text:p>3,15E+005</text:p>
          </table:table-cell>
          <table:table-cell table:number-columns-repeated="2" table:style-name="ce109" office:value-type="float" office:value="340000" calcext:value-type="float">
            <text:p>3,40E+005</text:p>
          </table:table-cell>
          <table:table-cell table:number-columns-repeated="1014"/>
        </table:table-row>
        <table:table-row table:style-name="ro1">
          <table:table-cell table:style-name="ce98" office:value-type="string" calcext:value-type="string">
            <text:p>P1 (bara)</text:p>
          </table:table-cell>
          <table:table-cell table:number-columns-repeated="9" table:style-name="ce54" office:value-type="float" office:value="57.3" calcext:value-type="float">
            <text:p>57,3</text:p>
          </table:table-cell>
          <table:table-cell table:number-columns-repeated="1014"/>
        </table:table-row>
        <table:table-row table:style-name="ro1">
          <table:table-cell table:style-name="ce98" office:value-type="string" calcext:value-type="string">
            <text:p>T1 °C</text:p>
          </table:table-cell>
          <table:table-cell table:number-columns-repeated="9" table:style-name="ce54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98" office:value-type="string" calcext:value-type="string">
            <text:p>P2 bara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.5" calcext:value-type="float">
            <text:p>73,5</text:p>
          </table:table-cell>
          <table:table-cell table:style-name="ce54" office:value-type="float" office:value="79.5" calcext:value-type="float">
            <text:p>79,5</text:p>
          </table:table-cell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90" calcext:value-type="float">
            <text:p>90</text:p>
          </table:table-cell>
          <table:table-cell table:number-columns-repeated="2" table:style-name="ce54" office:value-type="float" office:value="94.5" calcext:value-type="float">
            <text:p>94,5</text:p>
          </table:table-cell>
          <table:table-cell table:number-columns-repeated="1014"/>
        </table:table-row>
        <table:table-row table:style-name="ro1">
          <table:table-cell table:style-name="ce99" office:value-type="string" calcext:value-type="string">
            <text:p>N(tr/min)</text:p>
          </table:table-cell>
          <table:table-cell table:style-name="ce109" office:value-type="float" office:value="3600" calcext:value-type="float">
            <text:p>3,60E+003</text:p>
          </table:table-cell>
          <table:table-cell table:style-name="ce109" office:value-type="float" office:value="5384" calcext:value-type="float">
            <text:p>5,38E+003</text:p>
          </table:table-cell>
          <table:table-cell table:style-name="ce109" office:value-type="float" office:value="6461" calcext:value-type="float">
            <text:p>6,46E+003</text:p>
          </table:table-cell>
          <table:table-cell table:style-name="ce109" office:value-type="float" office:value="7538" calcext:value-type="float">
            <text:p>7,54E+003</text:p>
          </table:table-cell>
          <table:table-cell table:style-name="ce109" office:value-type="float" office:value="8615" calcext:value-type="float">
            <text:p>8,62E+003</text:p>
          </table:table-cell>
          <table:table-cell table:style-name="ce109" office:value-type="float" office:value="9692" calcext:value-type="float">
            <text:p>9,69E+003</text:p>
          </table:table-cell>
          <table:table-cell table:style-name="ce109" office:value-type="float" office:value="10231" calcext:value-type="float">
            <text:p>1,02E+004</text:p>
          </table:table-cell>
          <table:table-cell table:number-columns-repeated="2" table:style-name="ce109" office:value-type="float" office:value="10769" calcext:value-type="float">
            <text:p>1,08E+00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Poly HEAD</text:p>
          </table:table-cell>
          <table:table-cell table:style-name="ce110" office:value-type="float" office:value="7000" calcext:value-type="float">
            <text:p>7,00E+03</text:p>
          </table:table-cell>
          <table:table-cell table:style-name="ce110" office:value-type="float" office:value="16000" calcext:value-type="float">
            <text:p>1,60E+04</text:p>
          </table:table-cell>
          <table:table-cell table:style-name="ce110" office:value-type="float" office:value="23000" calcext:value-type="float">
            <text:p>2,30E+04</text:p>
          </table:table-cell>
          <table:table-cell table:style-name="ce110" office:value-type="float" office:value="31300" calcext:value-type="float">
            <text:p>3,13E+04</text:p>
          </table:table-cell>
          <table:table-cell table:style-name="ce110" office:value-type="float" office:value="40000" calcext:value-type="float">
            <text:p>4,00E+04</text:p>
          </table:table-cell>
          <table:table-cell table:style-name="ce110" office:value-type="float" office:value="51000" calcext:value-type="float">
            <text:p>5,10E+04</text:p>
          </table:table-cell>
          <table:table-cell table:style-name="ce110" office:value-type="float" office:value="57000" calcext:value-type="float">
            <text:p>5,70E+04</text:p>
          </table:table-cell>
          <table:table-cell table:number-columns-repeated="2" table:style-name="ce110" office:value-type="float" office:value="63000" calcext:value-type="float">
            <text:p>6,30E+04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m (kg/s)</text:p>
          </table:table-cell>
          <table:table-cell table:style-name="ce111" table:formula="of:=[.B10]/0.0224/3600*[.$B$2]/1000" office:value-type="float" office:value="17.3809523809524" calcext:value-type="float">
            <text:p>1,74E+001</text:p>
          </table:table-cell>
          <table:table-cell table:style-name="ce111" table:formula="of:=[.C10]/0.0224/3600*[.$B$2]/1000" office:value-type="float" office:value="26.0714285714286" calcext:value-type="float">
            <text:p>2,61E+001</text:p>
          </table:table-cell>
          <table:table-cell table:style-name="ce111" table:formula="of:=[.D10]/0.0224/3600*[.$B$2]/1000" office:value-type="float" office:value="32.5892857142857" calcext:value-type="float">
            <text:p>3,26E+001</text:p>
          </table:table-cell>
          <table:table-cell table:style-name="ce111" table:formula="of:=[.E10]/0.0224/3600*[.$B$2]/1000" office:value-type="float" office:value="41.2797619047619" calcext:value-type="float">
            <text:p>4,13E+001</text:p>
          </table:table-cell>
          <table:table-cell table:style-name="ce111" table:formula="of:=[.F10]/0.0224/3600*[.$B$2]/1000" office:value-type="float" office:value="49.9702380952381" calcext:value-type="float">
            <text:p>5,00E+001</text:p>
          </table:table-cell>
          <table:table-cell table:style-name="ce111" table:formula="of:=[.G10]/0.0224/3600*[.$B$2]/1000" office:value-type="float" office:value="60.8333333333333" calcext:value-type="float">
            <text:p>6,08E+001</text:p>
          </table:table-cell>
          <table:table-cell table:style-name="ce111" table:formula="of:=[.H10]/0.0224/3600*[.$B$2]/1000" office:value-type="float" office:value="68.4375" calcext:value-type="float">
            <text:p>6,84E+001</text:p>
          </table:table-cell>
          <table:table-cell table:style-name="ce111" table:formula="of:=[.I10]/0.0224/3600*[.$B$2]/1000" office:value-type="float" office:value="73.8690476190476" calcext:value-type="float">
            <text:p>7,39E+001</text:p>
          </table:table-cell>
          <table:table-cell table:style-name="ce129" table:formula="of:=[.J10]/0.0224/3600*[.$B$2]/1000" office:value-type="float" office:value="73.8690476190476" calcext:value-type="float">
            <text:p>7,39E+001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Rho1</text:p>
          </table:table-cell>
          <table:table-cell table:style-name="ce112" table:formula="of:=[.B11]/0.0224*[.$B$2]/1000*273/([.B12]+273)" office:value-type="float" office:value="43.2331537102473" calcext:value-type="float">
            <text:p>43,2</text:p>
          </table:table-cell>
          <table:table-cell table:style-name="ce112" table:formula="of:=[.C11]/0.0224*[.$B$2]/1000*273/([.C12]+273)" office:value-type="float" office:value="43.2331537102473" calcext:value-type="float">
            <text:p>43,2</text:p>
          </table:table-cell>
          <table:table-cell table:style-name="ce112" table:formula="of:=[.D11]/0.0224*[.$B$2]/1000*273/([.D12]+273)" office:value-type="float" office:value="43.2331537102473" calcext:value-type="float">
            <text:p>43,2</text:p>
          </table:table-cell>
          <table:table-cell table:style-name="ce112" table:formula="of:=[.E11]/0.0224*[.$B$2]/1000*273/([.E12]+273)" office:value-type="float" office:value="43.2331537102473" calcext:value-type="float">
            <text:p>43,2</text:p>
          </table:table-cell>
          <table:table-cell table:style-name="ce112" table:formula="of:=[.F11]/0.0224*[.$B$2]/1000*273/([.F12]+273)" office:value-type="float" office:value="43.2331537102473" calcext:value-type="float">
            <text:p>43,2</text:p>
          </table:table-cell>
          <table:table-cell table:style-name="ce112" table:formula="of:=[.G11]/0.0224*[.$B$2]/1000*273/([.G12]+273)" office:value-type="float" office:value="43.2331537102473" calcext:value-type="float">
            <text:p>43,2</text:p>
          </table:table-cell>
          <table:table-cell table:style-name="ce112" table:formula="of:=[.H11]/0.0224*[.$B$2]/1000*273/([.H12]+273)" office:value-type="float" office:value="43.2331537102473" calcext:value-type="float">
            <text:p>43,2</text:p>
          </table:table-cell>
          <table:table-cell table:style-name="ce112" table:formula="of:=[.I11]/0.0224*[.$B$2]/1000*273/([.I12]+273)" office:value-type="float" office:value="43.2331537102473" calcext:value-type="float">
            <text:p>43,2</text:p>
          </table:table-cell>
          <table:table-cell table:style-name="ce21" table:formula="of:=[.J11]/0.0224*[.$B$2]/1000*273/([.J12]+273)" office:value-type="float" office:value="43.2331537102473" calcext:value-type="float">
            <text:p>43,2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c1 (m/s)</text:p>
          </table:table-cell>
          <table:table-cell table:style-name="ce112" table:formula="of:=[.B16]/[.B17]/[.$B$4]" office:value-type="float" office:value="40.2028325239495" calcext:value-type="float">
            <text:p>40,2</text:p>
          </table:table-cell>
          <table:table-cell table:style-name="ce112" table:formula="of:=[.C16]/[.C17]/[.$B$4]" office:value-type="float" office:value="60.3042487859242" calcext:value-type="float">
            <text:p>60,3</text:p>
          </table:table-cell>
          <table:table-cell table:style-name="ce112" table:formula="of:=[.D16]/[.D17]/[.$B$4]" office:value-type="float" office:value="75.3803109824052" calcext:value-type="float">
            <text:p>75,4</text:p>
          </table:table-cell>
          <table:table-cell table:style-name="ce112" table:formula="of:=[.E16]/[.E17]/[.$B$4]" office:value-type="float" office:value="95.4817272443799" calcext:value-type="float">
            <text:p>95,5</text:p>
          </table:table-cell>
          <table:table-cell table:style-name="ce112" table:formula="of:=[.F16]/[.F17]/[.$B$4]" office:value-type="float" office:value="115.583143506355" calcext:value-type="float">
            <text:p>115,6</text:p>
          </table:table-cell>
          <table:table-cell table:style-name="ce112" table:formula="of:=[.G16]/[.G17]/[.$B$4]" office:value-type="float" office:value="140.709913833823" calcext:value-type="float">
            <text:p>140,7</text:p>
          </table:table-cell>
          <table:table-cell table:style-name="ce112" table:formula="of:=[.H16]/[.H17]/[.$B$4]" office:value-type="float" office:value="158.298653063051" calcext:value-type="float">
            <text:p>158,3</text:p>
          </table:table-cell>
          <table:table-cell table:style-name="ce112" table:formula="of:=[.I16]/[.I17]/[.$B$4]" office:value-type="float" office:value="170.862038226785" calcext:value-type="float">
            <text:p>170,9</text:p>
          </table:table-cell>
          <table:table-cell table:style-name="ce21" table:formula="of:=[.J16]/[.J17]/[.$B$4]" office:value-type="float" office:value="170.862038226785" calcext:value-type="float">
            <text:p>170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01 (°K)</text:p>
          </table:table-cell>
          <table:table-cell table:style-name="ce112" table:formula="of:=([.B12]+273)+[.B18]^2/2/([.$B$3]*8.314/[.$B$2]*1000/([.$B$3]-1))" office:value-type="float" office:value="283.576518611537" calcext:value-type="float">
            <text:p>283,6</text:p>
          </table:table-cell>
          <table:table-cell table:style-name="ce112" table:formula="of:=([.C12]+273)+[.C18]^2/2/([.$B$3]*8.314/[.$B$2]*1000/([.$B$3]-1))" office:value-type="float" office:value="284.297166875959" calcext:value-type="float">
            <text:p>284,3</text:p>
          </table:table-cell>
          <table:table-cell table:style-name="ce112" table:formula="of:=([.D12]+273)+[.D18]^2/2/([.$B$3]*8.314/[.$B$2]*1000/([.$B$3]-1))" office:value-type="float" office:value="285.026823243685" calcext:value-type="float">
            <text:p>285,0</text:p>
          </table:table-cell>
          <table:table-cell table:style-name="ce112" table:formula="of:=([.E12]+273)+[.E18]^2/2/([.$B$3]*8.314/[.$B$2]*1000/([.$B$3]-1))" office:value-type="float" office:value="286.251925293202" calcext:value-type="float">
            <text:p>286,3</text:p>
          </table:table-cell>
          <table:table-cell table:style-name="ce112" table:formula="of:=([.F12]+273)+[.F18]^2/2/([.$B$3]*8.314/[.$B$2]*1000/([.$B$3]-1))" office:value-type="float" office:value="287.765286648487" calcext:value-type="float">
            <text:p>287,8</text:p>
          </table:table-cell>
          <table:table-cell table:style-name="ce112" table:formula="of:=([.G12]+273)+[.G18]^2/2/([.$B$3]*8.314/[.$B$2]*1000/([.$B$3]-1))" office:value-type="float" office:value="290.06235299133" calcext:value-type="float">
            <text:p>290,1</text:p>
          </table:table-cell>
          <table:table-cell table:style-name="ce112" table:formula="of:=([.H12]+273)+[.H18]^2/2/([.$B$3]*8.314/[.$B$2]*1000/([.$B$3]-1))" office:value-type="float" office:value="291.938290504652" calcext:value-type="float">
            <text:p>291,9</text:p>
          </table:table-cell>
          <table:table-cell table:style-name="ce112" table:formula="of:=([.I12]+273)+[.I18]^2/2/([.$B$3]*8.314/[.$B$2]*1000/([.$B$3]-1))" office:value-type="float" office:value="293.41336742089" calcext:value-type="float">
            <text:p>293,4</text:p>
          </table:table-cell>
          <table:table-cell table:style-name="ce21" table:formula="of:=([.J12]+273)+[.J18]^2/2/([.$B$3]*8.314/[.$B$2]*1000/([.$B$3]-1))" office:value-type="float" office:value="293.41336742089" calcext:value-type="float">
            <text:p>293,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 (rd/s)</text:p>
          </table:table-cell>
          <table:table-cell table:style-name="ce113" table:formula="of:=[.B14]*2*PI()/60" office:value-type="float" office:value="376.991118430775" calcext:value-type="float">
            <text:p>377</text:p>
          </table:table-cell>
          <table:table-cell table:style-name="ce113" table:formula="of:=[.C14]*2*PI()/60" office:value-type="float" office:value="563.811161564248" calcext:value-type="float">
            <text:p>564</text:p>
          </table:table-cell>
          <table:table-cell table:style-name="ce113" table:formula="of:=[.D14]*2*PI()/60" office:value-type="float" office:value="676.594337828122" calcext:value-type="float">
            <text:p>677</text:p>
          </table:table-cell>
          <table:table-cell table:style-name="ce113" table:formula="of:=[.E14]*2*PI()/60" office:value-type="float" office:value="789.377514091995" calcext:value-type="float">
            <text:p>789</text:p>
          </table:table-cell>
          <table:table-cell table:style-name="ce113" table:formula="of:=[.F14]*2*PI()/60" office:value-type="float" office:value="902.160690355869" calcext:value-type="float">
            <text:p>902</text:p>
          </table:table-cell>
          <table:table-cell table:style-name="ce113" table:formula="of:=[.G14]*2*PI()/60" office:value-type="float" office:value="1014.94386661974" calcext:value-type="float">
            <text:p>1015</text:p>
          </table:table-cell>
          <table:table-cell table:style-name="ce113" table:formula="of:=[.H14]*2*PI()/60" office:value-type="float" office:value="1071.38781462924" calcext:value-type="float">
            <text:p>1071</text:p>
          </table:table-cell>
          <table:table-cell table:style-name="ce113" table:formula="of:=[.I14]*2*PI()/60" office:value-type="float" office:value="1127.72704288362" calcext:value-type="float">
            <text:p>1128</text:p>
          </table:table-cell>
          <table:table-cell table:style-name="ce20" table:formula="of:=[.J14]*2*PI()/60" office:value-type="float" office:value="1127.72704288362" calcext:value-type="float">
            <text:p>11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01</text:p>
          </table:table-cell>
          <table:table-cell table:style-name="ce114" table:formula="of:=([.B11]*100000+[.B17]*[.B18]^2/2)/100000" office:value-type="float" office:value="57.6493817588391" calcext:value-type="float">
            <text:p>57,65</text:p>
          </table:table-cell>
          <table:table-cell table:style-name="ce114" table:formula="of:=([.C11]*100000+[.C17]*[.C18]^2/2)/100000" office:value-type="float" office:value="58.0861089573879" calcext:value-type="float">
            <text:p>58,09</text:p>
          </table:table-cell>
          <table:table-cell table:style-name="ce114" table:formula="of:=([.D11]*100000+[.D17]*[.D18]^2/2)/100000" office:value-type="float" office:value="58.5282952459187" calcext:value-type="float">
            <text:p>58,53</text:p>
          </table:table-cell>
          <table:table-cell table:style-name="ce114" table:formula="of:=([.E11]*100000+[.E17]*[.E18]^2/2)/100000" office:value-type="float" office:value="59.2707314834517" calcext:value-type="float">
            <text:p>59,27</text:p>
          </table:table-cell>
          <table:table-cell table:style-name="ce114" table:formula="of:=([.F11]*100000+[.F17]*[.F18]^2/2)/100000" office:value-type="float" office:value="60.1878586004043" calcext:value-type="float">
            <text:p>60,19</text:p>
          </table:table-cell>
          <table:table-cell table:style-name="ce114" table:formula="of:=([.G11]*100000+[.G17]*[.G18]^2/2)/100000" office:value-type="float" office:value="61.5799265457788" calcext:value-type="float">
            <text:p>61,58</text:p>
          </table:table-cell>
          <table:table-cell table:style-name="ce114" table:formula="of:=([.H11]*100000+[.H17]*[.H18]^2/2)/100000" office:value-type="float" office:value="62.7167820345013" calcext:value-type="float">
            <text:p>62,72</text:p>
          </table:table-cell>
          <table:table-cell table:style-name="ce114" table:formula="of:=([.I11]*100000+[.I17]*[.I18]^2/2)/100000" office:value-type="float" office:value="63.610708019031" calcext:value-type="float">
            <text:p>63,61</text:p>
          </table:table-cell>
          <table:table-cell table:style-name="ce17" table:formula="of:=([.J11]*100000+[.J17]*[.J18]^2/2)/100000" office:value-type="float" office:value="63.610708019031" calcext:value-type="float">
            <text:p>63,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02</text:p>
          </table:table-cell>
          <table:table-cell table:style-name="ce114" table:formula="of:=[.B15]/([.$B$3]*8.314/([.$B$2]/1000)/([.$B$3]-1))+[.B19]" office:value-type="float" office:value="288.570283163687" calcext:value-type="float">
            <text:p>288,57</text:p>
          </table:table-cell>
          <table:table-cell table:style-name="ce114" table:formula="of:=[.C15]/([.$B$3]*8.314/([.$B$2]/1000)/([.$B$3]-1))+[.C19]" office:value-type="float" office:value="295.711485852301" calcext:value-type="float">
            <text:p>295,71</text:p>
          </table:table-cell>
          <table:table-cell table:style-name="ce114" table:formula="of:=[.D15]/([.$B$3]*8.314/([.$B$2]/1000)/([.$B$3]-1))+[.D19]" office:value-type="float" office:value="301.434906772177" calcext:value-type="float">
            <text:p>301,43</text:p>
          </table:table-cell>
          <table:table-cell table:style-name="ce114" table:formula="of:=[.E15]/([.$B$3]*8.314/([.$B$2]/1000)/([.$B$3]-1))+[.E19]" office:value-type="float" office:value="308.581186790671" calcext:value-type="float">
            <text:p>308,58</text:p>
          </table:table-cell>
          <table:table-cell table:style-name="ce114" table:formula="of:=[.F15]/([.$B$3]*8.314/([.$B$2]/1000)/([.$B$3]-1))+[.F19]" office:value-type="float" office:value="316.301084089342" calcext:value-type="float">
            <text:p>316,30</text:p>
          </table:table-cell>
          <table:table-cell table:style-name="ce114" table:formula="of:=[.G15]/([.$B$3]*8.314/([.$B$2]/1000)/([.$B$3]-1))+[.G19]" office:value-type="float" office:value="326.445494728421" calcext:value-type="float">
            <text:p>326,45</text:p>
          </table:table-cell>
          <table:table-cell table:style-name="ce114" table:formula="of:=[.H15]/([.$B$3]*8.314/([.$B$2]/1000)/([.$B$3]-1))+[.H19]" office:value-type="float" office:value="332.601801857871" calcext:value-type="float">
            <text:p>332,60</text:p>
          </table:table-cell>
          <table:table-cell table:style-name="ce114" table:formula="of:=[.I15]/([.$B$3]*8.314/([.$B$2]/1000)/([.$B$3]-1))+[.I19]" office:value-type="float" office:value="338.357248390237" calcext:value-type="float">
            <text:p>338,36</text:p>
          </table:table-cell>
          <table:table-cell table:style-name="ce17" table:formula="of:=[.J15]/([.$B$3]*8.314/([.$B$2]/1000)/([.$B$3]-1))+[.J19]" office:value-type="float" office:value="338.357248390237" calcext:value-type="float">
            <text:p>338,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02</text:p>
          </table:table-cell>
          <table:table-cell table:style-name="ce114" table:formula="of:=[.B21]*([.B22]/[.B19])^([.$B$3]/([.$B$3]-1))" office:value-type="float" office:value="60.7000547287245" calcext:value-type="float">
            <text:p>60,70</text:p>
          </table:table-cell>
          <table:table-cell table:style-name="ce114" table:formula="of:=[.C21]*([.C22]/[.C19])^([.$B$3]/([.$B$3]-1))" office:value-type="float" office:value="65.2485641399865" calcext:value-type="float">
            <text:p>65,25</text:p>
          </table:table-cell>
          <table:table-cell table:style-name="ce114" table:formula="of:=[.D21]*([.D22]/[.D19])^([.$B$3]/([.$B$3]-1))" office:value-type="float" office:value="69.0507548471402" calcext:value-type="float">
            <text:p>69,05</text:p>
          </table:table-cell>
          <table:table-cell table:style-name="ce114" table:formula="of:=[.E21]*([.E22]/[.E19])^([.$B$3]/([.$B$3]-1))" office:value-type="float" office:value="73.9944522812853" calcext:value-type="float">
            <text:p>73,99</text:p>
          </table:table-cell>
          <table:table-cell table:style-name="ce114" table:formula="of:=[.F21]*([.F22]/[.F19])^([.$B$3]/([.$B$3]-1))" office:value-type="float" office:value="79.5796947349451" calcext:value-type="float">
            <text:p>79,58</text:p>
          </table:table-cell>
          <table:table-cell table:style-name="ce114" table:formula="of:=[.G21]*([.G22]/[.G19])^([.$B$3]/([.$B$3]-1))" office:value-type="float" office:value="87.3033047046083" calcext:value-type="float">
            <text:p>87,30</text:p>
          </table:table-cell>
          <table:table-cell table:style-name="ce114" table:formula="of:=[.H21]*([.H22]/[.H19])^([.$B$3]/([.$B$3]-1))" office:value-type="float" office:value="92.1876842778986" calcext:value-type="float">
            <text:p>92,19</text:p>
          </table:table-cell>
          <table:table-cell table:style-name="ce114" table:formula="of:=[.I21]*([.I22]/[.I19])^([.$B$3]/([.$B$3]-1))" office:value-type="float" office:value="96.9087253502367" calcext:value-type="float">
            <text:p>96,91</text:p>
          </table:table-cell>
          <table:table-cell table:style-name="ce17" table:formula="of:=[.J21]*([.J22]/[.J19])^($#REF!$#REF!*[.$B$3]/([.$B$3]-1))" office:value-type="string" office:string-value="" calcext:value-type="error">
            <text:p>#NOM 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02/P01</text:p>
          </table:table-cell>
          <table:table-cell table:style-name="ce114" table:formula="of:=[.B23]/[.B21]" office:value-type="float" office:value="1.05291770487058" calcext:value-type="float">
            <text:p>1,05</text:p>
          </table:table-cell>
          <table:table-cell table:style-name="ce114" table:formula="of:=[.C23]/[.C21]" office:value-type="float" office:value="1.12330753963659" calcext:value-type="float">
            <text:p>1,12</text:p>
          </table:table-cell>
          <table:table-cell table:style-name="ce114" table:formula="of:=[.D23]/[.D21]" office:value-type="float" office:value="1.17978414640319" calcext:value-type="float">
            <text:p>1,18</text:p>
          </table:table-cell>
          <table:table-cell table:style-name="ce114" table:formula="of:=[.E23]/[.E21]" office:value-type="float" office:value="1.24841469692245" calcext:value-type="float">
            <text:p>1,25</text:p>
          </table:table-cell>
          <table:table-cell table:style-name="ce114" table:formula="of:=[.F23]/[.F21]" office:value-type="float" office:value="1.32218850421787" calcext:value-type="float">
            <text:p>1,32</text:p>
          </table:table-cell>
          <table:table-cell table:style-name="ce114" table:formula="of:=[.G23]/[.G21]" office:value-type="float" office:value="1.41772343037315" calcext:value-type="float">
            <text:p>1,42</text:p>
          </table:table-cell>
          <table:table-cell table:style-name="ce114" table:formula="of:=[.H23]/[.H21]" office:value-type="float" office:value="1.4699045660089" calcext:value-type="float">
            <text:p>1,47</text:p>
          </table:table-cell>
          <table:table-cell table:style-name="ce114" table:formula="of:=[.I23]/[.I21]" office:value-type="float" office:value="1.52346559829587" calcext:value-type="float">
            <text:p>1,52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string" calcext:value-type="string">
            <text:p>M*(T01)^0.5/P01</text:p>
          </table:table-cell>
          <table:table-cell table:style-name="ce115" table:formula="of:=[.B16]*[.B19]^0.5/[.B21]" office:value-type="float" office:value="5.07708049197947" calcext:value-type="float">
            <text:p>5,08E+000</text:p>
          </table:table-cell>
          <table:table-cell table:style-name="ce115" table:formula="of:=[.C16]*[.C19]^0.5/[.C21]" office:value-type="float" office:value="7.56795967879993" calcext:value-type="float">
            <text:p>7,57E+000</text:p>
          </table:table-cell>
          <table:table-cell table:style-name="ce115" table:formula="of:=[.D16]*[.D19]^0.5/[.D21]" office:value-type="float" office:value="9.40051904028959" calcext:value-type="float">
            <text:p>9,40E+000</text:p>
          </table:table-cell>
          <table:table-cell table:style-name="ce115" table:formula="of:=[.E16]*[.E19]^0.5/[.E21]" office:value-type="float" office:value="11.7834131395484" calcext:value-type="float">
            <text:p>1,18E+001</text:p>
          </table:table-cell>
          <table:table-cell table:style-name="ce115" table:formula="of:=[.F16]*[.F19]^0.5/[.F21]" office:value-type="float" office:value="14.0838609450429" calcext:value-type="float">
            <text:p>1,41E+001</text:p>
          </table:table-cell>
          <table:table-cell table:style-name="ce115" table:formula="of:=[.G16]*[.G19]^0.5/[.G21]" office:value-type="float" office:value="16.8247310418381" calcext:value-type="float">
            <text:p>1,68E+001</text:p>
          </table:table-cell>
          <table:table-cell table:style-name="ce115" table:formula="of:=[.H16]*[.H19]^0.5/[.H21]" office:value-type="float" office:value="18.6447214742136" calcext:value-type="float">
            <text:p>1,86E+001</text:p>
          </table:table-cell>
          <table:table-cell table:style-name="ce115" table:formula="of:=[.I16]*[.I19]^0.5/[.I21]" office:value-type="float" office:value="19.8917145364171" calcext:value-type="float">
            <text:p>1,99E+001</text:p>
          </table:table-cell>
          <table:table-cell table:style-name="ce129" table:formula="of:=[.J16]*[.J19]^0.5/[.J21]" office:value-type="float" office:value="19.8917145364171" calcext:value-type="float">
            <text:p>1,99E+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/(T01)^0.5</text:p>
          </table:table-cell>
          <table:table-cell table:style-name="ce114" table:formula="of:=[.B20]/[.B19]^0.5" office:value-type="float" office:value="22.3870044449719" calcext:value-type="float">
            <text:p>22,39</text:p>
          </table:table-cell>
          <table:table-cell table:style-name="ce114" table:formula="of:=[.C20]/[.C19]^0.5" office:value-type="float" office:value="33.4385474187747" calcext:value-type="float">
            <text:p>33,44</text:p>
          </table:table-cell>
          <table:table-cell table:style-name="ce114" table:formula="of:=[.D20]/[.D19]^0.5" office:value-type="float" office:value="40.0761038012289" calcext:value-type="float">
            <text:p>40,08</text:p>
          </table:table-cell>
          <table:table-cell table:style-name="ce114" table:formula="of:=[.E20]/[.E19]^0.5" office:value-type="float" office:value="46.6563266513543" calcext:value-type="float">
            <text:p>46,66</text:p>
          </table:table-cell>
          <table:table-cell table:style-name="ce114" table:formula="of:=[.F20]/[.F19]^0.5" office:value-type="float" office:value="53.1820039591258" calcext:value-type="float">
            <text:p>53,18</text:p>
          </table:table-cell>
          <table:table-cell table:style-name="ce114" table:formula="of:=[.G20]/[.G19]^0.5" office:value-type="float" office:value="59.5931497885355" calcext:value-type="float">
            <text:p>59,59</text:p>
          </table:table-cell>
          <table:table-cell table:style-name="ce114" table:formula="of:=[.H20]/[.H19]^0.5" office:value-type="float" office:value="62.7048556386582" calcext:value-type="float">
            <text:p>62,70</text:p>
          </table:table-cell>
          <table:table-cell table:style-name="ce114" table:formula="of:=[.I20]/[.I19]^0.5" office:value-type="float" office:value="65.8360925522866" calcext:value-type="float">
            <text:p>65,84</text:p>
          </table:table-cell>
          <table:table-cell table:style-name="ce17" table:formula="of:=[.J20]/[.J19]^0.5" office:value-type="float" office:value="65.8360925522866" calcext:value-type="float">
            <text:p>65,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ho2</text:p>
          </table:table-cell>
          <table:table-cell table:style-name="ce114" table:formula="of:=[.B13]/22.4*273/[.B22]*[.$B$2]" office:value-type="float" office:value="45.1364044045095" calcext:value-type="float">
            <text:p>45,14</text:p>
          </table:table-cell>
          <table:table-cell table:style-name="ce114" table:formula="of:=[.C13]/22.4*273/[.C22]*[.$B$2]" office:value-type="float" office:value="46.9346835142285" calcext:value-type="float">
            <text:p>46,93</text:p>
          </table:table-cell>
          <table:table-cell table:style-name="ce114" table:formula="of:=[.D13]/22.4*273/[.D22]*[.$B$2]" office:value-type="float" office:value="48.876970347483" calcext:value-type="float">
            <text:p>48,88</text:p>
          </table:table-cell>
          <table:table-cell table:style-name="ce114" table:formula="of:=[.E13]/22.4*273/[.E22]*[.$B$2]" office:value-type="float" office:value="50.8588603965874" calcext:value-type="float">
            <text:p>50,86</text:p>
          </table:table-cell>
          <table:table-cell table:style-name="ce114" table:formula="of:=[.F13]/22.4*273/[.F22]*[.$B$2]" office:value-type="float" office:value="53.6679712903077" calcext:value-type="float">
            <text:p>53,67</text:p>
          </table:table-cell>
          <table:table-cell table:style-name="ce114" table:formula="of:=[.G13]/22.4*273/[.G22]*[.$B$2]" office:value-type="float" office:value="56.2518101690355" calcext:value-type="float">
            <text:p>56,25</text:p>
          </table:table-cell>
          <table:table-cell table:style-name="ce114" table:formula="of:=[.H13]/22.4*273/[.H22]*[.$B$2]" office:value-type="float" office:value="57.7785504848588" calcext:value-type="float">
            <text:p>57,78</text:p>
          </table:table-cell>
          <table:table-cell table:style-name="ce114" table:formula="of:=[.I13]/22.4*273/[.I22]*[.$B$2]" office:value-type="float" office:value="59.635526048279" calcext:value-type="float">
            <text:p>59,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</text:p>
          </table:table-cell>
          <table:table-cell table:style-name="ce114" table:formula="of:=[.B22]-([.B23]-[.B13])*100000/[.B27]/([.$B$3]*8.314/([.$B$2]/1000)/([.$B$3]-1))-273" office:value-type="float" office:value="16.0443560111689" calcext:value-type="float">
            <text:p>16,04</text:p>
          </table:table-cell>
          <table:table-cell table:style-name="ce114" table:formula="of:=[.C22]-([.C23]-[.C13])*100000/[.C27]/([.$B$3]*8.314/([.$B$2]/1000)/([.$B$3]-1))-273" office:value-type="float" office:value="22.3336748488684" calcext:value-type="float">
            <text:p>22,33</text:p>
          </table:table-cell>
          <table:table-cell table:style-name="ce114" table:formula="of:=[.D22]-([.D23]-[.D13])*100000/[.D27]/([.$B$3]*8.314/([.$B$2]/1000)/([.$B$3]-1))-273" office:value-type="float" office:value="28.3608263807965" calcext:value-type="float">
            <text:p>28,36</text:p>
          </table:table-cell>
          <table:table-cell table:style-name="ce114" table:formula="of:=[.E22]-([.E23]-[.E13])*100000/[.E27]/([.$B$3]*8.314/([.$B$2]/1000)/([.$B$3]-1))-273" office:value-type="float" office:value="34.8876208105792" calcext:value-type="float">
            <text:p>34,89</text:p>
          </table:table-cell>
          <table:table-cell table:style-name="ce114" table:formula="of:=[.F22]-([.F23]-[.F13])*100000/[.F27]/([.$B$3]*8.314/([.$B$2]/1000)/([.$B$3]-1))-273" office:value-type="float" office:value="43.1951478689662" calcext:value-type="float">
            <text:p>43,20</text:p>
          </table:table-cell>
          <table:table-cell table:style-name="ce114" table:formula="of:=[.G22]-([.G23]-[.G13])*100000/[.G27]/([.$B$3]*8.314/([.$B$2]/1000)/([.$B$3]-1))-273" office:value-type="float" office:value="51.7926217389712" calcext:value-type="float">
            <text:p>51,79</text:p>
          </table:table-cell>
          <table:table-cell table:style-name="ce114" table:formula="of:=[.H22]-([.H23]-[.H13])*100000/[.H27]/([.$B$3]*8.314/([.$B$2]/1000)/([.$B$3]-1))-273" office:value-type="float" office:value="56.9006560652374" calcext:value-type="float">
            <text:p>56,90</text:p>
          </table:table-cell>
          <table:table-cell table:style-name="ce114" table:formula="of:=[.I22]-([.I23]-[.I13])*100000/[.I27]/([.$B$3]*8.314/([.$B$2]/1000)/([.$B$3]-1))-273" office:value-type="float" office:value="62.4757906736839" calcext:value-type="float">
            <text:p>62,48</text:p>
          </table:table-cell>
          <table:table-cell table:style-name="ce17" table:formula="of:=[.J22]-([.J23]-[.J13])*100000/[.J27]/([.$B$3]*8.314/([.$B$2]/1000)/([.$B$3]-1))" office:value-type="string" office:string-value="" calcext:value-type="error">
            <text:p>#NOM 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:</text:p>
          </table:table-cell>
          <table:table-cell table:style-name="ce114" table:formula="of:=IF([.B23]&gt;[.B13];(([.B23]-[.B13])*100000*2/[.B27])^0.5;0)" office:value-type="float" office:value="0" calcext:value-type="float">
            <text:p>0,00</text:p>
          </table:table-cell>
          <table:table-cell table:style-name="ce114" table:formula="of:=IF([.C23]&gt;[.C13];(([.C23]-[.C13])*100000*2/[.C27])^0.5;0)" office:value-type="float" office:value="32.5452257105818" calcext:value-type="float">
            <text:p>32,55</text:p>
          </table:table-cell>
          <table:table-cell table:style-name="ce114" table:formula="of:=IF([.D23]&gt;[.D13];(([.D23]-[.D13])*100000*2/[.D27])^0.5;0)" office:value-type="float" office:value="14.4112489582351" calcext:value-type="float">
            <text:p>14,41</text:p>
          </table:table-cell>
          <table:table-cell table:style-name="ce114" table:formula="of:=IF([.E23]&gt;[.E13];(([.E23]-[.E13])*100000*2/[.E27])^0.5;0)" office:value-type="float" office:value="44.0954600518666" calcext:value-type="float">
            <text:p>44,10</text:p>
          </table:table-cell>
          <table:table-cell table:style-name="ce114" table:formula="of:=IF([.F23]&gt;[.F13];(([.F23]-[.F13])*100000*2/[.F27])^0.5;0)" office:value-type="float" office:value="17.2334498118975" calcext:value-type="float">
            <text:p>17,23</text:p>
          </table:table-cell>
          <table:table-cell table:style-name="ce114" table:formula="of:=IF([.G23]&gt;[.G13];(([.G23]-[.G13])*100000*2/[.G27])^0.5;0)" office:value-type="float" office:value="68.0721908197071" calcext:value-type="float">
            <text:p>68,07</text:p>
          </table:table-cell>
          <table:table-cell table:style-name="ce114" table:formula="of:=IF([.H23]&gt;[.H13];(([.H23]-[.H13])*100000*2/[.H27])^0.5;0)" office:value-type="float" office:value="87.020985944164" calcext:value-type="float">
            <text:p>87,02</text:p>
          </table:table-cell>
          <table:table-cell table:style-name="ce114" table:formula="of:=IF([.I23]&gt;[.I13];(([.I23]-[.I13])*100000*2/[.I27])^0.5;0)" office:value-type="float" office:value="89.8785613490787" calcext:value-type="float">
            <text:p>89,88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<text:span text:style-name="T5">Q</text:span><text:span text:style-name="T3">2:</text:span></text:p>
          </table:table-cell>
          <table:table-cell table:style-name="ce116" table:formula="of:=[.B15]/([.$B$5]*0.001/2*[.B14]*2*PI()/60)" office:value-type="float" office:value="92.8403834702723" calcext:value-type="float">
            <text:p>92,84</text:p>
          </table:table-cell>
          <table:table-cell table:style-name="ce116" table:formula="of:=[.C15]/([.$B$5]*0.001/2*[.C14]*2*PI()/60)" office:value-type="float" office:value="141.891479725315" calcext:value-type="float">
            <text:p>141,89</text:p>
          </table:table-cell>
          <table:table-cell table:style-name="ce116" table:formula="of:=[.D15]/([.$B$5]*0.001/2*[.D14]*2*PI()/60)" office:value-type="float" office:value="169.968906877276" calcext:value-type="float">
            <text:p>169,97</text:p>
          </table:table-cell>
          <table:table-cell table:style-name="ce116" table:formula="of:=[.E15]/([.$B$5]*0.001/2*[.E14]*2*PI()/60)" office:value-type="float" office:value="198.257484164619" calcext:value-type="float">
            <text:p>198,26</text:p>
          </table:table-cell>
          <table:table-cell table:style-name="ce116" table:formula="of:=[.F15]/([.$B$5]*0.001/2*[.F14]*2*PI()/60)" office:value-type="float" office:value="221.689996181398" calcext:value-type="float">
            <text:p>221,69</text:p>
          </table:table-cell>
          <table:table-cell table:style-name="ce116" table:formula="of:=[.G15]/([.$B$5]*0.001/2*[.G14]*2*PI()/60)" office:value-type="float" office:value="251.245421925918" calcext:value-type="float">
            <text:p>251,25</text:p>
          </table:table-cell>
          <table:table-cell table:style-name="ce116" table:formula="of:=[.H15]/([.$B$5]*0.001/2*[.H14]*2*PI()/60)" office:value-type="float" office:value="266.010118939635" calcext:value-type="float">
            <text:p>266,01</text:p>
          </table:table-cell>
          <table:table-cell table:style-name="ce116" table:formula="of:=[.I15]/([.$B$5]*0.001/2*[.I14]*2*PI()/60)" office:value-type="float" office:value="279.322910617218" calcext:value-type="float">
            <text:p>279,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2:</text:p>
          </table:table-cell>
          <table:table-cell table:style-name="ce59" table:formula="of:=[.$B$5]*0.001/2*[.B14]*2*PI()/60" office:value-type="float" office:value="75.398223686155" calcext:value-type="float">
            <text:p>75,40</text:p>
          </table:table-cell>
          <table:table-cell table:style-name="ce59"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rbe over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°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/>
          <table:table-cell>
            <draw:frame table:end-cell-address="ModelV2.R53" table:end-x="1.064cm" table:end-y="0.45cm" draw:z-index="1" draw:name="Graphique 2" draw:style-name="gr1" draw:text-style-name="P1" svg:width="14.513cm" svg:height="8.993cm" svg:x="0.141cm" svg:y="0.003cm">
              <draw:object draw:notify-on-update-of-ranges="ModelV2.B51:ModelV2.I51 ModelV2.B49:ModelV2.I49 ModelV2.B51:ModelV2.I51 ModelV2.B50:ModelV2.I5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(Nm3/h)</text:p>
          </table:table-cell>
          <table:table-cell table:style-name="ce109" office:value-type="float" office:value="240000" calcext:value-type="float">
            <text:p>2,40E+005</text:p>
          </table:table-cell>
          <table:table-cell table:style-name="ce109" office:value-type="float" office:value="350000" calcext:value-type="float">
            <text:p>3,50E+005</text:p>
          </table:table-cell>
          <table:table-cell table:style-name="ce109" office:value-type="float" office:value="430000" calcext:value-type="float">
            <text:p>4,30E+005</text:p>
          </table:table-cell>
          <table:table-cell table:style-name="ce109" office:value-type="float" office:value="500000" calcext:value-type="float">
            <text:p>5,00E+005</text:p>
          </table:table-cell>
          <table:table-cell table:style-name="ce109" office:value-type="float" office:value="600000" calcext:value-type="float">
            <text:p>6,00E+005</text:p>
          </table:table-cell>
          <table:table-cell table:style-name="ce109" office:value-type="float" office:value="680000" calcext:value-type="float">
            <text:p>6,80E+005</text:p>
          </table:table-cell>
          <table:table-cell table:style-name="ce109" office:value-type="float" office:value="720000" calcext:value-type="float">
            <text:p>7,20E+005</text:p>
          </table:table-cell>
          <table:table-cell table:style-name="ce109" office:value-type="float" office:value="750000" calcext:value-type="float">
            <text:p>7,50E+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 (bara)</text:p>
          </table:table-cell>
          <table:table-cell table:number-columns-repeated="8" table:style-name="ce54" office:value-type="float" office:value="57.3" calcext:value-type="float">
            <text:p>57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 °C</text:p>
          </table:table-cell>
          <table:table-cell table:number-columns-repeated="8" table:style-name="ce54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2 bara</text:p>
          </table:table-cell>
          <table:table-cell table:style-name="ce54" office:value-type="float" office:value="58.5" calcext:value-type="float">
            <text:p>58,5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.5" calcext:value-type="float">
            <text:p>62,5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.5" calcext:value-type="float">
            <text:p>66,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(tr/min)</text:p>
          </table:table-cell>
          <table:table-cell table:style-name="ce109" office:value-type="float" office:value="3600" calcext:value-type="float">
            <text:p>3,60E+003</text:p>
          </table:table-cell>
          <table:table-cell table:style-name="ce109" office:value-type="float" office:value="5384" calcext:value-type="float">
            <text:p>5,38E+003</text:p>
          </table:table-cell>
          <table:table-cell table:style-name="ce109" office:value-type="float" office:value="6461" calcext:value-type="float">
            <text:p>6,46E+003</text:p>
          </table:table-cell>
          <table:table-cell table:style-name="ce109" office:value-type="float" office:value="7538" calcext:value-type="float">
            <text:p>7,54E+003</text:p>
          </table:table-cell>
          <table:table-cell table:style-name="ce109" office:value-type="float" office:value="8615" calcext:value-type="float">
            <text:p>8,62E+003</text:p>
          </table:table-cell>
          <table:table-cell table:style-name="ce109" office:value-type="float" office:value="9692" calcext:value-type="float">
            <text:p>9,69E+003</text:p>
          </table:table-cell>
          <table:table-cell table:style-name="ce109" office:value-type="float" office:value="10231" calcext:value-type="float">
            <text:p>1,02E+004</text:p>
          </table:table-cell>
          <table:table-cell table:style-name="ce109" office:value-type="float" office:value="10769" calcext:value-type="float">
            <text:p>1,08E+004</text:p>
          </table:table-cell>
          <table:table-cell table:number-columns-repeated="1015"/>
        </table:table-row>
        <table:table-row table:style-name="ro1">
          <table:table-cell table:style-name="ce100" office:value-type="string" calcext:value-type="string">
            <text:p>Poly HEAD</text:p>
          </table:table-cell>
          <table:table-cell table:style-name="ce110" office:value-type="float" office:value="3000" calcext:value-type="float">
            <text:p>3,00E+03</text:p>
          </table:table-cell>
          <table:table-cell table:style-name="ce110" office:value-type="float" office:value="7000" calcext:value-type="float">
            <text:p>7,00E+03</text:p>
          </table:table-cell>
          <table:table-cell table:style-name="ce110" office:value-type="float" office:value="11000" calcext:value-type="float">
            <text:p>1,10E+04</text:p>
          </table:table-cell>
          <table:table-cell table:style-name="ce110" office:value-type="float" office:value="14000" calcext:value-type="float">
            <text:p>1,40E+04</text:p>
          </table:table-cell>
          <table:table-cell table:style-name="ce110" office:value-type="float" office:value="18000" calcext:value-type="float">
            <text:p>1,80E+04</text:p>
          </table:table-cell>
          <table:table-cell table:style-name="ce110" office:value-type="float" office:value="22000" calcext:value-type="float">
            <text:p>2,20E+04</text:p>
          </table:table-cell>
          <table:table-cell table:style-name="ce110" office:value-type="float" office:value="23000" calcext:value-type="float">
            <text:p>2,30E+04</text:p>
          </table:table-cell>
          <table:table-cell table:style-name="ce110" office:value-type="float" office:value="26000" calcext:value-type="float">
            <text:p>2,60E+04</text:p>
          </table:table-cell>
          <table:table-cell table:number-columns-repeated="1015"/>
        </table:table-row>
        <table:table-row table:style-name="ro1">
          <table:table-cell table:style-name="ce51" office:value-type="string" calcext:value-type="string">
            <text:p>m (kg/s)</text:p>
          </table:table-cell>
          <table:table-cell table:style-name="ce111" table:formula="of:=[.B35]/0.0224/3600*[.$B$2]/1000" office:value-type="float" office:value="52.1428571428571" calcext:value-type="float">
            <text:p>5,21E+001</text:p>
          </table:table-cell>
          <table:table-cell table:style-name="ce111" table:formula="of:=[.C35]/0.0224/3600*[.$B$2]/1000" office:value-type="float" office:value="76.0416666666667" calcext:value-type="float">
            <text:p>7,60E+001</text:p>
          </table:table-cell>
          <table:table-cell table:style-name="ce111" table:formula="of:=[.D35]/0.0224/3600*[.$B$2]/1000" office:value-type="float" office:value="93.422619047619" calcext:value-type="float">
            <text:p>9,34E+001</text:p>
          </table:table-cell>
          <table:table-cell table:style-name="ce111" table:formula="of:=[.E35]/0.0224/3600*[.$B$2]/1000" office:value-type="float" office:value="108.630952380952" calcext:value-type="float">
            <text:p>1,09E+002</text:p>
          </table:table-cell>
          <table:table-cell table:style-name="ce111" table:formula="of:=[.F35]/0.0224/3600*[.$B$2]/1000" office:value-type="float" office:value="130.357142857143" calcext:value-type="float">
            <text:p>1,30E+002</text:p>
          </table:table-cell>
          <table:table-cell table:style-name="ce111" table:formula="of:=[.G35]/0.0224/3600*[.$B$2]/1000" office:value-type="float" office:value="147.738095238095" calcext:value-type="float">
            <text:p>1,48E+002</text:p>
          </table:table-cell>
          <table:table-cell table:style-name="ce111" table:formula="of:=[.H35]/0.0224/3600*[.$B$2]/1000" office:value-type="float" office:value="156.428571428571" calcext:value-type="float">
            <text:p>1,56E+002</text:p>
          </table:table-cell>
          <table:table-cell table:style-name="ce111" table:formula="of:=[.I35]/0.0224/3600*[.$B$2]/1000" office:value-type="float" office:value="162.946428571429" calcext:value-type="float">
            <text:p>1,63E+002</text:p>
          </table:table-cell>
          <table:table-cell table:number-columns-repeated="1015"/>
        </table:table-row>
        <table:table-row table:style-name="ro1">
          <table:table-cell table:style-name="ce51" office:value-type="string" calcext:value-type="string">
            <text:p>Rho1</text:p>
          </table:table-cell>
          <table:table-cell table:style-name="ce112" table:formula="of:=[.B36]/0.0224*[.$B$2]/1000*273/([.B37]+273)" office:value-type="float" office:value="43.2331537102473" calcext:value-type="float">
            <text:p>43,2</text:p>
          </table:table-cell>
          <table:table-cell table:style-name="ce112" table:formula="of:=[.C36]/0.0224*[.$B$2]/1000*273/([.C37]+273)" office:value-type="float" office:value="43.2331537102473" calcext:value-type="float">
            <text:p>43,2</text:p>
          </table:table-cell>
          <table:table-cell table:style-name="ce112" table:formula="of:=[.D36]/0.0224*[.$B$2]/1000*273/([.D37]+273)" office:value-type="float" office:value="43.2331537102473" calcext:value-type="float">
            <text:p>43,2</text:p>
          </table:table-cell>
          <table:table-cell table:style-name="ce112" table:formula="of:=[.E36]/0.0224*[.$B$2]/1000*273/([.E37]+273)" office:value-type="float" office:value="43.2331537102473" calcext:value-type="float">
            <text:p>43,2</text:p>
          </table:table-cell>
          <table:table-cell table:style-name="ce112" table:formula="of:=[.F36]/0.0224*[.$B$2]/1000*273/([.F37]+273)" office:value-type="float" office:value="43.2331537102473" calcext:value-type="float">
            <text:p>43,2</text:p>
          </table:table-cell>
          <table:table-cell table:style-name="ce112" table:formula="of:=[.G36]/0.0224*[.$B$2]/1000*273/([.G37]+273)" office:value-type="float" office:value="43.2331537102473" calcext:value-type="float">
            <text:p>43,2</text:p>
          </table:table-cell>
          <table:table-cell table:style-name="ce112" table:formula="of:=[.H36]/0.0224*[.$B$2]/1000*273/([.H37]+273)" office:value-type="float" office:value="43.2331537102473" calcext:value-type="float">
            <text:p>43,2</text:p>
          </table:table-cell>
          <table:table-cell table:style-name="ce112" table:formula="of:=[.I36]/0.0224*[.$B$2]/1000*273/([.I37]+273)" office:value-type="float" office:value="43.2331537102473" calcext:value-type="float">
            <text:p>43,2</text:p>
          </table:table-cell>
          <table:table-cell table:number-columns-repeated="1015"/>
        </table:table-row>
        <table:table-row table:style-name="ro1">
          <table:table-cell table:style-name="ce51" office:value-type="string" calcext:value-type="string">
            <text:p>c1 (m/s)</text:p>
          </table:table-cell>
          <table:table-cell table:style-name="ce112" table:formula="of:=[.B41]/[.B42]/[.$B$4]" office:value-type="float" office:value="120.608497571848" calcext:value-type="float">
            <text:p>120,6</text:p>
          </table:table-cell>
          <table:table-cell table:style-name="ce112" table:formula="of:=[.C41]/[.C42]/[.$B$4]" office:value-type="float" office:value="175.887392292279" calcext:value-type="float">
            <text:p>175,9</text:p>
          </table:table-cell>
          <table:table-cell table:style-name="ce112" table:formula="of:=[.D41]/[.D42]/[.$B$4]" office:value-type="float" office:value="216.090224816228" calcext:value-type="float">
            <text:p>216,1</text:p>
          </table:table-cell>
          <table:table-cell table:style-name="ce112" table:formula="of:=[.E41]/[.E42]/[.$B$4]" office:value-type="float" office:value="251.267703274684" calcext:value-type="float">
            <text:p>251,3</text:p>
          </table:table-cell>
          <table:table-cell table:style-name="ce112" table:formula="of:=[.F41]/[.F42]/[.$B$4]" office:value-type="float" office:value="301.521243929621" calcext:value-type="float">
            <text:p>301,5</text:p>
          </table:table-cell>
          <table:table-cell table:style-name="ce112" table:formula="of:=[.G41]/[.G42]/[.$B$4]" office:value-type="float" office:value="341.72407645357" calcext:value-type="float">
            <text:p>341,7</text:p>
          </table:table-cell>
          <table:table-cell table:style-name="ce112" table:formula="of:=[.H41]/[.H42]/[.$B$4]" office:value-type="float" office:value="361.825492715545" calcext:value-type="float">
            <text:p>361,8</text:p>
          </table:table-cell>
          <table:table-cell table:style-name="ce112" table:formula="of:=[.I41]/[.I42]/[.$B$4]" office:value-type="float" office:value="376.901554912026" calcext:value-type="float">
            <text:p>376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01 (°K)</text:p>
          </table:table-cell>
          <table:table-cell table:style-name="ce112" table:formula="of:=([.B37]+273)+[.B43]^2/2/([.$B$3]*8.314/[.$B$2]*1000/([.$B$3]-1))" office:value-type="float" office:value="288.188667503834" calcext:value-type="float">
            <text:p>288,2</text:p>
          </table:table-cell>
          <table:table-cell table:style-name="ce112" table:formula="of:=([.C37]+273)+[.C43]^2/2/([.$B$3]*8.314/[.$B$2]*1000/([.$B$3]-1))" office:value-type="float" office:value="294.034926548954" calcext:value-type="float">
            <text:p>294,0</text:p>
          </table:table-cell>
          <table:table-cell table:style-name="ce112" table:formula="of:=([.D37]+273)+[.D43]^2/2/([.$B$3]*8.314/[.$B$2]*1000/([.$B$3]-1))" office:value-type="float" office:value="299.655983011441" calcext:value-type="float">
            <text:p>299,7</text:p>
          </table:table-cell>
          <table:table-cell table:style-name="ce112" table:formula="of:=([.E37]+273)+[.E43]^2/2/([.$B$3]*8.314/[.$B$2]*1000/([.$B$3]-1))" office:value-type="float" office:value="305.52025826317" calcext:value-type="float">
            <text:p>305,5</text:p>
          </table:table-cell>
          <table:table-cell table:style-name="ce112" table:formula="of:=([.F37]+273)+[.F43]^2/2/([.$B$3]*8.314/[.$B$2]*1000/([.$B$3]-1))" office:value-type="float" office:value="315.429171898965" calcext:value-type="float">
            <text:p>315,4</text:p>
          </table:table-cell>
          <table:table-cell table:style-name="ce112" table:formula="of:=([.G37]+273)+[.G43]^2/2/([.$B$3]*8.314/[.$B$2]*1000/([.$B$3]-1))" office:value-type="float" office:value="324.65346968356" calcext:value-type="float">
            <text:p>324,7</text:p>
          </table:table-cell>
          <table:table-cell table:style-name="ce112" table:formula="of:=([.H37]+273)+[.H43]^2/2/([.$B$3]*8.314/[.$B$2]*1000/([.$B$3]-1))" office:value-type="float" office:value="329.69800753451" calcext:value-type="float">
            <text:p>329,7</text:p>
          </table:table-cell>
          <table:table-cell table:style-name="ce112" table:formula="of:=([.I37]+273)+[.I43]^2/2/([.$B$3]*8.314/[.$B$2]*1000/([.$B$3]-1))" office:value-type="float" office:value="333.670581092134" calcext:value-type="float">
            <text:p>333,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 (rd/s)</text:p>
          </table:table-cell>
          <table:table-cell table:style-name="ce113" table:formula="of:=[.B39]*2*PI()/60" office:value-type="float" office:value="376.991118430775" calcext:value-type="float">
            <text:p>377</text:p>
          </table:table-cell>
          <table:table-cell table:style-name="ce113" table:formula="of:=[.C39]*2*PI()/60" office:value-type="float" office:value="563.811161564248" calcext:value-type="float">
            <text:p>564</text:p>
          </table:table-cell>
          <table:table-cell table:style-name="ce113" table:formula="of:=[.D39]*2*PI()/60" office:value-type="float" office:value="676.594337828122" calcext:value-type="float">
            <text:p>677</text:p>
          </table:table-cell>
          <table:table-cell table:style-name="ce113" table:formula="of:=[.E39]*2*PI()/60" office:value-type="float" office:value="789.377514091995" calcext:value-type="float">
            <text:p>789</text:p>
          </table:table-cell>
          <table:table-cell table:style-name="ce113" table:formula="of:=[.F39]*2*PI()/60" office:value-type="float" office:value="902.160690355869" calcext:value-type="float">
            <text:p>902</text:p>
          </table:table-cell>
          <table:table-cell table:style-name="ce113" table:formula="of:=[.G39]*2*PI()/60" office:value-type="float" office:value="1014.94386661974" calcext:value-type="float">
            <text:p>1015</text:p>
          </table:table-cell>
          <table:table-cell table:style-name="ce113" table:formula="of:=[.H39]*2*PI()/60" office:value-type="float" office:value="1071.38781462924" calcext:value-type="float">
            <text:p>1071</text:p>
          </table:table-cell>
          <table:table-cell table:style-name="ce113" table:formula="of:=[.I39]*2*PI()/60" office:value-type="float" office:value="1127.72704288362" calcext:value-type="float">
            <text:p>1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01</text:p>
          </table:table-cell>
          <table:table-cell table:style-name="ce114" table:formula="of:=([.B36]*100000+[.B42]*[.B43]^2/2)/100000" office:value-type="float" office:value="60.4444358295518" calcext:value-type="float">
            <text:p>60,44</text:p>
          </table:table-cell>
          <table:table-cell table:style-name="ce114" table:formula="of:=([.C36]*100000+[.C42]*[.C43]^2/2)/100000" office:value-type="float" office:value="63.9873852277794" calcext:value-type="float">
            <text:p>63,99</text:p>
          </table:table-cell>
          <table:table-cell table:style-name="ce114" table:formula="of:=([.D36]*100000+[.D42]*[.D43]^2/2)/100000" office:value-type="float" office:value="67.3938573764604" calcext:value-type="float">
            <text:p>67,39</text:p>
          </table:table-cell>
          <table:table-cell table:style-name="ce114" table:formula="of:=([.E36]*100000+[.E42]*[.E43]^2/2)/100000" office:value-type="float" office:value="70.9477249546517" calcext:value-type="float">
            <text:p>70,95</text:p>
          </table:table-cell>
          <table:table-cell table:style-name="ce114" table:formula="of:=([.F36]*100000+[.F42]*[.F43]^2/2)/100000" office:value-type="float" office:value="76.9527239346985" calcext:value-type="float">
            <text:p>76,95</text:p>
          </table:table-cell>
          <table:table-cell table:style-name="ce114" table:formula="of:=([.G36]*100000+[.G42]*[.G43]^2/2)/100000" office:value-type="float" office:value="82.5428320761239" calcext:value-type="float">
            <text:p>82,54</text:p>
          </table:table-cell>
          <table:table-cell table:style-name="ce114" table:formula="of:=([.H36]*100000+[.H42]*[.H43]^2/2)/100000" office:value-type="float" office:value="85.5999224659658" calcext:value-type="float">
            <text:p>85,60</text:p>
          </table:table-cell>
          <table:table-cell table:style-name="ce114" table:formula="of:=([.I36]*100000+[.I42]*[.I43]^2/2)/100000" office:value-type="float" office:value="88.0073811479664" calcext:value-type="float">
            <text:p>88,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02</text:p>
          </table:table-cell>
          <table:table-cell table:style-name="ce114" table:formula="of:=[.B40]/([.$B$3]*8.314/([.$B$2]/1000)/([.$B$3]-1))+[.B44]" office:value-type="float" office:value="290.328852311899" calcext:value-type="float">
            <text:p>290,33</text:p>
          </table:table-cell>
          <table:table-cell table:style-name="ce114" table:formula="of:=[.C40]/([.$B$3]*8.314/([.$B$2]/1000)/([.$B$3]-1))+[.C44]" office:value-type="float" office:value="299.028691101103" calcext:value-type="float">
            <text:p>299,03</text:p>
          </table:table-cell>
          <table:table-cell table:style-name="ce114" table:formula="of:=[.D40]/([.$B$3]*8.314/([.$B$2]/1000)/([.$B$3]-1))+[.D44]" office:value-type="float" office:value="307.503327307676" calcext:value-type="float">
            <text:p>307,50</text:p>
          </table:table-cell>
          <table:table-cell table:style-name="ce114" table:formula="of:=[.E40]/([.$B$3]*8.314/([.$B$2]/1000)/([.$B$3]-1))+[.E44]" office:value-type="float" office:value="315.50778736747" calcext:value-type="float">
            <text:p>315,51</text:p>
          </table:table-cell>
          <table:table-cell table:style-name="ce114" table:formula="of:=[.F40]/([.$B$3]*8.314/([.$B$2]/1000)/([.$B$3]-1))+[.F44]" office:value-type="float" office:value="328.27028074735" calcext:value-type="float">
            <text:p>328,27</text:p>
          </table:table-cell>
          <table:table-cell table:style-name="ce114" table:formula="of:=[.G40]/([.$B$3]*8.314/([.$B$2]/1000)/([.$B$3]-1))+[.G44]" office:value-type="float" office:value="340.34815827603" calcext:value-type="float">
            <text:p>340,35</text:p>
          </table:table-cell>
          <table:table-cell table:style-name="ce114" table:formula="of:=[.H40]/([.$B$3]*8.314/([.$B$2]/1000)/([.$B$3]-1))+[.H44]" office:value-type="float" office:value="346.106091063002" calcext:value-type="float">
            <text:p>346,11</text:p>
          </table:table-cell>
          <table:table-cell table:style-name="ce114" table:formula="of:=[.I40]/([.$B$3]*8.314/([.$B$2]/1000)/([.$B$3]-1))+[.I44]" office:value-type="float" office:value="352.21884942869" calcext:value-type="float">
            <text:p>352,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02</text:p>
          </table:table-cell>
          <table:table-cell table:style-name="ce114" table:formula="of:=[.B46]*([.B47]/[.B44])^([.$B$3]/([.$B$3]-1))" office:value-type="float" office:value="61.7800211333846" calcext:value-type="float">
            <text:p>61,78</text:p>
          </table:table-cell>
          <table:table-cell table:style-name="ce114" table:formula="of:=[.C46]*([.C47]/[.C44])^([.$B$3]/([.$B$3]-1))" office:value-type="float" office:value="67.2510272969331" calcext:value-type="float">
            <text:p>67,25</text:p>
          </table:table-cell>
          <table:table-cell table:style-name="ce114" table:formula="of:=[.D46]*([.D47]/[.D44])^([.$B$3]/([.$B$3]-1))" office:value-type="float" office:value="72.7416624000497" calcext:value-type="float">
            <text:p>72,74</text:p>
          </table:table-cell>
          <table:table-cell table:style-name="ce114" table:formula="of:=[.E46]*([.E47]/[.E44])^([.$B$3]/([.$B$3]-1))" office:value-type="float" office:value="78.0197403441402" calcext:value-type="float">
            <text:p>78,02</text:p>
          </table:table-cell>
          <table:table-cell table:style-name="ce114" table:formula="of:=[.F46]*([.F47]/[.F44])^([.$B$3]/([.$B$3]-1))" office:value-type="float" office:value="86.5792912380009" calcext:value-type="float">
            <text:p>86,58</text:p>
          </table:table-cell>
          <table:table-cell table:style-name="ce114" table:formula="of:=[.G46]*([.G47]/[.G44])^([.$B$3]/([.$B$3]-1))" office:value-type="float" office:value="94.8951437919502" calcext:value-type="float">
            <text:p>94,90</text:p>
          </table:table-cell>
          <table:table-cell table:style-name="ce114" table:formula="of:=[.H46]*([.H47]/[.H44])^([.$B$3]/([.$B$3]-1))" office:value-type="float" office:value="98.8051311984826" calcext:value-type="float">
            <text:p>98,81</text:p>
          </table:table-cell>
          <table:table-cell table:style-name="ce114" table:formula="of:=[.I46]*([.I47]/[.I44])^([.$B$3]/([.$B$3]-1))" office:value-type="float" office:value="103.257057775609" calcext:value-type="float">
            <text:p>103,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02/P01</text:p>
          </table:table-cell>
          <table:table-cell table:style-name="ce114" table:formula="of:=[.B48]/[.B46]" office:value-type="float" office:value="1.02209608354356" calcext:value-type="float">
            <text:p>1,02</text:p>
          </table:table-cell>
          <table:table-cell table:style-name="ce114" table:formula="of:=[.C48]/[.C46]" office:value-type="float" office:value="1.05100446060635" calcext:value-type="float">
            <text:p>1,05</text:p>
          </table:table-cell>
          <table:table-cell table:style-name="ce114" table:formula="of:=[.D48]/[.D46]" office:value-type="float" office:value="1.07935152003122" calcext:value-type="float">
            <text:p>1,08</text:p>
          </table:table-cell>
          <table:table-cell table:style-name="ce114" table:formula="of:=[.E48]/[.E46]" office:value-type="float" office:value="1.0996792412161" calcext:value-type="float">
            <text:p>1,10</text:p>
          </table:table-cell>
          <table:table-cell table:style-name="ce114" table:formula="of:=[.F48]/[.F46]" office:value-type="float" office:value="1.12509716110207" calcext:value-type="float">
            <text:p>1,13</text:p>
          </table:table-cell>
          <table:table-cell table:style-name="ce114" table:formula="of:=[.G48]/[.G46]" office:value-type="float" office:value="1.14964729710794" calcext:value-type="float">
            <text:p>1,15</text:p>
          </table:table-cell>
          <table:table-cell table:style-name="ce114" table:formula="of:=[.H48]/[.H46]" office:value-type="float" office:value="1.15426659688585" calcext:value-type="float">
            <text:p>1,15</text:p>
          </table:table-cell>
          <table:table-cell table:style-name="ce114" table:formula="of:=[.I48]/[.I46]" office:value-type="float" office:value="1.17327724593922" calcext:value-type="float">
            <text:p>1,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*(T01)^0.5/P01</text:p>
          </table:table-cell>
          <table:table-cell table:style-name="ce115" table:formula="of:=[.B41]*[.B44]^0.5/[.B46]" office:value-type="float" office:value="14.6445808343272" calcext:value-type="float">
            <text:p>1,46E+001</text:p>
          </table:table-cell>
          <table:table-cell table:style-name="ce115" table:formula="of:=[.C41]*[.C44]^0.5/[.C46]" office:value-type="float" office:value="20.3777731744556" calcext:value-type="float">
            <text:p>2,04E+001</text:p>
          </table:table-cell>
          <table:table-cell table:style-name="ce115" table:formula="of:=[.D41]*[.D44]^0.5/[.D46]" office:value-type="float" office:value="23.9962401975642" calcext:value-type="float">
            <text:p>2,40E+001</text:p>
          </table:table-cell>
          <table:table-cell table:style-name="ce115" table:formula="of:=[.E41]*[.E44]^0.5/[.E46]" office:value-type="float" office:value="26.7630200591255" calcext:value-type="float">
            <text:p>2,68E+001</text:p>
          </table:table-cell>
          <table:table-cell table:style-name="ce115" table:formula="of:=[.F41]*[.F44]^0.5/[.F46]" office:value-type="float" office:value="30.0858138196335" calcext:value-type="float">
            <text:p>3,01E+001</text:p>
          </table:table-cell>
          <table:table-cell table:style-name="ce115" table:formula="of:=[.G41]*[.G44]^0.5/[.G46]" office:value-type="float" office:value="32.2495125125684" calcext:value-type="float">
            <text:p>3,22E+001</text:p>
          </table:table-cell>
          <table:table-cell table:style-name="ce115" table:formula="of:=[.H41]*[.H44]^0.5/[.H46]" office:value-type="float" office:value="33.1818708888878" calcext:value-type="float">
            <text:p>3,32E+001</text:p>
          </table:table-cell>
          <table:table-cell table:style-name="ce115" table:formula="of:=[.I41]*[.I44]^0.5/[.I46]" office:value-type="float" office:value="33.8208647094674" calcext:value-type="float">
            <text:p>3,38E+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/(T01)^0.5</text:p>
          </table:table-cell>
          <table:table-cell table:style-name="ce114" table:formula="of:=[.B45]/[.B44]^0.5" office:value-type="float" office:value="22.2071419822926" calcext:value-type="float">
            <text:p>22,21</text:p>
          </table:table-cell>
          <table:table-cell table:style-name="ce114" table:formula="of:=[.C45]/[.C44]^0.5" office:value-type="float" office:value="32.8801817049061" calcext:value-type="float">
            <text:p>32,88</text:p>
          </table:table-cell>
          <table:table-cell table:style-name="ce114" table:formula="of:=[.D45]/[.D44]^0.5" office:value-type="float" office:value="39.0856089251127" calcext:value-type="float">
            <text:p>39,09</text:p>
          </table:table-cell>
          <table:table-cell table:style-name="ce114" table:formula="of:=[.E45]/[.E44]^0.5" office:value-type="float" office:value="45.1611242547065" calcext:value-type="float">
            <text:p>45,16</text:p>
          </table:table-cell>
          <table:table-cell table:style-name="ce114" table:formula="of:=[.F45]/[.F44]^0.5" office:value-type="float" office:value="50.7964043794202" calcext:value-type="float">
            <text:p>50,80</text:p>
          </table:table-cell>
          <table:table-cell table:style-name="ce114" table:formula="of:=[.G45]/[.G44]^0.5" office:value-type="float" office:value="56.3289945206625" calcext:value-type="float">
            <text:p>56,33</text:p>
          </table:table-cell>
          <table:table-cell table:style-name="ce114" table:formula="of:=[.H45]/[.H44]^0.5" office:value-type="float" office:value="59.0049628618402" calcext:value-type="float">
            <text:p>59,00</text:p>
          </table:table-cell>
          <table:table-cell table:style-name="ce114" table:formula="of:=[.I45]/[.I44]^0.5" office:value-type="float" office:value="61.7369309426373" calcext:value-type="float">
            <text:p>61,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o2</text:p>
          </table:table-cell>
          <table:table-cell table:style-name="ce114" table:formula="of:=[.B38]/22.4*273/[.B47]*[.$B$2]" office:value-type="float" office:value="43.0243580702781" calcext:value-type="float">
            <text:p>43,02</text:p>
          </table:table-cell>
          <table:table-cell table:style-name="ce114" table:formula="of:=[.C38]/22.4*273/[.C47]*[.$B$2]" office:value-type="float" office:value="43.557776854249" calcext:value-type="float">
            <text:p>43,56</text:p>
          </table:table-cell>
          <table:table-cell table:style-name="ce114" table:formula="of:=[.D38]/22.4*273/[.D47]*[.$B$2]" office:value-type="float" office:value="43.3989206453275" calcext:value-type="float">
            <text:p>43,40</text:p>
          </table:table-cell>
          <table:table-cell table:style-name="ce114" table:formula="of:=[.E38]/22.4*273/[.E47]*[.$B$2]" office:value-type="float" office:value="43.3130355165648" calcext:value-type="float">
            <text:p>43,31</text:p>
          </table:table-cell>
          <table:table-cell table:style-name="ce114" table:formula="of:=[.F38]/22.4*273/[.F47]*[.$B$2]" office:value-type="float" office:value="43.2552482901382" calcext:value-type="float">
            <text:p>43,26</text:p>
          </table:table-cell>
          <table:table-cell table:style-name="ce114" table:formula="of:=[.G38]/22.4*273/[.G47]*[.$B$2]" office:value-type="float" office:value="42.6613150297237" calcext:value-type="float">
            <text:p>42,66</text:p>
          </table:table-cell>
          <table:table-cell table:style-name="ce114" table:formula="of:=[.H38]/22.4*273/[.H47]*[.$B$2]" office:value-type="float" office:value="42.5685227172673" calcext:value-type="float">
            <text:p>42,57</text:p>
          </table:table-cell>
          <table:table-cell table:style-name="ce114" table:formula="of:=[.I38]/22.4*273/[.I47]*[.$B$2]" office:value-type="float" office:value="42.435974179815" calcext:value-type="float">
            <text:p>42,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</text:p>
          </table:table-cell>
          <table:table-cell table:style-name="ce114" table:formula="of:=[.B47]-([.B48]-[.B38])*100000/[.B52]/([.$B$3]*8.314/([.$B$2]/1000)/([.$B$3]-1))-273" office:value-type="float" office:value="11.8901878633147" calcext:value-type="float">
            <text:p>11,89</text:p>
          </table:table-cell>
          <table:table-cell table:style-name="ce114" table:formula="of:=[.C47]-([.C48]-[.C38])*100000/[.C52]/([.$B$3]*8.314/([.$B$2]/1000)/([.$B$3]-1))-273" office:value-type="float" office:value="15.7906772706786" calcext:value-type="float">
            <text:p>15,79</text:p>
          </table:table-cell>
          <table:table-cell table:style-name="ce114" table:formula="of:=[.D47]-([.D48]-[.D38])*100000/[.D52]/([.$B$3]*8.314/([.$B$2]/1000)/([.$B$3]-1))-273" office:value-type="float" office:value="17.6680005668422" calcext:value-type="float">
            <text:p>17,67</text:p>
          </table:table-cell>
          <table:table-cell table:style-name="ce114" table:formula="of:=[.E47]-([.E48]-[.E38])*100000/[.E52]/([.$B$3]*8.314/([.$B$2]/1000)/([.$B$3]-1))-273" office:value-type="float" office:value="19.4163285339757" calcext:value-type="float">
            <text:p>19,42</text:p>
          </table:table-cell>
          <table:table-cell table:style-name="ce114" table:formula="of:=[.F47]-([.F48]-[.F38])*100000/[.F52]/([.$B$3]*8.314/([.$B$2]/1000)/([.$B$3]-1))-273" office:value-type="float" office:value="22.1541497474639" calcext:value-type="float">
            <text:p>22,15</text:p>
          </table:table-cell>
          <table:table-cell table:style-name="ce114" table:formula="of:=[.G47]-([.G48]-[.G38])*100000/[.G52]/([.$B$3]*8.314/([.$B$2]/1000)/([.$B$3]-1))-273" office:value-type="float" office:value="22.3733154438864" calcext:value-type="float">
            <text:p>22,37</text:p>
          </table:table-cell>
          <table:table-cell table:style-name="ce114" table:formula="of:=[.H47]-([.H48]-[.H38])*100000/[.H52]/([.$B$3]*8.314/([.$B$2]/1000)/([.$B$3]-1))-273" office:value-type="float" office:value="23.1564374053585" calcext:value-type="float">
            <text:p>23,16</text:p>
          </table:table-cell>
          <table:table-cell table:style-name="ce114" table:formula="of:=[.I47]-([.I48]-[.I38])*100000/[.I52]/([.$B$3]*8.314/([.$B$2]/1000)/([.$B$3]-1))-273" office:value-type="float" office:value="23.3101138272446" calcext:value-type="float">
            <text:p>23,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:</text:p>
          </table:table-cell>
          <table:table-cell table:style-name="ce114" table:formula="of:=IF([.B48]&gt;[.B38];(([.B48]-[.B38])*100000*2/[.B52])^0.5;0)" office:value-type="float" office:value="123.479857360933" calcext:value-type="float">
            <text:p>123,48</text:p>
          </table:table-cell>
          <table:table-cell table:style-name="ce114" table:formula="of:=IF([.C48]&gt;[.C38];(([.C48]-[.C38])*100000*2/[.C52])^0.5;0)" office:value-type="float" office:value="169.417333766579" calcext:value-type="float">
            <text:p>169,42</text:p>
          </table:table-cell>
          <table:table-cell table:style-name="ce114" table:formula="of:=IF([.D48]&gt;[.D38];(([.D48]-[.D38])*100000*2/[.D52])^0.5;0)" office:value-type="float" office:value="217.250488438869" calcext:value-type="float">
            <text:p>217,25</text:p>
          </table:table-cell>
          <table:table-cell table:style-name="ce114" table:formula="of:=IF([.E48]&gt;[.E38];(([.E48]-[.E38])*100000*2/[.E52])^0.5;0)" office:value-type="float" office:value="254.434308503181" calcext:value-type="float">
            <text:p>254,43</text:p>
          </table:table-cell>
          <table:table-cell table:style-name="ce114" table:formula="of:=IF([.F48]&gt;[.F38];(([.F48]-[.F38])*100000*2/[.F52])^0.5;0)" office:value-type="float" office:value="304.698125654442" calcext:value-type="float">
            <text:p>304,70</text:p>
          </table:table-cell>
          <table:table-cell table:style-name="ce114" table:formula="of:=IF([.G48]&gt;[.G38];(([.G48]-[.G38])*100000*2/[.G52])^0.5;0)" office:value-type="float" office:value="355.087033648138" calcext:value-type="float">
            <text:p>355,09</text:p>
          </table:table-cell>
          <table:table-cell table:style-name="ce114" table:formula="of:=IF([.H48]&gt;[.H38];(([.H48]-[.H38])*100000*2/[.H52])^0.5;0)" office:value-type="float" office:value="374.210722406758" calcext:value-type="float">
            <text:p>374,21</text:p>
          </table:table-cell>
          <table:table-cell table:style-name="ce114" table:formula="of:=IF([.I48]&gt;[.I38];(([.I48]-[.I38])*100000*2/[.I52])^0.5;0)" office:value-type="float" office:value="395.903938366346" calcext:value-type="float">
            <text:p>395,90</text:p>
          </table:table-cell>
          <table:table-cell table:style-name="ce17" table:formula="of:=IF([.J48]&gt;[.J38];(([.J48]-[.J38])*100000*2/[.J52])^0.5;0)" office:value-type="float" office:value="0" calcext:value-type="float">
            <text:p>0,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<text:span text:style-name="T5">Q</text:span><text:span text:style-name="T3">2:</text:span></text:p>
          </table:table-cell>
          <table:table-cell table:style-name="ce114" table:formula="of:=[.B40]/([.$B$5]*0.001/2*[.B39]*2*PI()/60)" office:value-type="float" office:value="39.7887357729738" calcext:value-type="float">
            <text:p>39,79</text:p>
          </table:table-cell>
          <table:table-cell table:style-name="ce114" table:formula="of:=[.C40]/([.$B$5]*0.001/2*[.C39]*2*PI()/60)" office:value-type="float" office:value="62.0775223798255" calcext:value-type="float">
            <text:p>62,08</text:p>
          </table:table-cell>
          <table:table-cell table:style-name="ce114" table:formula="of:=[.D40]/([.$B$5]*0.001/2*[.D39]*2*PI()/60)" office:value-type="float" office:value="81.2894772021753" calcext:value-type="float">
            <text:p>81,29</text:p>
          </table:table-cell>
          <table:table-cell table:style-name="ce114" table:formula="of:=[.E40]/([.$B$5]*0.001/2*[.E39]*2*PI()/60)" office:value-type="float" office:value="88.6774689554206" calcext:value-type="float">
            <text:p>88,68</text:p>
          </table:table-cell>
          <table:table-cell table:style-name="ce114" table:formula="of:=[.F40]/([.$B$5]*0.001/2*[.F39]*2*PI()/60)" office:value-type="float" office:value="99.7604982816291" calcext:value-type="float">
            <text:p>99,76</text:p>
          </table:table-cell>
          <table:table-cell table:style-name="ce114" table:formula="of:=[.G40]/([.$B$5]*0.001/2*[.G39]*2*PI()/60)" office:value-type="float" office:value="108.38037808569" calcext:value-type="float">
            <text:p>108,38</text:p>
          </table:table-cell>
          <table:table-cell table:style-name="ce114" table:formula="of:=[.H40]/([.$B$5]*0.001/2*[.H39]*2*PI()/60)" office:value-type="float" office:value="107.337416414239" calcext:value-type="float">
            <text:p>107,34</text:p>
          </table:table-cell>
          <table:table-cell table:style-name="ce114" table:formula="of:=[.I40]/([.$B$5]*0.001/2*[.I39]*2*PI()/60)" office:value-type="float" office:value="115.276121842027" calcext:value-type="float">
            <text:p>115,28</text:p>
          </table:table-cell>
          <table:table-cell table:style-name="ce116" table:formula="of:=[.J40]/([.$B$5]*0.001/2*[.J39]*2*PI()/60)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2:</text:p>
          </table:table-cell>
          <table:table-cell table:style-name="ce114" table:formula="of:=([.B54]^2-[.B55]^2)^0.5" office:value-type="float" office:value="116.893676815578" calcext:value-type="float">
            <text:p>116,89</text:p>
          </table:table-cell>
          <table:table-cell table:style-name="ce114" table:formula="of:=([.C54]^2-[.C55]^2)^0.5" office:value-type="float" office:value="157.634432138917" calcext:value-type="float">
            <text:p>157,63</text:p>
          </table:table-cell>
          <table:table-cell table:style-name="ce114" table:formula="of:=([.D54]^2-[.D55]^2)^0.5" office:value-type="float" office:value="201.46909346876" calcext:value-type="float">
            <text:p>201,47</text:p>
          </table:table-cell>
          <table:table-cell table:style-name="ce114" table:formula="of:=([.E54]^2-[.E55]^2)^0.5" office:value-type="float" office:value="238.480866828247" calcext:value-type="float">
            <text:p>238,48</text:p>
          </table:table-cell>
          <table:table-cell table:style-name="ce114" table:formula="of:=([.F54]^2-[.F55]^2)^0.5" office:value-type="float" office:value="287.904134669739" calcext:value-type="float">
            <text:p>287,90</text:p>
          </table:table-cell>
          <table:table-cell table:style-name="ce114" table:formula="of:=([.G54]^2-[.G55]^2)^0.5" office:value-type="float" office:value="338.142714117925" calcext:value-type="float">
            <text:p>338,14</text:p>
          </table:table-cell>
          <table:table-cell table:style-name="ce114" table:formula="of:=([.H54]^2-[.H55]^2)^0.5" office:value-type="float" office:value="358.486183557615" calcext:value-type="float">
            <text:p>358,49</text:p>
          </table:table-cell>
          <table:table-cell table:style-name="ce114" table:formula="of:=([.I54]^2-[.I55]^2)^0.5" office:value-type="float" office:value="378.749711745166" calcext:value-type="float">
            <text:p>378,75</text:p>
          </table:table-cell>
          <table:table-cell table:style-name="ce59"/>
          <table:table-cell table:number-columns-repeated="101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16" table:formula="of:=ATAN((-[.B55]+([.$B$5]/2*0.001*[.B39]*2*PI()/60))/[.B56])" office:value-type="float" office:value="0.295700377899141" calcext:value-type="float">
            <text:p>0,30</text:p>
          </table:table-cell>
          <table:table-cell table:style-name="ce116" table:formula="of:=ATAN((-[.C55]+([.$B$5]/2*0.001*[.C39]*2*PI()/60))/[.C56])" office:value-type="float" office:value="0.311093146282478" calcext:value-type="float">
            <text:p>0,31</text:p>
          </table:table-cell>
          <table:table-cell table:style-name="ce116" table:formula="of:=ATAN((-[.D55]+([.$B$5]/2*0.001*[.D39]*2*PI()/60))/[.D56])" office:value-type="float" office:value="0.262011984560108" calcext:value-type="float">
            <text:p>0,26</text:p>
          </table:table-cell>
          <table:table-cell table:style-name="ce116" table:formula="of:=ATAN((-[.E55]+([.$B$5]/2*0.001*[.E39]*2*PI()/60))/[.E56])" office:value-type="float" office:value="0.282406649352162" calcext:value-type="float">
            <text:p>0,28</text:p>
          </table:table-cell>
          <table:table-cell table:style-name="ce116" table:formula="of:=ATAN((-[.F55]+([.$B$5]/2*0.001*[.F39]*2*PI()/60))/[.F56])" office:value-type="float" office:value="0.27319705591004" calcext:value-type="float">
            <text:p>0,27</text:p>
          </table:table-cell>
          <table:table-cell table:style-name="ce116" table:formula="of:=ATAN((-[.G55]+([.$B$5]/2*0.001*[.G39]*2*PI()/60))/[.G56])" office:value-type="float" office:value="0.272812438071951" calcext:value-type="float">
            <text:p>0,27</text:p>
          </table:table-cell>
          <table:table-cell table:style-name="ce116" table:formula="of:=ATAN((-[.H55]+([.$B$5]/2*0.001*[.H39]*2*PI()/60))/[.H56])" office:value-type="float" office:value="0.289905956423428" calcext:value-type="float">
            <text:p>0,29</text:p>
          </table:table-cell>
          <table:table-cell table:style-name="ce116" table:formula="of:=ATAN((-[.I55]+([.$B$5]/2*0.001*[.I39]*2*PI()/60))/[.I56])" office:value-type="float" office:value="0.283308897348607" calcext:value-type="float">
            <text:p>0,28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élisation V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 (tr/min)</text:p>
          </table:table-cell>
          <table:table-cell table:style-name="ce108" office:value-type="float" office:value="8620" calcext:value-type="float">
            <text:p>86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 (°C)</text:p>
          </table:table-cell>
          <table:table-cell table:style-name="ce117" office:value-type="float" office:value="10" calcext:value-type="float">
            <text:p>10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 (bara)</text:p>
          </table:table-cell>
          <table:table-cell table:style-name="ce54" office:value-type="float" office:value="57.3" calcext:value-type="float">
            <text:p>57,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bit (kg/s)</text:p>
          </table:table-cell>
          <table:table-cell table:style-name="ce118" office:value-type="float" office:value="125" calcext:value-type="float">
            <text:p>125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1">
          <table:table-cell office:value-type="string" calcext:value-type="string">
            <text:p>Cp</text:p>
          </table:table-cell>
          <table:table-cell table:style-name="ce119" table:formula="of:=[.B3]*8.314/([.B2]/1000)/([.B3]-1)" office:value-type="float" office:value="1401.74810544216" calcext:value-type="float">
            <text:p>1402</text:p>
          </table:table-cell>
          <table:table-cell office:value-type="string" calcext:value-type="string">
            <text:p>J/kg/°C</text:p>
          </table:table-cell>
          <table:table-cell table:style-name="ce51"/>
          <table:table-cell table:style-name="ce128"/>
          <table:table-cell table:number-columns-repeated="1019"/>
        </table:table-row>
        <table:table-row table:style-name="ro1">
          <table:table-cell office:value-type="string" calcext:value-type="string">
            <text:p>Rho1:</text:p>
          </table:table-cell>
          <table:table-cell table:style-name="ce120" table:formula="of:=[.B62]/22.4*[.B2]*273/(273+[.B61])" office:value-type="float" office:value="43.2331537102474" calcext:value-type="float">
            <text:p>43,23</text:p>
          </table:table-cell>
          <table:table-cell office:value-type="string" calcext:value-type="string">
            <text:p>kg/m3</text:p>
          </table:table-cell>
          <table:table-cell table:style-name="ce51"/>
          <table:table-cell table:number-columns-repeated="1020"/>
        </table:table-row>
        <table:table-row table:style-name="ro1">
          <table:table-cell office:value-type="string" calcext:value-type="string">
            <text:p>c1:</text:p>
          </table:table-cell>
          <table:table-cell table:style-name="ce120" table:formula="of:=[.B63]/[.B66]/[.B4]" office:value-type="float" office:value="289.129959932513" calcext:value-type="float">
            <text:p>289,13</text:p>
          </table:table-cell>
          <table:table-cell office:value-type="string" calcext:value-type="string">
            <text:p>m/s</text:p>
          </table:table-cell>
          <table:table-cell table:style-name="ce51"/>
          <table:table-cell table:number-columns-repeated="1020"/>
        </table:table-row>
        <table:table-row table:style-name="ro1">
          <table:table-cell office:value-type="string" calcext:value-type="string">
            <text:p>T01:</text:p>
          </table:table-cell>
          <table:table-cell table:style-name="ce121" table:formula="of:=[.B61]+273+[.B67]^2/2/[.B65]" office:value-type="float" office:value="312.81852923718" calcext:value-type="float">
            <text:p>313</text:p>
          </table:table-cell>
          <table:table-cell office:value-type="string" calcext:value-type="string">
            <text:p>°K</text:p>
          </table:table-cell>
          <table:table-cell table:style-name="ce51"/>
          <table:table-cell table:number-columns-repeated="1020"/>
        </table:table-row>
        <table:table-row table:style-name="ro1">
          <table:table-cell office:value-type="string" calcext:value-type="string">
            <text:p>P01:</text:p>
          </table:table-cell>
          <table:table-cell table:style-name="ce121" table:formula="of:=([.B62]*100000+[.B66]/2*[.B67]^2)*0.00001" office:value-type="float" office:value="75.3706224957821" calcext:value-type="float">
            <text:p>75</text:p>
          </table:table-cell>
          <table:table-cell office:value-type="string" calcext:value-type="string">
            <text:p>b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/(T01)^0.5</text:p>
          </table:table-cell>
          <table:table-cell table:style-name="ce120" table:formula="of:=[.B60]*2*PI()/60/[.B68]^0.5" office:value-type="float" office:value="51.0375300812586" calcext:value-type="float">
            <text:p>51,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*(T01)^0.5/P01</text:p>
          </table:table-cell>
          <table:table-cell table:style-name="ce120" table:formula="of:=[.B63]*[.B68]^0.5/[.B69]" office:value-type="float" office:value="29.332842188231" calcext:value-type="float">
            <text:p>29,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1</text:p>
          </table:table-cell>
          <table:table-cell table:style-name="ce120" table:formula="of:=0.011*[.B70]+0.765" office:value-type="float" office:value="1.32641283089384" calcext:value-type="float">
            <text:p>1,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m1</text:p>
          </table:table-cell>
          <table:table-cell table:style-name="ce120" table:formula="of:=0.3494*[.B70]-3.8489" office:value-type="float" office:value="13.9836130103918" calcext:value-type="float">
            <text:p>13,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2</text:p>
          </table:table-cell>
          <table:table-cell table:style-name="ce120" table:formula="of:=0.0039*[.B70]+0.9298" office:value-type="float" office:value="1.12884636731691" calcext:value-type="float">
            <text:p>1,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m2</text:p>
          </table:table-cell>
          <table:table-cell table:style-name="ce120" table:formula="of:=0.4976*[.B70]+4.1357" office:value-type="float" office:value="29.5319749684343" calcext:value-type="float">
            <text:p>29,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:</text:p>
          </table:table-cell>
          <table:table-cell table:style-name="ce122" table:formula="of:=([.B74]-[.B72])/([.B75]-[.B73])" office:value-type="float" office:value="-0.012706577330144" calcext:value-type="float">
            <text:p>-0,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:</text:p>
          </table:table-cell>
          <table:table-cell table:style-name="ce122" table:formula="of:=[.B72]-[.B76]*[.B73]" office:value-type="float" office:value="1.5040966909652" calcext:value-type="float">
            <text:p>1,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2 : </text:p>
          </table:table-cell>
          <table:table-cell table:style-name="ce123" table:formula="of:=IF(OR(([.B71]&lt;[.B73]);([.B71]&gt;[.B75]));&quot;Hors Plage&quot;;[.B69]*([.B76]*[.B71]+[.B77]))" office:value-type="float" office:value="85.2725633967189" calcext:value-type="float">
            <text:p>85,3</text:p>
          </table:table-cell>
          <table:table-cell office:value-type="string" calcext:value-type="string">
            <text:p>b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:</text:p>
          </table:table-cell>
          <table:table-cell table:style-name="ce123" table:formula="of:=[.B60]*PI()/60*[.B5]/1000" office:value-type="float" office:value="180.536857826293" calcext:value-type="float">
            <text:p>180,5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02 : </text:p>
          </table:table-cell>
          <table:table-cell table:style-name="ce123" table:formula="of:=[.B68]*([.B78]/[.B69])^(([.B3]-1)/[.B3])" office:value-type="float" office:value="326.167351869798" calcext:value-type="float">
            <text:p>326,2</text:p>
          </table:table-cell>
          <table:table-cell office:value-type="string" calcext:value-type="string">
            <text:p>°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 :</text:p>
          </table:table-cell>
          <table:table-cell table:style-name="ce123" table:formula="of:=[.B65]*([.B80]-[.B68])" office:value-type="float" office:value="18711.6868351562" calcext:value-type="float">
            <text:p>18711,7</text:p>
          </table:table-cell>
          <table:table-cell office:value-type="string" calcext:value-type="string">
            <text:p>J/kg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<text:span text:style-name="T5">Q</text:span><text:span text:style-name="T3">2:</text:span></text:p>
          </table:table-cell>
          <table:table-cell table:style-name="ce123" table:formula="of:=[.B81]/[.B79]" office:value-type="float" office:value="103.644690953689" calcext:value-type="float">
            <text:p>103,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A améliorer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r2:</text:p>
          </table:table-cell>
          <table:table-cell table:style-name="ce124" table:formula="of:=([.B79]-[.B82])/TAN([.$B$6])" office:value-type="float" office:value="248.571471884208" calcext:value-type="float">
            <text:p>248,6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table:style-name="ce101" office:value-type="string" calcext:value-type="string">
            <text:p>c2:</text:p>
          </table:table-cell>
          <table:table-cell table:style-name="ce124" table:formula="of:=IF([.B83]&gt;0;([.B82]^2+[.B83]^2)^0.5;[.B67])" office:value-type="float" office:value="269.313940592698" calcext:value-type="float">
            <text:p>269,3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ho02 :</text:p>
          </table:table-cell>
          <table:table-cell table:style-name="ce125" table:formula="of:=[.B78]/22.4*[.B2]*273/[.B80]" office:value-type="float" office:value="55.8235641761985" calcext:value-type="float">
            <text:p>55,8</text:p>
          </table:table-cell>
          <table:table-cell office:value-type="string" calcext:value-type="string">
            <text:p>kg/m3</text:p>
          </table:table-cell>
          <table:table-cell table:number-columns-repeated="1021"/>
        </table:table-row>
        <table:table-row table:style-name="ro1">
          <table:table-cell table:style-name="ce102" office:value-type="string" calcext:value-type="string">
            <text:p>P2</text:p>
          </table:table-cell>
          <table:table-cell table:style-name="ce126" table:formula="of:=([.B78]*100000-[.B85]*[.B84]^2/2)*0.00001" office:value-type="float" office:value="65.0281482396644" calcext:value-type="float">
            <text:p>65,0</text:p>
          </table:table-cell>
          <table:table-cell office:value-type="string" calcext:value-type="string">
            <text:p>bar</text:p>
          </table:table-cell>
          <table:table-cell table:number-columns-repeated="1021"/>
        </table:table-row>
        <table:table-row table:style-name="ro8">
          <table:table-cell table:style-name="ce103" office:value-type="string" calcext:value-type="string">
            <text:p>T2</text:p>
          </table:table-cell>
          <table:table-cell table:style-name="ce127" table:formula="of:=[.B80]-[.B84]^2/[.B65]/2-273" office:value-type="float" office:value="27.2960850152269" calcext:value-type="float">
            <text:p>27</text:p>
          </table:table-cell>
          <table:table-cell office:value-type="string" calcext:value-type="string">
            <text:p>°C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SansCourbe" table:style-name="ta4">
        <office:forms form:automatic-focus="false" form:apply-design-mode="false"/>
        <table:table-column table:style-name="co9" table:default-cell-style-name="ce1"/>
        <table:table-column table:style-name="co7" table:number-columns-repeated="1023" table:default-cell-style-name="Default"/>
        <table:table-row table:style-name="ro8">
          <table:table-cell table:style-name="ce130" office:value-type="string" calcext:value-type="string">
            <text:p>Données Fluide</text:p>
          </table:table-cell>
          <table:table-cell table:style-name="ce133"/>
          <table:table-cell table:number-columns-repeated="1022"/>
        </table:table-row>
        <table:table-row table:style-name="ro1">
          <table:table-cell office:value-type="string" calcext:value-type="string">
            <text:p>Masse Molaire</text:p>
          </table:table-cell>
          <table:table-cell table:style-name="ce134" office:value-type="float" office:value="17.52" calcext:value-type="float">
            <text:p>17,52</text:p>
          </table:table-cell>
          <table:table-cell table:style-name="ce1" office:value-type="string" calcext:value-type="string">
            <text:p>g/mol</text:p>
          </table:table-cell>
          <table:table-cell table:number-columns-repeated="1021"/>
        </table:table-row>
        <table:table-row table:style-name="ro7">
          <table:table-cell table:style-name="ce131" office:value-type="string" calcext:value-type="string">
            <text:p>Cp/Cv</text:p>
          </table:table-cell>
          <table:table-cell table:style-name="ce105" office:value-type="float" office:value="1.5118" calcext:value-type="float">
            <text:p>1,5118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p</text:p>
          </table:table-cell>
          <table:table-cell table:style-name="ce135" table:formula="of:=[.B3]*8314/[.B2]/([.B3]-1)" office:value-type="float" office:value="1401.74810544216" calcext:value-type="float">
            <text:p>1402</text:p>
          </table:table-cell>
          <table:table-cell table:style-name="ce1" office:value-type="string" calcext:value-type="string">
            <text:p>J/Kg/°K</text:p>
          </table:table-cell>
          <table:table-cell table:number-columns-repeated="1021"/>
        </table:table-row>
        <table:table-row table:style-name="ro8">
          <table:table-cell table:style-name="ce130" office:value-type="string" calcext:value-type="string">
            <text:p>Données Compresseur</text:p>
          </table:table-cell>
          <table:table-cell table:style-name="ce133"/>
          <table:table-cell table:number-columns-repeated="1022"/>
        </table:table-row>
        <table:table-row table:style-name="ro1">
          <table:table-cell office:value-type="string" calcext:value-type="string">
            <text:p>Œil du tigre</text:p>
          </table:table-cell>
          <table:table-cell table:style-name="ce106" office:value-type="float" office:value="0.01" calcext:value-type="float">
            <text:p>0,010</text:p>
          </table:table-cell>
          <table:table-cell table:style-name="ce1" office:value-type="string" calcext:value-type="string">
            <text:p>m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m :</text:p>
          </table:table-cell>
          <table:table-cell table:style-name="ce106" office:value-type="float" office:value="400" calcext:value-type="float">
            <text:p>400,000</text:p>
          </table:table-cell>
          <table:table-cell table:style-name="ce1" office:value-type="string" calcext:value-type="string">
            <text:p>mm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Beta :</text:p>
          </table:table-cell>
          <table:table-cell table:style-name="ce107" office:value-type="float" office:value="0.3" calcext:value-type="float">
            <text:p>0,300</text:p>
          </table:table-cell>
          <table:table-cell table:style-name="ce1" office:value-type="string" calcext:value-type="string">
            <text:p>rad</text:p>
          </table:table-cell>
          <table:table-cell table:number-columns-repeated="1021"/>
        </table:table-row>
        <table:table-row table:style-name="ro8">
          <table:table-cell table:style-name="ce130" office:value-type="string" calcext:value-type="string">
            <text:p>Données ENTREES</text:p>
          </table:table-cell>
          <table:table-cell table:style-name="ce133"/>
          <table:table-cell table:number-columns-repeated="1022"/>
        </table:table-row>
        <table:table-row table:style-name="ro1">
          <table:table-cell office:value-type="string" calcext:value-type="string">
            <text:p>N (tr/min)</text:p>
          </table:table-cell>
          <table:table-cell table:style-name="ce108" office:value-type="float" office:value="8620" calcext:value-type="float">
            <text:p>8620</text:p>
          </table:table-cell>
          <table:table-cell table:style-name="ce1" office:value-type="string" calcext:value-type="string">
            <text:p>tr/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1 (°C)</text:p>
          </table:table-cell>
          <table:table-cell table:style-name="ce117" office:value-type="float" office:value="10" calcext:value-type="float">
            <text:p>10,00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 (bara)</text:p>
          </table:table-cell>
          <table:table-cell table:style-name="ce54" office:value-type="float" office:value="57.3" calcext:value-type="float">
            <text:p>57,3</text:p>
          </table:table-cell>
          <table:table-cell table:style-name="ce1" office:value-type="string" calcext:value-type="string">
            <text:p>b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bit (kg/s)</text:p>
          </table:table-cell>
          <table:table-cell table:style-name="ce54" office:value-type="float" office:value="125" calcext:value-type="float">
            <text:p>125</text:p>
          </table:table-cell>
          <table:table-cell table:style-name="ce1" office:value-type="string" calcext:value-type="string">
            <text:p>kg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54" office:value-type="float" office:value="2350" calcext:value-type="float">
            <text:p>2350</text:p>
          </table:table-cell>
          <table:table-cell table:style-name="ce1"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dement Polytropique</text:p>
          </table:table-cell>
          <table:table-cell table:style-name="ce54" office:value-type="float" office:value="0.8" calcext:value-type="float">
            <text:p>0,8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32" office:value-type="string" calcext:value-type="string">
            <text:p>Calcul Intermédiaire</text:p>
          </table:table-cell>
          <table:table-cell table:style-name="ce136"/>
          <table:table-cell table:number-columns-repeated="1022"/>
        </table:table-row>
        <table:table-row table:style-name="ro1">
          <table:table-cell office:value-type="string" calcext:value-type="string">
            <text:p>rho1</text:p>
          </table:table-cell>
          <table:table-cell table:style-name="ce137" table:formula="of:=1/0.0224*[.B12]*273/(273+[.B11])*[.B2]/1000" office:value-type="float" office:value="43.2331537102473" calcext:value-type="float">
            <text:p>43,2</text:p>
          </table:table-cell>
          <table:table-cell table:style-name="ce1" office:value-type="string" calcext:value-type="string">
            <text:p>kg/m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</text:p>
          </table:table-cell>
          <table:table-cell table:style-name="ce135" table:formula="of:=[.B13]/[.B18]/[.B6]" office:value-type="float" office:value="289.129959932513" calcext:value-type="float">
            <text:p>289</text:p>
          </table:table-cell>
          <table:table-cell table:style-name="ce1"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01</text:p>
          </table:table-cell>
          <table:table-cell table:style-name="ce135" table:formula="of:=273+[.B11]+[.B19]^2/[.B4]/2" office:value-type="float" office:value="312.81852923718" calcext:value-type="float">
            <text:p>313</text:p>
          </table:table-cell>
          <table:table-cell table:style-name="ce1" office:value-type="string" calcext:value-type="string">
            <text:p>°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1</text:p>
          </table:table-cell>
          <table:table-cell table:style-name="ce135" table:formula="of:=([.B12]*100000+[.B18]*[.B19]^2/2)*0.00001" office:value-type="float" office:value="75.3706224957821" calcext:value-type="float">
            <text:p>75</text:p>
          </table:table-cell>
          <table:table-cell table:style-name="ce1" office:value-type="string" calcext:value-type="string">
            <text:p>b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02</text:p>
          </table:table-cell>
          <table:table-cell table:style-name="ce135" table:formula="of:=[.B20]+[.B14]*1000/[.B13]/[.B4]" office:value-type="float" office:value="326.230354034382" calcext:value-type="float">
            <text:p>326</text:p>
          </table:table-cell>
          <table:table-cell table:style-name="ce1" office:value-type="string" calcext:value-type="string">
            <text:p>°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2</text:p>
          </table:table-cell>
          <table:table-cell table:style-name="ce135" table:formula="of:=[.B21]*([.B22]/[.B20])^([.B15]*[.B3]/([.B3]-1))" office:value-type="float" office:value="83.2311878019294" calcext:value-type="float">
            <text:p>83</text:p>
          </table:table-cell>
          <table:table-cell table:style-name="ce1" office:value-type="string" calcext:value-type="string">
            <text:p>bara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O2</text:p>
          </table:table-cell>
          <table:table-cell table:style-name="ce138" table:formula="of:=[.B18]*[.B23]/[.B21]*[.B20]/[.B22]" office:value-type="float" office:value="45.7792854550944" calcext:value-type="float">
            <text:p>45,8</text:p>
          </table:table-cell>
          <table:table-cell table:style-name="ce1" office:value-type="string" calcext:value-type="string">
            <text:p>kg/m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table:style-name="ce135" table:formula="of:=[.B10]*2*PI()/60*[.B7]/1000/2" office:value-type="float" office:value="180.536857826293" calcext:value-type="float">
            <text:p>181</text:p>
          </table:table-cell>
          <table:table-cell table:style-name="ce1" office:value-type="string" calcext:value-type="string">
            <text:p>m/s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<text:span text:style-name="T6">o</text:span></text:p>
          </table:table-cell>
          <table:table-cell table:style-name="ce135" table:formula="of:=[.B14]*1000/[.B13]/[.B25]" office:value-type="float" office:value="104.133860677296" calcext:value-type="float">
            <text:p>104</text:p>
          </table:table-cell>
          <table:table-cell table:style-name="ce1"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</text:p>
          </table:table-cell>
          <table:table-cell table:style-name="ce135" table:formula="of:=([.B25]-[.B26])/TAN([.B8])" office:value-type="float" office:value="246.990119151625" calcext:value-type="float">
            <text:p>247</text:p>
          </table:table-cell>
          <table:table-cell table:style-name="ce1"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style-name="ce135" table:formula="of:=([.B26]^2+[.B27]^2)^0.5" office:value-type="float" office:value="268.044734882244" calcext:value-type="float">
            <text:p>268</text:p>
          </table:table-cell>
          <table:table-cell table:style-name="ce1"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2</text:p>
          </table:table-cell>
          <table:table-cell table:style-name="ce135" table:formula="of:=([.B22]-[.B28]^2/2/[.B4])-273" office:value-type="float" office:value="27.6023615230492" calcext:value-type="float">
            <text:p>28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2</text:p>
          </table:table-cell>
          <table:table-cell table:style-name="ce138" table:formula="of:=([.B23]*100000-[.B24]*[.B28]^2/2)*0.00001" office:value-type="float" office:value="66.7854418962961" calcext:value-type="float">
            <text:p>66,8</text:p>
          </table:table-cell>
          <table:table-cell table:style-name="ce1" office:value-type="string" calcext:value-type="string">
            <text:p>bara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pan text:style-name="T5">L</text:span><text:span text:style-name="T3">H</text:span></text:p>
          </table:table-cell>
          <table:table-cell table:style-name="ce139" table:formula="of:=[.B4]*([.B22]-[.B20])" office:value-type="float" office:value="18800" calcext:value-type="float">
            <text:p>18800</text:p>
          </table:table-cell>
          <table:table-cell table:style-name="ce1" office:value-type="string" calcext:value-type="string">
            <text:p>J/kg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GreekC" svg:font-family="GreekC"/>
    <style:font-face style:name="Symath" svg:font-family="Symath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4" number:min-integer-digits="1"/>
    </number:number-style>
    <number:number-style style:name="N135">
      <number:number number:decimal-places="1" number:min-integer-digits="1"/>
    </number:number-style>
    <number:number-style style:name="N136">
      <number:number number:decimal-places="3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7" number:min-integer-digits="1"/>
    </number:number-style>
    <number:number-style style:name="N140">
      <number:scientific-number number:decimal-places="1" number:min-integer-digits="1" number:min-exponent-digits="3"/>
    </number:number-style>
    <number:number-style style:name="N141">
      <number:scientific-number number:decimal-places="0" number:min-integer-digits="1" number:min-exponent-digits="3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7:53:47.466226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ouillon" style:display-name="PageStyle_Brouill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delV1" style:display-name="PageStyle_ModelV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V2" style:display-name="PageStyle_ModelV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delSansCourbe" style:display-name="PageStyle_ModelSansCourbe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BER Marc</meta:initial-creator>
    <meta:creation-date>2016-08-04T17:19:48</meta:creation-date>
    <dc:date>2016-11-29T21:36:22.316104267</dc:date>
    <meta:editing-duration>P3DT7H38M1S</meta:editing-duration>
    <meta:editing-cycles>2</meta:editing-cycles>
    <meta:generator>LibreOffice/4.3.3.2$Linux_X86_64 LibreOffice_project/430m0$Build-2</meta:generator>
    <meta:document-statistic meta:table-count="4" meta:cell-count="132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36">
      <number:number number:decimal-places="3"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style:rotation-angle="0"/>
      <style:text-properties fo:color="#333333" fo:font-family="Calibri" fo:font-size="14pt" style:font-size-asian="14pt" style:font-family-complex="Calibri" style:font-size-complex="14pt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5" style:family="chart">
      <style:graphic-properties svg:stroke-color="#c0c0c0"/>
    </style:style>
    <style:style style:name="ch6" style:family="chart" style:data-style-name="N136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7" style:family="chart" style:data-style-name="N136">
      <style:chart-properties chart:symbol-type="named-symbol" chart:symbol-name="circle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draw:stroke="dash" draw:stroke-dash="Excel_20_line_20_dash_20_1" svg:stroke-width="0.035cm" svg:stroke-color="#33cccc"/>
    </style:style>
    <style:style style:name="ch9" style:family="chart" style:data-style-name="N0">
      <style:text-properties fo:color="#333333" fo:font-family="Calibri" fo:font-size="9pt" style:font-size-asian="9pt" style:font-family-complex="Calibri" style:font-size-complex="9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4.767cm" svg:height="8.018cm" xlink:href=".." xlink:type="simple" chart:class="chart:scatter" chart:style-name="ch1">
        <chart:title svg:x="5.554cm" svg:y="0.429cm" chart:style-name="ch2">
          <text:p>Chart Title</text:p>
        </chart:title>
        <chart:plot-area chart:style-name="ch3" table:cell-range-address="Brouillon.B48:Brouillon.F49 Brouillon.A49:Brouillon.A49" chart:data-source-has-labels="column" svg:x="0.622cm" svg:y="1.704cm" svg:width="13.995cm" svg:height="6.076cm">
          <chartooo:coordinate-region svg:x="1.676cm" svg:y="1.891cm" svg:width="12.463cm" svg:height="5.41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rouillon.B49:Brouillon.F49" chart:label-cell-address="Brouillon.A49:Brouillon.A49" chart:class="chart:scatter">
            <chart:domain table:cell-range-address="Brouillon.B48:Brouillon.F48"/>
            <chart:regression-curve chart:style-name="ch8">
              <chart:equation chart:display-equation="true" chart:display-r-square="true" chart:style-name="ch9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48</text:p>
                <draw:g>
                  <svg:desc/>
                </draw:g>
              </table:table-cell>
              <table:table-cell office:value-type="float" office:value="19.8332608142425">
                <text:p>19.8332608142425</text:p>
                <draw:g>
                  <svg:desc>Brouillon.B48:Brouillon.F48</svg:desc>
                </draw:g>
              </table:table-cell>
              <table:table-cell office:value-type="float" office:value="25.6387860053424">
                <text:p>25.6387860053424</text:p>
              </table:table-cell>
              <table:table-cell office:value-type="float" office:value="32.1213610315245">
                <text:p>32.1213610315245</text:p>
              </table:table-cell>
              <table:table-cell office:value-type="float" office:value="38.633784551092">
                <text:p>38.633784551092</text:p>
              </table:table-cell>
              <table:table-cell office:value-type="float" office:value="45.1664146813059">
                <text:p>45.1664146813059</text:p>
              </table:table-cell>
            </table:table-row>
            <table:table-row>
              <table:table-cell office:value-type="string">
                <text:p>P02/P01</text:p>
                <draw:g>
                  <svg:desc>Brouillon.A49:Brouillon.A49</svg:desc>
                </draw:g>
              </table:table-cell>
              <table:table-cell office:value-type="float" office:value="1.37992059685605">
                <text:p>1.37992059685605</text:p>
                <draw:g>
                  <svg:desc>Brouillon.B49:Brouillon.F49</svg:desc>
                </draw:g>
              </table:table-cell>
              <table:table-cell office:value-type="float" office:value="1.34520502779755">
                <text:p>1.34520502779755</text:p>
              </table:table-cell>
              <table:table-cell office:value-type="float" office:value="1.27368206005216">
                <text:p>1.27368206005216</text:p>
              </table:table-cell>
              <table:table-cell office:value-type="float" office:value="1.15683653302306">
                <text:p>1.15683653302306</text:p>
              </table:table-cell>
              <table:table-cell office:value-type="float" office:value="1.05082285092713">
                <text:p>1.050822850927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5cm" draw:distance="0.105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36">
      <number:number number:decimal-places="3"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style:rotation-angle="0"/>
      <style:text-properties fo:color="#333333" fo:font-family="Calibri" fo:font-size="14pt" style:font-size-asian="14pt" style:font-family-complex="Calibri" style:font-size-complex="14pt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5" style:family="chart">
      <style:graphic-properties svg:stroke-color="#c0c0c0"/>
    </style:style>
    <style:style style:name="ch6" style:family="chart" style:data-style-name="N136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7" style:family="chart" style:data-style-name="N136">
      <style:chart-properties chart:symbol-type="named-symbol" chart:symbol-name="circle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draw:stroke="dash" draw:stroke-dash="Excel_20_line_20_dash_20_1" svg:stroke-width="0.035cm" svg:stroke-color="#33cccc"/>
    </style:style>
    <style:style style:name="ch9" style:family="chart" style:data-style-name="N0">
      <style:text-properties fo:color="#333333" fo:font-family="Calibri" fo:font-size="9pt" style:font-size-asian="9pt" style:font-family-complex="Calibri" style:font-size-complex="9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3.424cm" svg:height="7.514cm" xlink:href=".." xlink:type="simple" chart:class="chart:scatter" chart:style-name="ch1">
        <chart:title svg:x="4.861cm" svg:y="0.429cm" chart:style-name="ch2">
          <text:p>Chart Title</text:p>
        </chart:title>
        <chart:plot-area chart:style-name="ch3" table:cell-range-address="Brouillon.B74:Brouillon.E75 Brouillon.A75:Brouillon.A75" chart:data-source-has-labels="column" svg:x="0.45cm" svg:y="1.967cm" svg:width="12.686cm" svg:height="5.544cm">
          <chartooo:coordinate-region svg:x="1.504cm" svg:y="2.153cm" svg:width="11.154cm" svg:height="4.88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rouillon.B75:Brouillon.E75" chart:label-cell-address="Brouillon.A75:Brouillon.A75" chart:class="chart:scatter">
            <chart:domain table:cell-range-address="Brouillon.B74:Brouillon.E74"/>
            <chart:regression-curve chart:style-name="ch8">
              <chart:equation chart:display-equation="true" chart:display-r-square="false" chart:style-name="ch9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74</text:p>
                <draw:g>
                  <svg:desc/>
                </draw:g>
              </table:table-cell>
              <table:table-cell office:value-type="float" office:value="14.6947846977915">
                <text:p>14.6947846977915</text:p>
                <draw:g>
                  <svg:desc>Brouillon.B74:Brouillon.E74</svg:desc>
                </draw:g>
              </table:table-cell>
              <table:table-cell office:value-type="float" office:value="19.1898697541659">
                <text:p>19.1898697541659</text:p>
              </table:table-cell>
              <table:table-cell office:value-type="float" office:value="25.6387860053424">
                <text:p>25.6387860053424</text:p>
              </table:table-cell>
              <table:table-cell office:value-type="float" office:value="32.1213610315245">
                <text:p>32.1213610315245</text:p>
              </table:table-cell>
            </table:table-row>
            <table:table-row>
              <table:table-cell office:value-type="string">
                <text:p>P02/P01</text:p>
                <draw:g>
                  <svg:desc>Brouillon.A75:Brouillon.A75</svg:desc>
                </draw:g>
              </table:table-cell>
              <table:table-cell office:value-type="float" office:value="1.26644601514741">
                <text:p>1.26644601514741</text:p>
                <draw:g>
                  <svg:desc>Brouillon.B75:Brouillon.E75</svg:desc>
                </draw:g>
              </table:table-cell>
              <table:table-cell office:value-type="float" office:value="1.25143130398769">
                <text:p>1.25143130398769</text:p>
              </table:table-cell>
              <table:table-cell office:value-type="float" office:value="1.19431328767384">
                <text:p>1.19431328767384</text:p>
              </table:table-cell>
              <table:table-cell office:value-type="float" office:value="1.10236681174809">
                <text:p>1.10236681174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5cm" draw:distance="0.105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style:rotation-angle="0"/>
      <style:text-properties fo:color="#333333" fo:font-family="Calibri" fo:font-size="14pt" style:font-size-asian="14pt" style:font-family-complex="Calibri" style:font-size-complex="14pt"/>
    </style:style>
    <style:style style:name="ch3" style:family="chart">
      <style:graphic-properties draw:stroke="none" draw:fill="none" draw:fill-color="#000000"/>
      <style:text-properties fo:color="#333333" fo:font-family="Calibri" fo:font-size="8.25pt" style:font-size-asian="8.25pt" style:font-family-complex="Calibri" style:font-size-complex="8.25pt"/>
    </style:style>
    <style:style style:name="ch4" style:family="chart">
      <style:chart-properties chart:interpolation="cubic-spline" chart:symbol-type="automatic" chart:include-hidden-cells="false" chart:treat-empty-cells="leave-gap" chart:series-source="rows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6" style:family="chart">
      <style:graphic-properties svg:stroke-color="#c0c0c0"/>
    </style:style>
    <style:style style:name="ch7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draw:stroke="dash" draw:stroke-dash="Excel_20_line_20_dash_20_1" svg:stroke-width="0.035cm" svg:stroke-color="#33cccc"/>
    </style:style>
    <style:style style:name="ch9" style:family="chart" style:data-style-name="N0">
      <style:text-properties fo:color="#333333" fo:font-family="Calibri" fo:font-size="9pt" style:font-size-asian="9pt" style:font-family-complex="Calibri" style:font-size-complex="9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3.424cm" svg:height="11.142cm" xlink:href=".." xlink:type="simple" chart:class="chart:scatter" chart:style-name="ch1">
        <chart:title svg:x="4.861cm" svg:y="0.431cm" chart:style-name="ch2">
          <text:p>Chart Title</text:p>
        </chart:title>
        <chart:legend svg:x="2.912cm" svg:y="9.91cm" style:legend-expansion="custom" chartooo:width="6.949cm" chartooo:height="0.564cm" style:legend-expansion-aspect-ratio="12.3209219858156" chart:style-name="ch3"/>
        <chart:plot-area chart:style-name="ch4" table:cell-range-address="Brouillon.B74:Brouillon.E74 Brouillon.A76:Brouillon.E76" chart:data-source-has-labels="column" svg:x="0.447cm" svg:y="2.062cm" svg:width="12.689cm" svg:height="8.399cm">
          <chartooo:coordinate-region svg:x="1.501cm" svg:y="2.248cm" svg:width="11.157cm" svg:height="7.74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rouillon.B76:Brouillon.E76" chart:label-cell-address="Brouillon.A76:Brouillon.A76" chart:class="chart:scatter">
            <chart:domain table:cell-range-address="Brouillon.B74:Brouillon.E74"/>
            <chart:regression-curve chart:style-name="ch8">
              <chart:equation chart:display-equation="true" chart:display-r-square="false" chart:style-name="ch9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74</text:p>
                <draw:g>
                  <svg:desc/>
                </draw:g>
              </table:table-cell>
              <table:table-cell office:value-type="float" office:value="14.6947846977915">
                <text:p>14.6947846977915</text:p>
                <draw:g>
                  <svg:desc>Brouillon.B74:Brouillon.E74</svg:desc>
                </draw:g>
              </table:table-cell>
              <table:table-cell office:value-type="float" office:value="19.1898697541659">
                <text:p>19.1898697541659</text:p>
              </table:table-cell>
              <table:table-cell office:value-type="float" office:value="25.6387860053424">
                <text:p>25.6387860053424</text:p>
              </table:table-cell>
              <table:table-cell office:value-type="float" office:value="32.1213610315245">
                <text:p>32.1213610315245</text:p>
              </table:table-cell>
            </table:table-row>
            <table:table-row>
              <table:table-cell office:value-type="string">
                <text:p>N/(e(T01))</text:p>
                <draw:g>
                  <svg:desc>Brouillon.A76:Brouillon.A76</svg:desc>
                </draw:g>
              </table:table-cell>
              <table:table-cell office:value-type="float" office:value="53.0277706242893">
                <text:p>53.0277706242893</text:p>
                <draw:g>
                  <svg:desc>Brouillon.B76:Brouillon.E76</svg:desc>
                </draw:g>
              </table:table-cell>
              <table:table-cell office:value-type="float" office:value="52.6250467417868">
                <text:p>52.6250467417868</text:p>
              </table:table-cell>
              <table:table-cell office:value-type="float" office:value="51.8895367900166">
                <text:p>51.8895367900166</text:p>
              </table:table-cell>
              <table:table-cell office:value-type="float" office:value="50.9876827408246">
                <text:p>50.98768274082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5cm" draw:distance="0.105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style:rotation-angle="0"/>
      <style:text-properties fo:color="#333333" fo:font-family="Calibri" fo:font-size="14pt" style:font-size-asian="14pt" style:font-family-complex="Calibri" style:font-size-complex="14pt"/>
    </style:style>
    <style:style style:name="ch3" style:family="chart">
      <style:chart-properties chart:interpolation="cubic-spline" chart:symbol-type="automatic" chart:include-hidden-cells="false" chart:treat-empty-cells="leave-gap" chart:series-source="rows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5" style:family="chart">
      <style:graphic-properties svg:stroke-color="#c0c0c0"/>
    </style:style>
    <style:style style:name="ch6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7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 svg:stroke-color="#33cccc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 svg:stroke-color="#33cccc"/>
    </style:style>
    <style:style style:name="ch9" style:family="chart" style:data-style-name="N0">
      <style:text-properties fo:color="#333333" fo:font-family="Calibri" fo:font-size="9pt" style:font-size-asian="9pt" style:font-family-complex="Calibri" style:font-size-complex="9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4.657cm" svg:height="7.86cm" xlink:href=".." xlink:type="simple" chart:class="chart:scatter" chart:style-name="ch1">
        <chart:title svg:x="5.474cm" svg:y="0.428cm" chart:style-name="ch2">
          <text:p>Chart Title</text:p>
        </chart:title>
        <chart:plot-area chart:style-name="ch3" table:cell-range-address="Brouillon.B48:Brouillon.F48 Brouillon.A50:Brouillon.F50" chart:data-source-has-labels="column" svg:x="0.453cm" svg:y="2.001cm" svg:width="13.918cm" svg:height="5.855cm">
          <chartooo:coordinate-region svg:x="1.507cm" svg:y="2.187cm" svg:width="12.386cm" svg:height="5.1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rouillon.B50:Brouillon.F50" chart:label-cell-address="Brouillon.A50:Brouillon.A50" chart:class="chart:scatter">
            <chart:domain table:cell-range-address="Brouillon.B48:Brouillon.F48"/>
            <chart:regression-curve chart:style-name="ch7"/>
            <chart:regression-curve chart:style-name="ch8">
              <chart:equation chart:display-equation="true" chart:display-r-square="false" chart:style-name="ch9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48</text:p>
                <draw:g>
                  <svg:desc/>
                </draw:g>
              </table:table-cell>
              <table:table-cell office:value-type="float" office:value="19.8332608142425">
                <text:p>19.8332608142425</text:p>
                <draw:g>
                  <svg:desc>Brouillon.B48:Brouillon.F48</svg:desc>
                </draw:g>
              </table:table-cell>
              <table:table-cell office:value-type="float" office:value="25.6387860053424">
                <text:p>25.6387860053424</text:p>
              </table:table-cell>
              <table:table-cell office:value-type="float" office:value="32.1213610315245">
                <text:p>32.1213610315245</text:p>
              </table:table-cell>
              <table:table-cell office:value-type="float" office:value="38.633784551092">
                <text:p>38.633784551092</text:p>
              </table:table-cell>
              <table:table-cell office:value-type="float" office:value="45.1664146813059">
                <text:p>45.1664146813059</text:p>
              </table:table-cell>
            </table:table-row>
            <table:table-row>
              <table:table-cell office:value-type="string">
                <text:p>N/(e(T01))</text:p>
                <draw:g>
                  <svg:desc>Brouillon.A50:Brouillon.A50</svg:desc>
                </draw:g>
              </table:table-cell>
              <table:table-cell office:value-type="float" office:value="62.3490957317748">
                <text:p>62.3490957317748</text:p>
                <draw:g>
                  <svg:desc>Brouillon.B50:Brouillon.F50</svg:desc>
                </draw:g>
              </table:table-cell>
              <table:table-cell office:value-type="float" office:value="61.5541068351638">
                <text:p>61.5541068351638</text:p>
              </table:table-cell>
              <table:table-cell office:value-type="float" office:value="60.4842799697143">
                <text:p>60.4842799697143</text:p>
              </table:table-cell>
              <table:table-cell office:value-type="float" office:value="59.249474704311">
                <text:p>59.249474704311</text:p>
              </table:table-cell>
              <table:table-cell office:value-type="float" office:value="57.8832920833184">
                <text:p>57.88329208331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style:rotation-angle="0"/>
      <style:text-properties fo:color="#333333" fo:font-family="Calibri" fo:font-size="14pt" style:font-size-asian="14pt" style:font-family-complex="Calibri" style:font-size-complex="14pt"/>
    </style:style>
    <style:style style:name="ch3" style:family="chart">
      <style:graphic-properties draw:stroke="none" draw:fill="none" draw:fill-color="#000000"/>
      <style:text-properties fo:color="#333333" fo:font-family="Calibri" fo:font-size="8.25pt" style:font-size-asian="8.25pt" style:font-family-complex="Calibri" style:font-size-complex="8.25pt"/>
    </style:style>
    <style:style style:name="ch4" style:family="chart">
      <style:chart-properties chart:interpolation="cubic-spline" chart:symbol-type="automatic" chart:include-hidden-cells="false" chart:treat-empty-cells="leave-gap" chart:series-source="rows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6" style:family="chart">
      <style:graphic-properties svg:stroke-color="#c0c0c0"/>
    </style:style>
    <style:style style:name="ch7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draw:stroke="dash" draw:stroke-dash="Excel_20_line_20_dash_20_1" svg:stroke-width="0.035cm" svg:stroke-color="#33cccc"/>
    </style:style>
    <style:style style:name="ch9" style:family="chart" style:data-style-name="N0">
      <style:text-properties fo:color="#333333" fo:font-family="Calibri" fo:font-size="9pt" style:font-size-asian="9pt" style:font-family-complex="Calibri" style:font-size-complex="9pt"/>
    </style:style>
    <style:style style:name="ch10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35cm" svg:stroke-color="#ff6600" draw:fill-color="#ff6600"/>
      <style:text-properties fo:font-size="10pt" style:font-size-asian="10pt" style:font-size-complex="10pt"/>
    </style:style>
    <style:style style:name="ch11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 svg:stroke-color="#ff6600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941cm" svg:height="7.938cm" xlink:href=".." xlink:type="simple" chart:class="chart:scatter" chart:style-name="ch1">
        <chart:title svg:x="5.203cm" svg:y="0.429cm" chart:style-name="ch2">
          <text:p>Chart Title</text:p>
        </chart:title>
        <chart:legend svg:x="0.704cm" svg:y="6.717cm" style:legend-expansion="custom" chartooo:width="12.135cm" chartooo:height="0.564cm" style:legend-expansion-aspect-ratio="21.5159574468085" chart:style-name="ch3"/>
        <chart:plot-area chart:style-name="ch4" table:cell-range-address="ModelV1.B40:ModelV1.F42 ModelV1.A41:ModelV1.A42" chart:data-source-has-labels="column" svg:x="0.442cm" svg:y="2.035cm" svg:width="13.234cm" svg:height="5.265cm">
          <chartooo:coordinate-region svg:x="1.497cm" svg:y="2.221cm" svg:width="11.702cm" svg:height="4.60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elV1.B41:ModelV1.F41" chart:label-cell-address="ModelV1.A41:ModelV1.A41" chart:class="chart:scatter">
            <chart:domain table:cell-range-address="ModelV1.B40:ModelV1.F40"/>
            <chart:regression-curve chart:style-name="ch8">
              <chart:equation chart:display-equation="true" chart:display-r-square="false" chart:style-name="ch9"/>
            </chart:regression-curve>
            <chart:data-point chart:repeated="5"/>
          </chart:series>
          <chart:series chart:style-name="ch10" chart:values-cell-range-address="ModelV1.B42:ModelV1.F42" chart:label-cell-address="ModelV1.A42:ModelV1.A42" chart:class="chart:scatter">
            <chart:regression-curve chart:style-name="ch11">
              <chart:equation chart:display-equation="true" chart:display-r-square="false" chart:style-name="ch9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40</text:p>
                <draw:g>
                  <svg:desc/>
                </draw:g>
              </table:table-cell>
              <table:table-cell office:value-type="float" office:value="19.7298472306743">
                <text:p>19.7298472306743</text:p>
                <draw:g>
                  <svg:desc>ModelV1.B40:ModelV1.F40</svg:desc>
                </draw:g>
              </table:table-cell>
              <table:table-cell office:value-type="float" office:value="25.4184777100345">
                <text:p>25.4184777100345</text:p>
              </table:table-cell>
              <table:table-cell office:value-type="float" office:value="31.7008116768645">
                <text:p>31.7008116768645</text:p>
              </table:table-cell>
              <table:table-cell office:value-type="float" office:value="37.9299397911132">
                <text:p>37.9299397911132</text:p>
              </table:table-cell>
              <table:table-cell office:value-type="float" office:value="44.091287758647">
                <text:p>44.091287758647</text:p>
              </table:table-cell>
            </table:table-row>
            <table:table-row>
              <table:table-cell office:value-type="string">
                <text:p>P02/P01</text:p>
                <draw:g>
                  <svg:desc>ModelV1.A41:ModelV1.A41</svg:desc>
                </draw:g>
              </table:table-cell>
              <table:table-cell office:value-type="float" office:value="1.38434980655507">
                <text:p>1.38434980655507</text:p>
                <draw:g>
                  <svg:desc>ModelV1.B41:ModelV1.F41</svg:desc>
                </draw:g>
              </table:table-cell>
              <table:table-cell office:value-type="float" office:value="1.35168781103379">
                <text:p>1.35168781103379</text:p>
              </table:table-cell>
              <table:table-cell office:value-type="float" office:value="1.28134684826268">
                <text:p>1.28134684826268</text:p>
              </table:table-cell>
              <table:table-cell office:value-type="float" office:value="1.16275036708461">
                <text:p>1.16275036708461</text:p>
              </table:table-cell>
              <table:table-cell office:value-type="float" office:value="1.05325824975246">
                <text:p>1.05325824975246</text:p>
              </table:table-cell>
            </table:table-row>
            <table:table-row>
              <table:table-cell office:value-type="string">
                <text:p>N/(e(T01))</text:p>
                <draw:g>
                  <svg:desc>ModelV1.A42:ModelV1.A42</svg:desc>
                </draw:g>
              </table:table-cell>
              <table:table-cell office:value-type="float" office:value="62.6731553204623">
                <text:p>62.6731553204623</text:p>
                <draw:g>
                  <svg:desc>ModelV1.B42:ModelV1.F42</svg:desc>
                </draw:g>
              </table:table-cell>
              <table:table-cell office:value-type="float" office:value="62.0758065413298">
                <text:p>62.0758065413298</text:p>
              </table:table-cell>
              <table:table-cell office:value-type="float" office:value="61.2627191305471">
                <text:p>61.2627191305471</text:p>
              </table:table-cell>
              <table:table-cell office:value-type="float" office:value="60.3110300099934">
                <text:p>60.3110300099934</text:p>
              </table:table-cell>
              <table:table-cell office:value-type="float" office:value="59.2415158472205">
                <text:p>59.24151584722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4" style:family="chart">
      <style:graphic-properties svg:stroke-color="#c0c0c0"/>
    </style:style>
    <style:style style:name="ch5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6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 svg:stroke-color="#33cccc"/>
    </style:style>
    <style:style style:name="ch7" style:family="chart" style:data-style-name="N0">
      <style:text-properties fo:color="#333333" fo:font-family="Calibri" fo:font-size="9pt" style:font-size-asian="9pt" style:font-family-complex="Calibri" style:font-size-complex="9pt"/>
    </style:style>
    <style:style style:name="ch8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35cm" svg:stroke-color="#ff6600" draw:fill-color="#ff6600"/>
      <style:text-properties fo:font-size="10pt" style:font-size-asian="10pt" style:font-size-complex="10pt"/>
    </style:style>
    <style:style style:name="ch9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 svg:stroke-color="#ff6600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4.485cm" svg:height="8.786cm" xlink:href=".." xlink:type="simple" chart:class="chart:scatter" chart:style-name="ch1">
        <chart:plot-area chart:style-name="ch2" table:cell-range-address="ModelV2.B24:ModelV2.I26" chart:data-source-has-labels="row" svg:x="0.32cm" svg:y="0.127cm" svg:width="13.892cm" svg:height="8.658cm">
          <chartooo:coordinate-region svg:x="1.374cm" svg:y="0.313cm" svg:width="12.36cm" svg:height="8.002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ModelV2.B24:ModelV2.I24" loext:label-string="&quot;Surge&quot;" chart:class="chart:scatter">
            <chart:domain table:cell-range-address="ModelV2.B26:ModelV2.I26"/>
            <chart:regression-curve chart:style-name="ch6">
              <chart:equation chart:display-equation="true" chart:display-r-square="true" chart:style-name="ch7"/>
            </chart:regression-curve>
            <chart:data-point chart:repeated="8"/>
          </chart:series>
          <chart:series chart:style-name="ch8" chart:values-cell-range-address="ModelV2.B25:ModelV2.I25" chart:class="chart:scatter">
            <chart:regression-curve chart:style-name="ch9">
              <chart:equation chart:display-equation="true" chart:display-r-square="true" chart:style-name="ch7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6</text:p>
              </table:table-cell>
              <table:table-cell office:value-type="string">
                <text:p>Surge</text:p>
              </table:table-cell>
              <table:table-cell office:value-type="string">
                <text:p>Ligne 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3870044449719">
                <text:p>22.3870044449719</text:p>
                <draw:g>
                  <svg:desc>ModelV2.B26:ModelV2.I26</svg:desc>
                </draw:g>
              </table:table-cell>
              <table:table-cell office:value-type="float" office:value="1.05291770487058">
                <text:p>1.05291770487058</text:p>
                <draw:g>
                  <svg:desc>ModelV2.B24:ModelV2.I24</svg:desc>
                </draw:g>
              </table:table-cell>
              <table:table-cell office:value-type="float" office:value="5.07708049197947">
                <text:p>5.07708049197947</text:p>
                <draw:g>
                  <svg:desc>ModelV2.B25:ModelV2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4385474187747">
                <text:p>33.4385474187747</text:p>
              </table:table-cell>
              <table:table-cell office:value-type="float" office:value="1.12330753963659">
                <text:p>1.12330753963659</text:p>
              </table:table-cell>
              <table:table-cell office:value-type="float" office:value="7.56795967879993">
                <text:p>7.56795967879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0761038012289">
                <text:p>40.0761038012289</text:p>
              </table:table-cell>
              <table:table-cell office:value-type="float" office:value="1.17978414640319">
                <text:p>1.17978414640319</text:p>
              </table:table-cell>
              <table:table-cell office:value-type="float" office:value="9.40051904028959">
                <text:p>9.40051904028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6563266513543">
                <text:p>46.6563266513543</text:p>
              </table:table-cell>
              <table:table-cell office:value-type="float" office:value="1.24841469692245">
                <text:p>1.24841469692245</text:p>
              </table:table-cell>
              <table:table-cell office:value-type="float" office:value="11.7834131395484">
                <text:p>11.7834131395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1820039591258">
                <text:p>53.1820039591258</text:p>
              </table:table-cell>
              <table:table-cell office:value-type="float" office:value="1.32218850421787">
                <text:p>1.32218850421787</text:p>
              </table:table-cell>
              <table:table-cell office:value-type="float" office:value="14.0838609450429">
                <text:p>14.0838609450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5931497885355">
                <text:p>59.5931497885355</text:p>
              </table:table-cell>
              <table:table-cell office:value-type="float" office:value="1.41772343037315">
                <text:p>1.41772343037315</text:p>
              </table:table-cell>
              <table:table-cell office:value-type="float" office:value="16.8247310418381">
                <text:p>16.8247310418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7048556386582">
                <text:p>62.7048556386582</text:p>
              </table:table-cell>
              <table:table-cell office:value-type="float" office:value="1.4699045660089">
                <text:p>1.4699045660089</text:p>
              </table:table-cell>
              <table:table-cell office:value-type="float" office:value="18.6447214742136">
                <text:p>18.6447214742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8360925522866">
                <text:p>65.8360925522866</text:p>
              </table:table-cell>
              <table:table-cell office:value-type="float" office:value="1.52346559829587">
                <text:p>1.52346559829587</text:p>
              </table:table-cell>
              <table:table-cell office:value-type="float" office:value="19.8917145364171">
                <text:p>19.89171453641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4" style:family="chart">
      <style:graphic-properties svg:stroke-color="#c0c0c0"/>
    </style:style>
    <style:style style:name="ch5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6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 svg:stroke-color="#33cccc"/>
    </style:style>
    <style:style style:name="ch7" style:family="chart" style:data-style-name="N0">
      <style:text-properties fo:color="#333333" fo:font-family="Calibri" fo:font-size="9pt" style:font-size-asian="9pt" style:font-family-complex="Calibri" style:font-size-complex="9pt"/>
    </style:style>
    <style:style style:name="ch8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35cm" svg:stroke-color="#ff6600" draw:fill-color="#ff6600"/>
      <style:text-properties fo:font-size="10pt" style:font-size-asian="10pt" style:font-size-complex="10pt"/>
    </style:style>
    <style:style style:name="ch9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 svg:stroke-color="#ff6600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4.514cm" svg:height="8.997cm" xlink:href=".." xlink:type="simple" chart:class="chart:scatter" chart:style-name="ch1">
        <chart:plot-area chart:style-name="ch2" table:cell-range-address="ModelV2.B49:ModelV2.I51" chart:data-source-has-labels="row" svg:x="0.32cm" svg:y="0.129cm" svg:width="13.917cm" svg:height="8.868cm">
          <chartooo:coordinate-region svg:x="1.374cm" svg:y="0.315cm" svg:width="12.385cm" svg:height="8.212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ModelV2.B49:ModelV2.I49" loext:label-string="&quot;Overload&quot;" chart:class="chart:scatter">
            <chart:domain table:cell-range-address="ModelV2.B51:ModelV2.I51"/>
            <chart:regression-curve chart:style-name="ch6">
              <chart:equation chart:display-equation="true" chart:display-r-square="true" chart:style-name="ch7"/>
            </chart:regression-curve>
            <chart:data-point chart:repeated="8"/>
          </chart:series>
          <chart:series chart:style-name="ch8" chart:values-cell-range-address="ModelV2.B50:ModelV2.I50" chart:class="chart:scatter">
            <chart:regression-curve chart:style-name="ch9">
              <chart:equation chart:display-equation="true" chart:display-r-square="true" chart:style-name="ch7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51</text:p>
              </table:table-cell>
              <table:table-cell office:value-type="string">
                <text:p>Overload</text:p>
              </table:table-cell>
              <table:table-cell office:value-type="string">
                <text:p>Ligne 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2071419822926">
                <text:p>22.2071419822926</text:p>
                <draw:g>
                  <svg:desc>ModelV2.B51:ModelV2.I51</svg:desc>
                </draw:g>
              </table:table-cell>
              <table:table-cell office:value-type="float" office:value="1.02209608354356">
                <text:p>1.02209608354356</text:p>
                <draw:g>
                  <svg:desc>ModelV2.B49:ModelV2.I49</svg:desc>
                </draw:g>
              </table:table-cell>
              <table:table-cell office:value-type="float" office:value="14.6445808343272">
                <text:p>14.6445808343272</text:p>
                <draw:g>
                  <svg:desc>ModelV2.B50:ModelV2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8801817049061">
                <text:p>32.8801817049061</text:p>
              </table:table-cell>
              <table:table-cell office:value-type="float" office:value="1.05100446060635">
                <text:p>1.05100446060635</text:p>
              </table:table-cell>
              <table:table-cell office:value-type="float" office:value="20.3777731744556">
                <text:p>20.3777731744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0856089251127">
                <text:p>39.0856089251127</text:p>
              </table:table-cell>
              <table:table-cell office:value-type="float" office:value="1.07935152003122">
                <text:p>1.07935152003122</text:p>
              </table:table-cell>
              <table:table-cell office:value-type="float" office:value="23.9962401975642">
                <text:p>23.9962401975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1611242547065">
                <text:p>45.1611242547065</text:p>
              </table:table-cell>
              <table:table-cell office:value-type="float" office:value="1.0996792412161">
                <text:p>1.0996792412161</text:p>
              </table:table-cell>
              <table:table-cell office:value-type="float" office:value="26.7630200591255">
                <text:p>26.7630200591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7964043794202">
                <text:p>50.7964043794202</text:p>
              </table:table-cell>
              <table:table-cell office:value-type="float" office:value="1.12509716110207">
                <text:p>1.12509716110207</text:p>
              </table:table-cell>
              <table:table-cell office:value-type="float" office:value="30.0858138196335">
                <text:p>30.0858138196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3289945206625">
                <text:p>56.3289945206625</text:p>
              </table:table-cell>
              <table:table-cell office:value-type="float" office:value="1.14964729710794">
                <text:p>1.14964729710794</text:p>
              </table:table-cell>
              <table:table-cell office:value-type="float" office:value="32.2495125125684">
                <text:p>32.2495125125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0049628618402">
                <text:p>59.0049628618402</text:p>
              </table:table-cell>
              <table:table-cell office:value-type="float" office:value="1.15426659688585">
                <text:p>1.15426659688585</text:p>
              </table:table-cell>
              <table:table-cell office:value-type="float" office:value="33.1818708888878">
                <text:p>33.1818708888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.7369309426373">
                <text:p>61.7369309426373</text:p>
              </table:table-cell>
              <table:table-cell office:value-type="float" office:value="1.17327724593922">
                <text:p>1.17327724593922</text:p>
              </table:table-cell>
              <table:table-cell office:value-type="float" office:value="33.8208647094674">
                <text:p>33.82086470946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